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3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15.51pt"/>
    </style:style>
    <style:style style:name="co5" style:family="table-column">
      <style:table-column-properties fo:break-before="auto" style:column-width="36.85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25pt"/>
    </style:style>
    <style:style style:name="co8" style:family="table-column">
      <style:table-column-properties fo:break-before="auto" style:column-width="95.5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88.7pt"/>
    </style:style>
    <style:style style:name="co11" style:family="table-column">
      <style:table-column-properties fo:break-before="auto" style:column-width="82.91pt"/>
    </style:style>
    <style:style style:name="co1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8.61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2"/>
    <style:style style:name="ce22" style:family="table-cell" style:parent-style-name="Default" style:data-style-name="N122"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4" style:family="table-cell" style:parent-style-name="Default" style:data-style-name="N121"/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rgo Plazo_tex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5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 table:number-columns-repeated="53"/>
        </table:table-row>
        <table:table-row table:style-name="ro1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8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R2-EMOA</text:p>
          </table:table-cell>
          <table:covered-table-cell table:number-columns-repeated="2" table:style-name="ce3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 office:value-type="string" calcext:value-type="string">
            <text:p>WFG1_2</text:p>
          </table:table-cell>
          <table:table-cell table:style-name="ce32" office:value-type="float" office:value="0.729659388203" calcext:value-type="float">
            <text:p>0.73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795151225696" calcext:value-type="float">
            <text:p>0.795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792709413913" calcext:value-type="float">
            <text:p>0.79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391386427942" calcext:value-type="float">
            <text:p>0.39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 table:style-name="ce32" office:value-type="float" office:value="0.913665274011" calcext:value-type="float">
            <text:p>0.914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2</text:p>
          </table:table-cell>
          <table:table-cell table:style-name="ce32" office:value-type="float" office:value="0.99643178237" calcext:value-type="float">
            <text:p>0.996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796480187" calcext:value-type="float">
            <text:p>0.998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5221273799" calcext:value-type="float">
            <text:p>0.995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7968665833" calcext:value-type="float">
            <text:p>0.998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 table:style-name="ce32" office:value-type="float" office:value="0.996415346648" calcext:value-type="float">
            <text:p>0.996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/>
          <table:table-cell table:style-name="ce29" office:value-type="string" calcext:value-type="string">
            <text:p>WFG1_2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/>
          <table:table-cell office:value-type="string" calcext:value-type="string">
            <text:p>WFG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]-[.AP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8727520154" calcext:value-type="float">
            <text:p>0.139</text:p>
          </table:table-cell>
          <table:table-cell table:formula="of:=[.AT4]-[.AU4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3457947984" calcext:value-type="float">
            <text:p>0.093</text:p>
          </table:table-cell>
          <table:table-cell table:formula="of:=[.AY4]-[.AZ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3925320931" calcext:value-type="float">
            <text:p>0.062</text:p>
          </table:table-cell>
          <table:table-cell table:formula="of:=[.BD4]-[.BE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743273475" calcext:value-type="float">
            <text:p>0.353</text:p>
          </table:table-cell>
          <table:table-cell table:formula="of:=[.BI4]-[.BJ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2</text:p>
          </table:table-cell>
          <table:table-cell table:style-name="ce32" office:value-type="float" office:value="0.991706623993" calcext:value-type="float">
            <text:p>0.992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0909823393" calcext:value-type="float">
            <text:p>0.981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26866" calcext:value-type="float">
            <text:p>0.992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0750470364" calcext:value-type="float">
            <text:p>0.991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 table:style-name="ce32" office:value-type="float" office:value="0.991715617166" calcext:value-type="float">
            <text:p>0.99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/>
          <table:table-cell table:style-name="ce29" office:value-type="string" calcext:value-type="string">
            <text:p>WFG2_2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77153289449" calcext:value-type="float">
            <text:p>0.002</text:p>
          </table:table-cell>
          <table:table-cell table:formula="of:=[.AO5]-[.AP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5576920762" calcext:value-type="float">
            <text:p>0.002</text:p>
          </table:table-cell>
          <table:table-cell table:formula="of:=[.AT5]-[.AU5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Y5]-[.AZ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33907021681" calcext:value-type="float">
            <text:p>0.002</text:p>
          </table:table-cell>
          <table:table-cell table:formula="of:=[.BD5]-[.BE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188185751935" calcext:value-type="float">
            <text:p>0.000</text:p>
          </table:table-cell>
          <table:table-cell table:formula="of:=[.BI5]-[.BJ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2</text:p>
          </table:table-cell>
          <table:table-cell table:style-name="ce32" office:value-type="float" office:value="0.987890511839" calcext:value-type="float">
            <text:p>0.988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76519860236" calcext:value-type="float">
            <text:p>0.977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6452848153" calcext:value-type="float">
            <text:p>0.986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71664471879" calcext:value-type="float">
            <text:p>0.972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 table:style-name="ce32" office:value-type="float" office:value="0.987880461702" calcext:value-type="float">
            <text:p>0.988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/>
          <table:table-cell table:style-name="ce29" office:value-type="string" calcext:value-type="string">
            <text:p>WFG3_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6313832708" calcext:value-type="float">
            <text:p>0.000</text:p>
          </table:table-cell>
          <table:table-cell table:formula="of:=[.AO6]-[.AP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41007537509" calcext:value-type="float">
            <text:p>0.000</text:p>
          </table:table-cell>
          <table:table-cell table:formula="of:=[.AT6]-[.AU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9777136813" calcext:value-type="float">
            <text:p>0.009</text:p>
          </table:table-cell>
          <table:table-cell table:formula="of:=[.AY6]-[.AZ6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6]-[.BE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585629366071" calcext:value-type="float">
            <text:p>0.001</text:p>
          </table:table-cell>
          <table:table-cell table:formula="of:=[.BI6]-[.BJ6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2</text:p>
          </table:table-cell>
          <table:table-cell table:style-name="ce32" office:value-type="float" office:value="0.875632056523" calcext:value-type="float">
            <text:p>0.876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78319381411" calcext:value-type="float">
            <text:p>0.878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872115597" calcext:value-type="float">
            <text:p>0.887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79820782015" calcext:value-type="float">
            <text:p>0.880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 table:style-name="ce32" office:value-type="float" office:value="0.890965664642" calcext:value-type="float">
            <text:p>0.891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/>
          <table:table-cell table:style-name="ce29" office:value-type="string" calcext:value-type="string">
            <text:p>WFG4_2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/>
          <table:table-cell office:value-type="string" calcext:value-type="string">
            <text:p>WFG4_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7]-[.AP7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00198264348494" calcext:value-type="float">
            <text:p>0.000</text:p>
          </table:table-cell>
          <table:table-cell table:formula="of:=[.AT7]-[.AU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37579094438" calcext:value-type="float">
            <text:p>0.005</text:p>
          </table:table-cell>
          <table:table-cell table:formula="of:=[.AY7]-[.AZ7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01101116654" calcext:value-type="float">
            <text:p>0.000</text:p>
          </table:table-cell>
          <table:table-cell table:formula="of:=[.BD7]-[.BE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829591763971" calcext:value-type="float">
            <text:p>0.001</text:p>
          </table:table-cell>
          <table:table-cell table:formula="of:=[.BI7]-[.BJ7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6_2</text:p>
          </table:table-cell>
          <table:table-cell table:style-name="ce32" office:value-type="float" office:value="0.930727543786" calcext:value-type="float">
            <text:p>0.931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75546675365" calcext:value-type="float">
            <text:p>0.976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30191553713" calcext:value-type="float">
            <text:p>0.930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89192259146" calcext:value-type="float">
            <text:p>0.989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 table:style-name="ce32" office:value-type="float" office:value="0.884401725791" calcext:value-type="float">
            <text:p>0.884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/>
          <table:table-cell table:style-name="ce29" office:value-type="string" calcext:value-type="string">
            <text:p>WFG5_2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/>
          <table:table-cell office:value-type="string" calcext:value-type="string">
            <text:p>WFG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8]-[.AP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8971853003" calcext:value-type="float">
            <text:p>0.020</text:p>
          </table:table-cell>
          <table:table-cell table:formula="of:=[.AT8]-[.AU8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5527579774" calcext:value-type="float">
            <text:p>0.020</text:p>
          </table:table-cell>
          <table:table-cell table:formula="of:=[.AY8]-[.AZ8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775113783" calcext:value-type="float">
            <text:p>0.012</text:p>
          </table:table-cell>
          <table:table-cell table:formula="of:=[.BD8]-[.BE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5723927752" calcext:value-type="float">
            <text:p>0.018</text:p>
          </table:table-cell>
          <table:table-cell table:formula="of:=[.BI8]-[.BJ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2</text:p>
          </table:table-cell>
          <table:table-cell table:style-name="ce32" office:value-type="float" office:value="0.987889463663" calcext:value-type="float">
            <text:p>0.988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0286356294" calcext:value-type="float">
            <text:p>0.98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550676" calcext:value-type="float">
            <text:p>0.988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89637734201" calcext:value-type="float">
            <text:p>0.99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 table:style-name="ce32" office:value-type="float" office:value="0.987960914034" calcext:value-type="float">
            <text:p>0.988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/>
          <table:table-cell table:style-name="ce29" office:value-type="string" calcext:value-type="string">
            <text:p>WFG6_2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1271352143" calcext:value-type="float">
            <text:p>0.072</text:p>
          </table:table-cell>
          <table:table-cell table:formula="of:=[.AO9]-[.AP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688630159" calcext:value-type="float">
            <text:p>0.028</text:p>
          </table:table-cell>
          <table:table-cell table:formula="of:=[.AT9]-[.AU9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94575531" calcext:value-type="float">
            <text:p>0.012</text:p>
          </table:table-cell>
          <table:table-cell table:formula="of:=[.AY9]-[.AZ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072918155" calcext:value-type="float">
            <text:p>0.031</text:p>
          </table:table-cell>
          <table:table-cell table:formula="of:=[.BD9]-[.BE9]" office:value-type="float" office:value="-1" calcext:value-type="float">
            <text:p>-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9]-[.BJ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2</text:p>
          </table:table-cell>
          <table:table-cell table:style-name="ce32" office:value-type="float" office:value="0.825217616179" calcext:value-type="float">
            <text:p>0.825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07962416057" calcext:value-type="float">
            <text:p>0.808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25009053198" calcext:value-type="float">
            <text:p>0.825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1909305723" calcext:value-type="float">
            <text:p>0.832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 table:style-name="ce32" office:value-type="float" office:value="0.943202608109" calcext:value-type="float">
            <text:p>0.943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/>
          <table:table-cell table:style-name="ce29" office:value-type="string" calcext:value-type="string">
            <text:p>WFG7_2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22050914888" calcext:value-type="float">
            <text:p>0.002</text:p>
          </table:table-cell>
          <table:table-cell table:formula="of:=[.AO10]-[.AP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28287067066" calcext:value-type="float">
            <text:p>0.002</text:p>
          </table:table-cell>
          <table:table-cell table:formula="of:=[.AT10]-[.AU10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08812751365" calcext:value-type="float">
            <text:p>0.008</text:p>
          </table:table-cell>
          <table:table-cell table:formula="of:=[.AY10]-[.AZ10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6234688609" calcext:value-type="float">
            <text:p>0.002</text:p>
          </table:table-cell>
          <table:table-cell table:formula="of:=[.BD10]-[.BE10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0]-[.BJ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2</text:p>
          </table:table-cell>
          <table:table-cell table:style-name="ce32" office:value-type="float" office:value="0.794755107476" calcext:value-type="float">
            <text:p>0.795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787564535824" calcext:value-type="float">
            <text:p>0.788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4962420933" calcext:value-type="float">
            <text:p>0.795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797452450788" calcext:value-type="float">
            <text:p>0.797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 table:style-name="ce32" office:value-type="float" office:value="0.968977498459" calcext:value-type="float">
            <text:p>0.969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/>
          <table:table-cell table:style-name="ce29" office:value-type="string" calcext:value-type="string">
            <text:p>WFG8_2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1]-[.AP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103360118" calcext:value-type="float">
            <text:p>0.117</text:p>
          </table:table-cell>
          <table:table-cell table:formula="of:=[.AT11]-[.AU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873443783" calcext:value-type="float">
            <text:p>0.135</text:p>
          </table:table-cell>
          <table:table-cell table:formula="of:=[.AY11]-[.AZ1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1039262296" calcext:value-type="float">
            <text:p>0.121</text:p>
          </table:table-cell>
          <table:table-cell table:formula="of:=[.BD11]-[.BE11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93157895" calcext:value-type="float">
            <text:p>0.116</text:p>
          </table:table-cell>
          <table:table-cell table:formula="of:=[.BI11]-[.BJ1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2</text:p>
          </table:table-cell>
          <table:table-cell table:style-name="ce32" office:value-type="float" office:value="0.992939545314" calcext:value-type="float">
            <text:p>0.993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89429961283" calcext:value-type="float">
            <text:p>0.989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091" calcext:value-type="float">
            <text:p>0.993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1864101192" calcext:value-type="float">
            <text:p>0.992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 table:style-name="ce32" office:value-type="float" office:value="0.992907619481" calcext:value-type="float">
            <text:p>0.993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/>
          <table:table-cell table:style-name="ce29" office:value-type="string" calcext:value-type="string">
            <text:p>WFG9_2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/>
          <table:table-cell office:value-type="string" calcext:value-type="string">
            <text:p>WFG9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2]-[.AP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7122985588" calcext:value-type="float">
            <text:p>0.019</text:p>
          </table:table-cell>
          <table:table-cell table:formula="of:=[.AT12]-[.AU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0218749773" calcext:value-type="float">
            <text:p>0.120</text:p>
          </table:table-cell>
          <table:table-cell table:formula="of:=[.AY12]-[.AZ12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5085961135" calcext:value-type="float">
            <text:p>0.175</text:p>
          </table:table-cell>
          <table:table-cell table:formula="of:=[.BD12]-[.BE12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6532120922" calcext:value-type="float">
            <text:p>0.037</text:p>
          </table:table-cell>
          <table:table-cell table:formula="of:=[.BI12]-[.BJ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2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1_2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318413116136" calcext:value-type="float">
            <text:p>0.000</text:p>
          </table:table-cell>
          <table:table-cell table:formula="of:=[.AO13]-[.AP13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13]-[.AU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9088440446" calcext:value-type="float">
            <text:p>0.002</text:p>
          </table:table-cell>
          <table:table-cell table:formula="of:=[.AY13]-[.AZ13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0506538821698" calcext:value-type="float">
            <text:p>0.000</text:p>
          </table:table-cell>
          <table:table-cell table:formula="of:=[.BD13]-[.B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792039327267" calcext:value-type="float">
            <text:p>0.001</text:p>
          </table:table-cell>
          <table:table-cell table:formula="of:=[.BI13]-[.BJ13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2</text:p>
          </table:table-cell>
          <table:table-cell table:style-name="ce32" office:value-type="float" office:value="0.989404311936" calcext:value-type="float">
            <text:p>0.989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38864" calcext:value-type="float">
            <text:p>0.98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405856246" calcext:value-type="float">
            <text:p>0.991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 table:style-name="ce32" office:value-type="float" office:value="0.98944348119" calcext:value-type="float">
            <text:p>0.989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/>
          <table:table-cell table:style-name="ce29" office:value-type="string" calcext:value-type="string">
            <text:p>DTLZ2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4]-[.AP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4]-[.AU1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4]-[.AZ14]" office:value-type="float" office:value="-4" calcext:value-type="float">
            <text:p>-4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4]-[.BE14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4]-[.BJ1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2</text:p>
          </table:table-cell>
          <table:table-cell table:style-name="ce32" office:value-type="float" office:value="0.989405004439" calcext:value-type="float">
            <text:p>0.989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39612" calcext:value-type="float">
            <text:p>0.989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 table:style-name="ce32" office:value-type="float" office:value="0.989443104072" calcext:value-type="float">
            <text:p>0.989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/>
          <table:table-cell table:style-name="ce29" office:value-type="string" calcext:value-type="string">
            <text:p>DTLZ3_2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8684122783" calcext:value-type="float">
            <text:p>0.002</text:p>
          </table:table-cell>
          <table:table-cell table:formula="of:=[.AO15]-[.AP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224379221" calcext:value-type="float">
            <text:p>0.002</text:p>
          </table:table-cell>
          <table:table-cell table:formula="of:=[.AT15]-[.AU15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96954501167" calcext:value-type="float">
            <text:p>0.060</text:p>
          </table:table-cell>
          <table:table-cell table:formula="of:=[.AY15]-[.AZ1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4019661686" calcext:value-type="float">
            <text:p>0.002</text:p>
          </table:table-cell>
          <table:table-cell table:formula="of:=[.BD15]-[.BE1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5]-[.BJ1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4_2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70088257538" calcext:value-type="float">
            <text:p>0.000</text:p>
          </table:table-cell>
          <table:table-cell table:formula="of:=[.AO16]-[.AP1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0530929417" calcext:value-type="float">
            <text:p>0.000</text:p>
          </table:table-cell>
          <table:table-cell table:formula="of:=[.AT16]-[.AU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4256145267" calcext:value-type="float">
            <text:p>0.063</text:p>
          </table:table-cell>
          <table:table-cell table:formula="of:=[.AY16]-[.AZ1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6]-[.BE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9087542461" calcext:value-type="float">
            <text:p>0.249</text:p>
          </table:table-cell>
          <table:table-cell table:formula="of:=[.BI16]-[.BJ16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2</text:p>
          </table:table-cell>
          <table:table-cell table:style-name="ce32" office:value-type="float" office:value="0.921469615973" calcext:value-type="float">
            <text:p>0.921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842510589085" calcext:value-type="float">
            <text:p>0.843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36847" calcext:value-type="float">
            <text:p>0.989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00704510533025" calcext:value-type="float">
            <text:p>0.007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 table:style-name="ce32" office:value-type="float" office:value="0.989443333671" calcext:value-type="float">
            <text:p>0.989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/>
          <table:table-cell table:style-name="ce29" office:value-type="string" calcext:value-type="string">
            <text:p>DTLZ5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7]-[.AP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7]-[.AU17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7]-[.AZ17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7]-[.BE17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7]-[.BJ17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2</text:p>
          </table:table-cell>
          <table:table-cell table:style-name="ce32" office:value-type="float" office:value="0.99588011363" calcext:value-type="float">
            <text:p>0.996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093195454" calcext:value-type="float">
            <text:p>0.996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5882351826" calcext:value-type="float">
            <text:p>0.996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152796839" calcext:value-type="float">
            <text:p>0.997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 table:style-name="ce32" office:value-type="float" office:value="0.995807797078" calcext:value-type="float">
            <text:p>0.996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/>
          <table:table-cell table:style-name="ce29" office:value-type="string" calcext:value-type="string">
            <text:p>DTLZ6_2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8981409123" calcext:value-type="float">
            <text:p>0.000</text:p>
          </table:table-cell>
          <table:table-cell table:formula="of:=[.AO18]-[.AP1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91374531861" calcext:value-type="float">
            <text:p>0.004</text:p>
          </table:table-cell>
          <table:table-cell table:formula="of:=[.AT18]-[.AU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84435229228" calcext:value-type="float">
            <text:p>0.006</text:p>
          </table:table-cell>
          <table:table-cell table:formula="of:=[.AY18]-[.AZ1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8]-[.BE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3357422939" calcext:value-type="float">
            <text:p>0.533</text:p>
          </table:table-cell>
          <table:table-cell table:formula="of:=[.BI18]-[.BJ18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_2</text:p>
          </table:table-cell>
          <table:table-cell table:style-name="ce32" office:value-type="float" office:value="0.984250941816" calcext:value-type="float">
            <text:p>0.984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878631485" calcext:value-type="float">
            <text:p>0.988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82167166873" calcext:value-type="float">
            <text:p>0.982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1835873257" calcext:value-type="float">
            <text:p>0.99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 table:style-name="ce32" office:value-type="float" office:value="0.994250933956" calcext:value-type="float">
            <text:p>0.994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/>
          <table:table-cell table:style-name="ce29" office:value-type="string" calcext:value-type="string">
            <text:p>DTLZ7_2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37201493635" calcext:value-type="float">
            <text:p>0.001</text:p>
          </table:table-cell>
          <table:table-cell table:formula="of:=[.AO19]-[.AP1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2910540008" calcext:value-type="float">
            <text:p>0.001</text:p>
          </table:table-cell>
          <table:table-cell table:formula="of:=[.AT19]-[.AU19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667596063987" calcext:value-type="float">
            <text:p>0.001</text:p>
          </table:table-cell>
          <table:table-cell table:formula="of:=[.AY19]-[.AZ19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22828698413" calcext:value-type="float">
            <text:p>0.001</text:p>
          </table:table-cell>
          <table:table-cell table:formula="of:=[.BD19]-[.BE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9]-[.BJ1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2_2</text:p>
          </table:table-cell>
          <table:table-cell table:style-name="ce32" office:value-type="float" office:value="0.985560678522" calcext:value-type="float">
            <text:p>0.986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79247994677" calcext:value-type="float">
            <text:p>0.979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048274586" calcext:value-type="float">
            <text:p>0.980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3096426608" calcext:value-type="float">
            <text:p>0.983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 table:style-name="ce32" office:value-type="float" office:value="0.991744171876" calcext:value-type="float">
            <text:p>0.99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/>
          <table:table-cell table:style-name="ce29" office:value-type="string" calcext:value-type="string">
            <text:p>UF1_2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0]-[.AP2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53189756986" calcext:value-type="float">
            <text:p>0.009</text:p>
          </table:table-cell>
          <table:table-cell table:formula="of:=[.AT20]-[.AU2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96402567324" calcext:value-type="float">
            <text:p>0.005</text:p>
          </table:table-cell>
          <table:table-cell table:formula="of:=[.AY20]-[.AZ20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520485740608" calcext:value-type="float">
            <text:p>0.005</text:p>
          </table:table-cell>
          <table:table-cell table:formula="of:=[.BD20]-[.BE20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98013903303" calcext:value-type="float">
            <text:p>0.002</text:p>
          </table:table-cell>
          <table:table-cell table:formula="of:=[.BI20]-[.BJ20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3_2</text:p>
          </table:table-cell>
          <table:table-cell table:style-name="ce32" office:value-type="float" office:value="0.988058152406" calcext:value-type="float">
            <text:p>0.988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43813747489" calcext:value-type="float">
            <text:p>0.944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598075863262" calcext:value-type="float">
            <text:p>0.59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61415519983" calcext:value-type="float">
            <text:p>0.961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 table:style-name="ce32" office:value-type="float" office:value="0.861096630435" calcext:value-type="float">
            <text:p>0.861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/>
          <table:table-cell table:style-name="ce29" office:value-type="string" calcext:value-type="string">
            <text:p>UF2_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1]-[.AP2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16368935157" calcext:value-type="float">
            <text:p>0.005</text:p>
          </table:table-cell>
          <table:table-cell table:formula="of:=[.AT21]-[.AU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18918695433" calcext:value-type="float">
            <text:p>0.012</text:p>
          </table:table-cell>
          <table:table-cell table:formula="of:=[.AY21]-[.AZ2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51326886703" calcext:value-type="float">
            <text:p>0.009</text:p>
          </table:table-cell>
          <table:table-cell table:formula="of:=[.BD21]-[.BE21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8923440717" calcext:value-type="float">
            <text:p>0.007</text:p>
          </table:table-cell>
          <table:table-cell table:formula="of:=[.BI21]-[.BJ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4_2</text:p>
          </table:table-cell>
          <table:table-cell table:style-name="ce32" office:value-type="float" office:value="0.888184587163" calcext:value-type="float">
            <text:p>0.888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75142347479" calcext:value-type="float">
            <text:p>0.875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77037537958" calcext:value-type="float">
            <text:p>0.877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888717619644" calcext:value-type="float">
            <text:p>0.889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 table:style-name="ce32" office:value-type="float" office:value="0.968096822693" calcext:value-type="float">
            <text:p>0.968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/>
          <table:table-cell table:style-name="ce29" office:value-type="string" calcext:value-type="string">
            <text:p>UF3_2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61872775611" calcext:value-type="float">
            <text:p>0.086</text:p>
          </table:table-cell>
          <table:table-cell table:formula="of:=[.AO22]-[.AP22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22]-[.AU2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3471704683" calcext:value-type="float">
            <text:p>0.023</text:p>
          </table:table-cell>
          <table:table-cell table:formula="of:=[.AY22]-[.AZ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8737733741" calcext:value-type="float">
            <text:p>0.209</text:p>
          </table:table-cell>
          <table:table-cell table:formula="of:=[.BD22]-[.BE22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9878972629" calcext:value-type="float">
            <text:p>0.016</text:p>
          </table:table-cell>
          <table:table-cell table:formula="of:=[.BI22]-[.BJ22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5_2</text:p>
          </table:table-cell>
          <table:table-cell table:style-name="ce32" office:value-type="float" office:value="0.130263430657" calcext:value-type="float">
            <text:p>0.130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211323169168" calcext:value-type="float">
            <text:p>0.211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306049361746" calcext:value-type="float">
            <text:p>0.306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194705768905" calcext:value-type="float">
            <text:p>0.195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 table:style-name="ce32" office:value-type="float" office:value="0.935799386911" calcext:value-type="float">
            <text:p>0.936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/>
          <table:table-cell table:style-name="ce29" office:value-type="string" calcext:value-type="string">
            <text:p>UF4_2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/>
          <table:table-cell office:value-type="string" calcext:value-type="string">
            <text:p>UF4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3]-[.AP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0164988783" calcext:value-type="float">
            <text:p>0.067</text:p>
          </table:table-cell>
          <table:table-cell table:formula="of:=[.AT23]-[.AU2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5271280855" calcext:value-type="float">
            <text:p>0.084</text:p>
          </table:table-cell>
          <table:table-cell table:formula="of:=[.AY23]-[.AZ2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61984429252" calcext:value-type="float">
            <text:p>0.086</text:p>
          </table:table-cell>
          <table:table-cell table:formula="of:=[.BD23]-[.BE23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2111526646" calcext:value-type="float">
            <text:p>0.073</text:p>
          </table:table-cell>
          <table:table-cell table:formula="of:=[.BI23]-[.BJ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6_2</text:p>
          </table:table-cell>
          <table:table-cell table:style-name="ce32" office:value-type="float" office:value="0.307955956198" calcext:value-type="float">
            <text:p>0.308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7113302877" calcext:value-type="float">
            <text:p>0.711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324418503566" calcext:value-type="float">
            <text:p>0.324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605712145532" calcext:value-type="float">
            <text:p>0.606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 table:style-name="ce32" office:value-type="float" office:value="0.910852360561" calcext:value-type="float">
            <text:p>0.911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/>
          <table:table-cell table:style-name="ce29" office:value-type="string" calcext:value-type="string">
            <text:p>UF5_2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/>
          <table:table-cell office:value-type="string" calcext:value-type="string">
            <text:p>UF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4]-[.AP2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1581445" calcext:value-type="float">
            <text:p>0.532</text:p>
          </table:table-cell>
          <table:table-cell table:formula="of:=[.AT24]-[.AU24]"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111933491" calcext:value-type="float">
            <text:p>0.372</text:p>
          </table:table-cell>
          <table:table-cell table:formula="of:=[.AY24]-[.AZ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1944552634" calcext:value-type="float">
            <text:p>0.562</text:p>
          </table:table-cell>
          <table:table-cell table:formula="of:=[.BD24]-[.BE24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1499947954" calcext:value-type="float">
            <text:p>0.291</text:p>
          </table:table-cell>
          <table:table-cell table:formula="of:=[.BI24]-[.BJ24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7_2</text:p>
          </table:table-cell>
          <table:table-cell table:style-name="ce32" office:value-type="float" office:value="0.988651450488" calcext:value-type="float">
            <text:p>0.989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73836201617" calcext:value-type="float">
            <text:p>0.974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878876835621" calcext:value-type="float">
            <text:p>0.879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72253788359" calcext:value-type="float">
            <text:p>0.972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 table:style-name="ce32" office:value-type="float" office:value="0.99209892213" calcext:value-type="float">
            <text:p>0.99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/>
          <table:table-cell table:style-name="ce29" office:value-type="string" calcext:value-type="string">
            <text:p>UF6_2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/>
          <table:table-cell office:value-type="string" calcext:value-type="string">
            <text:p>UF6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5]-[.AP2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771056964" calcext:value-type="float">
            <text:p>0.188</text:p>
          </table:table-cell>
          <table:table-cell table:formula="of:=[.AT25]-[.AU2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3301524326" calcext:value-type="float">
            <text:p>0.183</text:p>
          </table:table-cell>
          <table:table-cell table:formula="of:=[.AY25]-[.AZ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9302640117" calcext:value-type="float">
            <text:p>0.409</text:p>
          </table:table-cell>
          <table:table-cell table:formula="of:=[.BD25]-[.BE25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3701255579" calcext:value-type="float">
            <text:p>0.204</text:p>
          </table:table-cell>
          <table:table-cell table:formula="of:=[.BI25]-[.BJ25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:.B25])" office:value-type="float" office:value="0.880901874323478" calcext:value-type="float">
            <text:p>0.881</text:p>
          </table:table-cell>
          <table:table-cell table:style-name="ce32"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style-name="ce32" table:formula="of:=AVERAGE([.E3:.E25])" office:value-type="float" office:value="0.0200288226286527" calcext:value-type="float">
            <text:p>0.020</text:p>
          </table:table-cell>
          <table:table-cell table:style-name="ce32" table:formula="of:=AVERAGE([.F3:.F25])" office:value-type="float" office:value="0.822765237892913" calcext:value-type="float">
            <text:p>0.823</text:p>
          </table:table-cell>
          <table:table-cell table:style-name="ce32" table:formula="of:=AVERAGE([.G3:.G25])" office:value-type="float" office:value="0.953806397971391" calcext:value-type="float">
            <text:p>0.954</text:p>
          </table:table-cell>
          <table:table-cell table:style-name="ce31" table:formula="of:=AVERAGE([.H3:.H25])" office:value-type="float" office:value="0.926978682442478" calcext:value-type="float">
            <text:p>0.927</text:p>
          </table:table-cell>
          <table:table-cell table:style-name="ce32" table:formula="of:=AVERAGE([.I3:.I25])" office:value-type="float" office:value="0.0354288422949146" calcext:value-type="float">
            <text:p>0.035</text:p>
          </table:table-cell>
          <table:table-cell table:style-name="ce32" table:formula="of:=AVERAGE([.J3:.J25])" office:value-type="float" office:value="0.872823428632913" calcext:value-type="float">
            <text:p>0.873</text:p>
          </table:table-cell>
          <table:table-cell table:style-name="ce32" table:formula="of:=AVERAGE([.K3:.K25])" office:value-type="float" office:value="0.939259025064478" calcext:value-type="float">
            <text:p>0.939</text:p>
          </table:table-cell>
          <table:table-cell table:style-name="ce31" table:formula="of:=AVERAGE([.L3:.L25])" office:value-type="float" office:value="0.905464877244087" calcext:value-type="float">
            <text:p>0.905</text:p>
          </table:table-cell>
          <table:table-cell table:style-name="ce32" table:formula="of:=AVERAGE([.M3:.M25])" office:value-type="float" office:value="0.0223286438171223" calcext:value-type="float">
            <text:p>0.022</text:p>
          </table:table-cell>
          <table:table-cell table:style-name="ce32" table:formula="of:=AVERAGE([.N3:.N25])" office:value-type="float" office:value="0.811603339534489" calcext:value-type="float">
            <text:p>0.812</text:p>
          </table:table-cell>
          <table:table-cell table:style-name="ce32" table:formula="of:=AVERAGE([.O3:.O25])" office:value-type="float" office:value="0.953581946099913" calcext:value-type="float">
            <text:p>0.954</text:p>
          </table:table-cell>
          <table:table-cell table:style-name="ce31" table:formula="of:=AVERAGE([.P3:.P25])" office:value-type="float" office:value="0.897370577272913" calcext:value-type="float">
            <text:p>0.897</text:p>
          </table:table-cell>
          <table:table-cell table:style-name="ce32" table:formula="of:=AVERAGE([.Q3:.Q25])" office:value-type="float" office:value="0.0473810723272984" calcext:value-type="float">
            <text:p>0.047</text:p>
          </table:table-cell>
          <table:table-cell table:style-name="ce32" table:formula="of:=AVERAGE([.R3:.R25])" office:value-type="float" office:value="0.963263323173826" calcext:value-type="float">
            <text:p>0.963</text:p>
          </table:table-cell>
          <table:table-cell table:style-name="ce32" table:formula="of:=AVERAGE([.S3:.S25])" office:value-type="float" office:value="0.980460092776304" calcext:value-type="float">
            <text:p>0.980</text:p>
          </table:table-cell>
          <table:table-cell table:style-name="ce31" table:formula="of:=AVERAGE([.T3:.T25])" office:value-type="float" office:value="0.973288149174826" calcext:value-type="float">
            <text:p>0.973</text:p>
          </table:table-cell>
          <table:table-cell table:style-name="ce32" table:formula="of:=AVERAGE([.U3:.U25])" office:value-type="float" office:value="0.00422232066912835" calcext:value-type="float">
            <text:p>0.004</text:p>
          </table:table-cell>
          <table:table-cell/>
          <table:table-cell table:style-name="ce29" office:value-type="string" calcext:value-type="string">
            <text:p>UF7_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/>
          <table:table-cell office:value-type="string" calcext:value-type="string">
            <text:p>UF7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6]-[.AP2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8697169205" calcext:value-type="float">
            <text:p>0.002</text:p>
          </table:table-cell>
          <table:table-cell table:formula="of:=[.AT26]-[.AU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7662602433" calcext:value-type="float">
            <text:p>0.015</text:p>
          </table:table-cell>
          <table:table-cell table:formula="of:=[.AY26]-[.AZ26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5229369993" calcext:value-type="float">
            <text:p>0.037</text:p>
          </table:table-cell>
          <table:table-cell table:formula="of:=[.BD26]-[.BE2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8262589865" calcext:value-type="float">
            <text:p>0.015</text:p>
          </table:table-cell>
          <table:table-cell table:formula="of:=[.BI26]-[.BJ2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3" table:number-columns-repeated="20"/>
          <table:table-cell/>
          <table:table-cell table:style-name="ce29"/>
          <table:table-cell table:style-name="ce32" table:formula="of:=AVERAGE([.X4:.X26])" office:value-type="float" office:value="0.980460092776304" calcext:value-type="float">
            <text:p>0.980</text:p>
          </table:table-cell>
          <table:table-cell table:style-name="ce31" table:formula="of:=AVERAGE([.Y4:.Y26])" office:value-type="float" office:value="0.973288149174826" calcext:value-type="float">
            <text:p>0.973</text:p>
          </table:table-cell>
          <table:table-cell table:style-name="ce32" table:formula="of:=AVERAGE([.Z4:.Z26])" office:value-type="float" office:value="0.00422232066912835" calcext:value-type="float">
            <text:p>0.004</text:p>
          </table:table-cell>
          <table:table-cell table:style-name="ce32" table:formula="of:=AVERAGE([.AA4:.AA26])" office:value-type="float" office:value="0.959716236959043" calcext:value-type="float">
            <text:p>0.960</text:p>
          </table:table-cell>
          <table:table-cell table:style-name="ce31" table:formula="of:=AVERAGE([.AB4:.AB26])" office:value-type="float" office:value="0.931116170399609" calcext:value-type="float">
            <text:p>0.931</text:p>
          </table:table-cell>
          <table:table-cell table:style-name="ce32" table:formula="of:=AVERAGE([.AC4:.AC26])" office:value-type="float" office:value="0.0200288226286527" calcext:value-type="float">
            <text:p>0.020</text:p>
          </table:table-cell>
          <table:table-cell table:style-name="ce32" table:formula="of:=AVERAGE([.AD4:.AD26])" office:value-type="float" office:value="0.953806397971391" calcext:value-type="float">
            <text:p>0.954</text:p>
          </table:table-cell>
          <table:table-cell table:style-name="ce31" table:formula="of:=AVERAGE([.AE4:.AE26])" office:value-type="float" office:value="0.926978682442478" calcext:value-type="float">
            <text:p>0.927</text:p>
          </table:table-cell>
          <table:table-cell table:style-name="ce32" table:formula="of:=AVERAGE([.AF4:.AF26])" office:value-type="float" office:value="0.0354288422949146" calcext:value-type="float">
            <text:p>0.035</text:p>
          </table:table-cell>
          <table:table-cell table:style-name="ce32" table:formula="of:=AVERAGE([.AG4:.AG26])" office:value-type="float" office:value="0.939259025064478" calcext:value-type="float">
            <text:p>0.939</text:p>
          </table:table-cell>
          <table:table-cell table:style-name="ce31" table:formula="of:=AVERAGE([.AH4:.AH26])" office:value-type="float" office:value="0.905464877244087" calcext:value-type="float">
            <text:p>0.905</text:p>
          </table:table-cell>
          <table:table-cell table:style-name="ce32" table:formula="of:=AVERAGE([.AI4:.AI26])" office:value-type="float" office:value="0.0223286438171223" calcext:value-type="float">
            <text:p>0.022</text:p>
          </table:table-cell>
          <table:table-cell table:style-name="ce32" table:formula="of:=AVERAGE([.AJ4:.AJ26])" office:value-type="float" office:value="0.953581946099913" calcext:value-type="float">
            <text:p>0.954</text:p>
          </table:table-cell>
          <table:table-cell table:style-name="ce31" table:formula="of:=AVERAGE([.AK4:.AK26])" office:value-type="float" office:value="0.897370577272913" calcext:value-type="float">
            <text:p>0.897</text:p>
          </table:table-cell>
          <table:table-cell table:style-name="ce32" table:formula="of:=AVERAGE([.AL4:.AL26])" office:value-type="float" office:value="0.0473810723272984" calcext:value-type="float">
            <text:p>0.047</text:p>
          </table:table-cell>
          <table:table-cell table:number-columns-repeated="2"/>
          <table:table-cell table:formula="of:=SUM([.AO4:.AO26])" office:value-type="float" office:value="64" calcext:value-type="float">
            <text:p>64</text:p>
          </table:table-cell>
          <table:table-cell table:formula="of:=SUM([.AP4:.AP26])" office:value-type="float" office:value="27" calcext:value-type="float">
            <text:p>27</text:p>
          </table:table-cell>
          <table:table-cell table:formula="of:=SUM([.AQ4:.AQ26])" office:value-type="float" office:value="1" calcext:value-type="float">
            <text:p>1</text:p>
          </table:table-cell>
          <table:table-cell table:formula="of:=SUM([.AR4:.AR26])" office:value-type="float" office:value="0.170097289655301" calcext:value-type="float">
            <text:p>0.170</text:p>
          </table:table-cell>
          <table:table-cell table:formula="of:=SUM([.AS4:.AS26])" office:value-type="float" office:value="37" calcext:value-type="float">
            <text:p>37</text:p>
          </table:table-cell>
          <table:table-cell table:formula="of:=SUM([.AT4:.AT26])" office:value-type="float" office:value="41" calcext:value-type="float">
            <text:p>41</text:p>
          </table:table-cell>
          <table:table-cell table:formula="of:=SUM([.AU4:.AU26])" office:value-type="float" office:value="45" calcext:value-type="float">
            <text:p>45</text:p>
          </table:table-cell>
          <table:table-cell table:formula="of:=SUM([.AV4:.AV26])" office:value-type="float" office:value="6" calcext:value-type="float">
            <text:p>6</text:p>
          </table:table-cell>
          <table:table-cell table:formula="of:=SUM([.AW4:.AW26])" office:value-type="float" office:value="1.14005280148372" calcext:value-type="float">
            <text:p>1.140</text:p>
          </table:table-cell>
          <table:table-cell table:formula="of:=[.AT27]-[.AU27]" office:value-type="float" office:value="-4" calcext:value-type="float">
            <text:p>-4</text:p>
          </table:table-cell>
          <table:table-cell table:formula="of:=SUM([.AY4:.AY26])" office:value-type="float" office:value="24" calcext:value-type="float">
            <text:p>24</text:p>
          </table:table-cell>
          <table:table-cell table:formula="of:=SUM([.AZ4:.AZ26])" office:value-type="float" office:value="64" calcext:value-type="float">
            <text:p>64</text:p>
          </table:table-cell>
          <table:table-cell table:formula="of:=SUM([.BA4:.BA26])" office:value-type="float" office:value="4" calcext:value-type="float">
            <text:p>4</text:p>
          </table:table-cell>
          <table:table-cell table:formula="of:=SUM([.BB4:.BB26])" office:value-type="float" office:value="1.23521502449793" calcext:value-type="float">
            <text:p>1.235</text:p>
          </table:table-cell>
          <table:table-cell table:formula="of:=SUM([.BC4:.BC26])" office:value-type="float" office:value="-40" calcext:value-type="float">
            <text:p>-40</text:p>
          </table:table-cell>
          <table:table-cell table:formula="of:=SUM([.BD4:.BD26])" office:value-type="float" office:value="41" calcext:value-type="float">
            <text:p>41</text:p>
          </table:table-cell>
          <table:table-cell table:formula="of:=SUM([.BE4:.BE26])" office:value-type="float" office:value="47" calcext:value-type="float">
            <text:p>47</text:p>
          </table:table-cell>
          <table:table-cell table:formula="of:=SUM([.BF4:.BF26])" office:value-type="float" office:value="4" calcext:value-type="float">
            <text:p>4</text:p>
          </table:table-cell>
          <table:table-cell table:formula="of:=SUM([.BG4:.BG26])" office:value-type="float" office:value="1.73003254406007" calcext:value-type="float">
            <text:p>1.730</text:p>
          </table:table-cell>
          <table:table-cell table:formula="of:=[.BD27]-[.BE27]" office:value-type="float" office:value="-6" calcext:value-type="float">
            <text:p>-6</text:p>
          </table:table-cell>
          <table:table-cell table:formula="of:=SUM([.BI4:.BI26])" office:value-type="float" office:value="51" calcext:value-type="float">
            <text:p>51</text:p>
          </table:table-cell>
          <table:table-cell table:formula="of:=SUM([.BJ4:.BJ26])" office:value-type="float" office:value="38" calcext:value-type="float">
            <text:p>38</text:p>
          </table:table-cell>
          <table:table-cell table:formula="of:=SUM([.BK4:.BK26])" office:value-type="float" office:value="3" calcext:value-type="float">
            <text:p>3</text:p>
          </table:table-cell>
          <table:table-cell table:formula="of:=SUM([.BL4:.BL26])" office:value-type="float" office:value="1.91620144339837" calcext:value-type="float">
            <text:p>1.916</text:p>
          </table:table-cell>
          <table:table-cell table:formula="of:=[.BI27]-[.BJ27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/>
          <table:table-cell table:style-name="ce30"/>
          <table:table-cell table:style-name="ce33" table:number-columns-repeated="15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31" table:number-columns-repeated="15"/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1_3</text:p>
          </table:table-cell>
          <table:table-cell table:style-name="ce32" office:value-type="float" office:value="0.86810002603" calcext:value-type="float">
            <text:p>0.868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804701152794" calcext:value-type="float">
            <text:p>0.805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28005207784" calcext:value-type="float">
            <text:p>0.928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847761873967" calcext:value-type="float">
            <text:p>0.848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 table:style-name="ce32" office:value-type="float" office:value="0.939075955408" calcext:value-type="float">
            <text:p>0.939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0]-[.AP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1638975253" calcext:value-type="float">
            <text:p>0.031</text:p>
          </table:table-cell>
          <table:table-cell table:formula="of:=[.AT30]-[.AU30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92002546526" calcext:value-type="float">
            <text:p>0.069</text:p>
          </table:table-cell>
          <table:table-cell table:formula="of:=[.AY30]-[.AZ30]" office:value-type="float" office:value="-4" calcext:value-type="float">
            <text:p>-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0431619979" calcext:value-type="float">
            <text:p>0.002</text:p>
          </table:table-cell>
          <table:table-cell table:formula="of:=[.BD30]-[.BE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6893778547" calcext:value-type="float">
            <text:p>0.029</text:p>
          </table:table-cell>
          <table:table-cell table:formula="of:=[.BI30]-[.BJ30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3</text:p>
          </table:table-cell>
          <table:table-cell table:style-name="ce32" office:value-type="float" office:value="0.977544891441" calcext:value-type="float">
            <text:p>0.978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782277752925" calcext:value-type="float">
            <text:p>0.782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64771683749" calcext:value-type="float">
            <text:p>0.965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20668103" calcext:value-type="float">
            <text:p>0.96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 table:style-name="ce32" office:value-type="float" office:value="0.977508474196" calcext:value-type="float">
            <text:p>0.978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/>
          <table:table-cell table:style-name="ce29" office:value-type="string" calcext:value-type="string">
            <text:p>WFG1_3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/>
          <table:table-cell office:value-type="string" calcext:value-type="string">
            <text:p>WFG2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132604388779" calcext:value-type="float">
            <text:p>0.000</text:p>
          </table:table-cell>
          <table:table-cell table:formula="of:=[.AO31]-[.AP31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1]-[.AU3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67053100882" calcext:value-type="float">
            <text:p>0.057</text:p>
          </table:table-cell>
          <table:table-cell table:formula="of:=[.AY31]-[.AZ31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859596126204" calcext:value-type="float">
            <text:p>0.009</text:p>
          </table:table-cell>
          <table:table-cell table:formula="of:=[.BD31]-[.BE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220174841" calcext:value-type="float">
            <text:p>0.016</text:p>
          </table:table-cell>
          <table:table-cell table:formula="of:=[.BI31]-[.BJ3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3</text:p>
          </table:table-cell>
          <table:table-cell table:style-name="ce32" office:value-type="float" office:value="0.990210519159" calcext:value-type="float">
            <text:p>0.99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65016886709" calcext:value-type="float">
            <text:p>0.965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896436728395" calcext:value-type="float">
            <text:p>0.896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1365926533" calcext:value-type="float">
            <text:p>0.991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 table:style-name="ce32" office:value-type="float" office:value="0.990033939472" calcext:value-type="float">
            <text:p>0.990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/>
          <table:table-cell table:style-name="ce29" office:value-type="string" calcext:value-type="string">
            <text:p>WFG2_3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444685563" calcext:value-type="float">
            <text:p>0.001</text:p>
          </table:table-cell>
          <table:table-cell table:formula="of:=[.AO32]-[.AP3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4383976698" calcext:value-type="float">
            <text:p>0.001</text:p>
          </table:table-cell>
          <table:table-cell table:formula="of:=[.AT32]-[.AU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3680125853" calcext:value-type="float">
            <text:p>0.017</text:p>
          </table:table-cell>
          <table:table-cell table:formula="of:=[.AY32]-[.AZ32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65264010534" calcext:value-type="float">
            <text:p>0.077</text:p>
          </table:table-cell>
          <table:table-cell table:formula="of:=[.BD32]-[.BE32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2]-[.BJ3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3</text:p>
          </table:table-cell>
          <table:table-cell table:style-name="ce32" office:value-type="float" office:value="0.897028068381" calcext:value-type="float">
            <text:p>0.897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65537647714" calcext:value-type="float">
            <text:p>0.866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73885746663" calcext:value-type="float">
            <text:p>0.874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03357197026" calcext:value-type="float">
            <text:p>0.903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 table:style-name="ce32" office:value-type="float" office:value="0.896993414714" calcext:value-type="float">
            <text:p>0.897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/>
          <table:table-cell table:style-name="ce29" office:value-type="string" calcext:value-type="string">
            <text:p>WFG3_3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3905822416" calcext:value-type="float">
            <text:p>0.011</text:p>
          </table:table-cell>
          <table:table-cell table:formula="of:=[.AO33]-[.AP3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2816160366" calcext:value-type="float">
            <text:p>0.011</text:p>
          </table:table-cell>
          <table:table-cell table:formula="of:=[.AT33]-[.AU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5143322076" calcext:value-type="float">
            <text:p>0.030</text:p>
          </table:table-cell>
          <table:table-cell table:formula="of:=[.AY33]-[.AZ33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2822306286" calcext:value-type="float">
            <text:p>0.028</text:p>
          </table:table-cell>
          <table:table-cell table:formula="of:=[.BD33]-[.BE33]" office:value-type="float" office:value="-3" calcext:value-type="float">
            <text:p>-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3]-[.BJ3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3</text:p>
          </table:table-cell>
          <table:table-cell table:style-name="ce32" office:value-type="float" office:value="0.829801103719" calcext:value-type="float">
            <text:p>0.830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780913002946" calcext:value-type="float">
            <text:p>0.781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25346071441" calcext:value-type="float">
            <text:p>0.825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4301067762" calcext:value-type="float">
            <text:p>0.844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 table:style-name="ce32" office:value-type="float" office:value="0.817721268218" calcext:value-type="float">
            <text:p>0.818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/>
          <table:table-cell table:style-name="ce29" office:value-type="string" calcext:value-type="string">
            <text:p>WFG4_3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33700972368" calcext:value-type="float">
            <text:p>0.009</text:p>
          </table:table-cell>
          <table:table-cell table:formula="of:=[.AO34]-[.AP34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6976283855" calcext:value-type="float">
            <text:p>0.016</text:p>
          </table:table-cell>
          <table:table-cell table:formula="of:=[.AT34]-[.AU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715154637" calcext:value-type="float">
            <text:p>0.035</text:p>
          </table:table-cell>
          <table:table-cell table:formula="of:=[.AY34]-[.AZ34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9122934917" calcext:value-type="float">
            <text:p>0.018</text:p>
          </table:table-cell>
          <table:table-cell table:formula="of:=[.BD34]-[.BE34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4]-[.BJ34]" office:value-type="float" office:value="4" calcext:value-type="float">
            <text:p>4</text:p>
          </table:table-cell>
          <table:table-cell table:number-columns-repeated="8"/>
          <table:table-cell table:style-name="ce28"/>
        </table:table-row>
        <table:table-row table:style-name="ro1">
          <table:table-cell table:style-name="ce29" office:value-type="string" calcext:value-type="string">
            <text:p>WFG6_3</text:p>
          </table:table-cell>
          <table:table-cell table:style-name="ce32" office:value-type="float" office:value="0.823960922632" calcext:value-type="float">
            <text:p>0.824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12065606096" calcext:value-type="float">
            <text:p>0.812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768213924612" calcext:value-type="float">
            <text:p>0.768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875211812647" calcext:value-type="float">
            <text:p>0.875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 table:style-name="ce32" office:value-type="float" office:value="0.819079145402" calcext:value-type="float">
            <text:p>0.819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/>
          <table:table-cell table:style-name="ce29" office:value-type="string" calcext:value-type="string">
            <text:p>WFG5_3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09735326982" calcext:value-type="float">
            <text:p>0.051</text:p>
          </table:table-cell>
          <table:table-cell table:formula="of:=[.AO35]-[.AP3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05469940365" calcext:value-type="float">
            <text:p>0.031</text:p>
          </table:table-cell>
          <table:table-cell table:formula="of:=[.AT35]-[.AU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50549730319" calcext:value-type="float">
            <text:p>0.055</text:p>
          </table:table-cell>
          <table:table-cell table:formula="of:=[.AY35]-[.AZ3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7310846402" calcext:value-type="float">
            <text:p>0.013</text:p>
          </table:table-cell>
          <table:table-cell table:formula="of:=[.BD35]-[.BE3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5]-[.BJ3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3</text:p>
          </table:table-cell>
          <table:table-cell table:style-name="ce32" office:value-type="float" office:value="0.897085103567" calcext:value-type="float">
            <text:p>0.897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56646166773" calcext:value-type="float">
            <text:p>0.857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6823802459" calcext:value-type="float">
            <text:p>0.897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01733502306" calcext:value-type="float">
            <text:p>0.902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 table:style-name="ce32" office:value-type="float" office:value="0.897001429134" calcext:value-type="float">
            <text:p>0.897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/>
          <table:table-cell table:style-name="ce29" office:value-type="string" calcext:value-type="string">
            <text:p>WFG6_3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83541899773" calcext:value-type="float">
            <text:p>0.006</text:p>
          </table:table-cell>
          <table:table-cell table:formula="of:=[.AO36]-[.AP3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27742834312" calcext:value-type="float">
            <text:p>0.006</text:p>
          </table:table-cell>
          <table:table-cell table:formula="of:=[.AT36]-[.AU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6512656937" calcext:value-type="float">
            <text:p>0.030</text:p>
          </table:table-cell>
          <table:table-cell table:formula="of:=[.AY36]-[.AZ3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00394458368" calcext:value-type="float">
            <text:p>0.007</text:p>
          </table:table-cell>
          <table:table-cell table:formula="of:=[.BD36]-[.BE3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6]-[.BJ36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3</text:p>
          </table:table-cell>
          <table:table-cell table:style-name="ce32" office:value-type="float" office:value="0.805658715727" calcext:value-type="float">
            <text:p>0.806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38471840668" calcext:value-type="float">
            <text:p>0.738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3622579554" calcext:value-type="float">
            <text:p>0.804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1097569492" calcext:value-type="float">
            <text:p>0.82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 table:style-name="ce32" office:value-type="float" office:value="0.869466933177" calcext:value-type="float">
            <text:p>0.869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/>
          <table:table-cell table:style-name="ce29" office:value-type="string" calcext:value-type="string">
            <text:p>WFG7_3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/>
          <table:table-cell office:value-type="string" calcext:value-type="string">
            <text:p>WFG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7]-[.AP37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0007956582" calcext:value-type="float">
            <text:p>0.069</text:p>
          </table:table-cell>
          <table:table-cell table:formula="of:=[.AT37]-[.AU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8870361423" calcext:value-type="float">
            <text:p>0.129</text:p>
          </table:table-cell>
          <table:table-cell table:formula="of:=[.AY37]-[.AZ37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296523584" calcext:value-type="float">
            <text:p>0.075</text:p>
          </table:table-cell>
          <table:table-cell table:formula="of:=[.BD37]-[.BE37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501013888" calcext:value-type="float">
            <text:p>0.057</text:p>
          </table:table-cell>
          <table:table-cell table:formula="of:=[.BI37]-[.BJ3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3</text:p>
          </table:table-cell>
          <table:table-cell table:style-name="ce32" office:value-type="float" office:value="0.855985030314" calcext:value-type="float">
            <text:p>0.856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6597429195" calcext:value-type="float">
            <text:p>0.660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36269532842" calcext:value-type="float">
            <text:p>0.736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71489415077" calcext:value-type="float">
            <text:p>0.871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 table:style-name="ce32" office:value-type="float" office:value="0.86400963925" calcext:value-type="float">
            <text:p>0.864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/>
          <table:table-cell table:style-name="ce29" office:value-type="string" calcext:value-type="string">
            <text:p>WFG8_3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98303621576" calcext:value-type="float">
            <text:p>0.010</text:p>
          </table:table-cell>
          <table:table-cell table:formula="of:=[.AO38]-[.AP3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6272458937" calcext:value-type="float">
            <text:p>0.020</text:p>
          </table:table-cell>
          <table:table-cell table:formula="of:=[.AT38]-[.AU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0012044035" calcext:value-type="float">
            <text:p>0.160</text:p>
          </table:table-cell>
          <table:table-cell table:formula="of:=[.AY38]-[.AZ38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0210984343" calcext:value-type="float">
            <text:p>0.140</text:p>
          </table:table-cell>
          <table:table-cell table:formula="of:=[.BD38]-[.BE3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8]-[.BJ3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3</text:p>
          </table:table-cell>
          <table:table-cell table:style-name="ce32" office:value-type="float" office:value="0.952709178166" calcext:value-type="float">
            <text:p>0.953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22105788" calcext:value-type="float">
            <text:p>0.953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39000702062" calcext:value-type="float">
            <text:p>0.939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 table:style-name="ce32" office:value-type="float" office:value="0.952697563359" calcext:value-type="float">
            <text:p>0.95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/>
          <table:table-cell table:style-name="ce29" office:value-type="string" calcext:value-type="string">
            <text:p>WFG9_3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70362145428" calcext:value-type="float">
            <text:p>0.000</text:p>
          </table:table-cell>
          <table:table-cell table:formula="of:=[.AO39]-[.AP39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9]-[.AU3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316391733" calcext:value-type="float">
            <text:p>0.157</text:p>
          </table:table-cell>
          <table:table-cell table:formula="of:=[.AY39]-[.AZ39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8076101034" calcext:value-type="float">
            <text:p>0.000</text:p>
          </table:table-cell>
          <table:table-cell table:formula="of:=[.BD39]-[.BE3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20518016043" calcext:value-type="float">
            <text:p>0.012</text:p>
          </table:table-cell>
          <table:table-cell table:formula="of:=[.BI39]-[.BJ39]" office:value-type="float" office:value="-2" calcext:value-type="float">
            <text:p>-2</text:p>
          </table:table-cell>
          <table:table-cell table:number-columns-repeated="5"/>
          <table:table-cell table:style-name="ce28"/>
          <table:table-cell table:number-columns-repeated="3"/>
        </table:table-row>
        <table:table-row table:style-name="ro1">
          <table:table-cell table:style-name="ce29" office:value-type="string" calcext:value-type="string">
            <text:p>DTLZ2_3</text:p>
          </table:table-cell>
          <table:table-cell table:style-name="ce32" office:value-type="float" office:value="0.91340378195" calcext:value-type="float">
            <text:p>0.913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55406339216" calcext:value-type="float">
            <text:p>0.855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69529889" calcext:value-type="float">
            <text:p>0.913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4186759688" calcext:value-type="float">
            <text:p>0.914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 table:style-name="ce32" office:value-type="float" office:value="0.913345474567" calcext:value-type="float">
            <text:p>0.91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/>
          <table:table-cell table:style-name="ce29" office:value-type="string" calcext:value-type="string">
            <text:p>DTLZ1_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66184976061" calcext:value-type="float">
            <text:p>0.002</text:p>
          </table:table-cell>
          <table:table-cell table:formula="of:=[.AO40]-[.AP4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51656187439" calcext:value-type="float">
            <text:p>0.002</text:p>
          </table:table-cell>
          <table:table-cell table:formula="of:=[.AT40]-[.AU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048936281" calcext:value-type="float">
            <text:p>0.036</text:p>
          </table:table-cell>
          <table:table-cell table:formula="of:=[.AY40]-[.AZ4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84812097427" calcext:value-type="float">
            <text:p>0.002</text:p>
          </table:table-cell>
          <table:table-cell table:formula="of:=[.BD40]-[.BE40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0]-[.BJ4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3</text:p>
          </table:table-cell>
          <table:table-cell table:style-name="ce32" office:value-type="float" office:value="0.913441463047" calcext:value-type="float">
            <text:p>0.913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7009678" calcext:value-type="float">
            <text:p>0.913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3498606296" calcext:value-type="float">
            <text:p>0.913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 table:style-name="ce32" office:value-type="float" office:value="0.913350914642" calcext:value-type="float">
            <text:p>0.91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/>
          <table:table-cell table:style-name="ce29" office:value-type="string" calcext:value-type="string">
            <text:p>DTLZ2_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34359749013" calcext:value-type="float">
            <text:p>0.001</text:p>
          </table:table-cell>
          <table:table-cell table:formula="of:=[.AO41]-[.AP4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4596360315" calcext:value-type="float">
            <text:p>0.001</text:p>
          </table:table-cell>
          <table:table-cell table:formula="of:=[.AT41]-[.AU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0124410154" calcext:value-type="float">
            <text:p>0.520</text:p>
          </table:table-cell>
          <table:table-cell table:formula="of:=[.AY41]-[.AZ4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51787141963" calcext:value-type="float">
            <text:p>0.002</text:p>
          </table:table-cell>
          <table:table-cell table:formula="of:=[.BD41]-[.BE41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1]-[.BJ4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3</text:p>
          </table:table-cell>
          <table:table-cell table:style-name="ce32" office:value-type="float" office:value="0.913446879134" calcext:value-type="float">
            <text:p>0.913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151022968905" calcext:value-type="float">
            <text:p>0.151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66990883" calcext:value-type="float">
            <text:p>0.913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151113637087" calcext:value-type="float">
            <text:p>0.151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 table:style-name="ce32" office:value-type="float" office:value="0.913668933903" calcext:value-type="float">
            <text:p>0.914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/>
          <table:table-cell table:style-name="ce29" office:value-type="string" calcext:value-type="string">
            <text:p>DTLZ3_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/>
          <table:table-cell office:value-type="string" calcext:value-type="string">
            <text:p>DTLZ4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2]-[.AP4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95742828681" calcext:value-type="float">
            <text:p>0.000</text:p>
          </table:table-cell>
          <table:table-cell table:formula="of:=[.AT42]-[.AU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3464882005" calcext:value-type="float">
            <text:p>0.183</text:p>
          </table:table-cell>
          <table:table-cell table:formula="of:=[.AY42]-[.AZ42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875883167021" calcext:value-type="float">
            <text:p>0.001</text:p>
          </table:table-cell>
          <table:table-cell table:formula="of:=[.BD42]-[.BE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45495135196" calcext:value-type="float">
            <text:p>0.065</text:p>
          </table:table-cell>
          <table:table-cell table:formula="of:=[.BI42]-[.BJ42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3</text:p>
          </table:table-cell>
          <table:table-cell table:style-name="ce32" office:value-type="float" office:value="0.978799928213" calcext:value-type="float">
            <text:p>0.979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7650637703" calcext:value-type="float">
            <text:p>0.977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63616576131" calcext:value-type="float">
            <text:p>0.964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5473603941" calcext:value-type="float">
            <text:p>0.985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 table:style-name="ce32" office:value-type="float" office:value="0.978802987395" calcext:value-type="float">
            <text:p>0.979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/>
          <table:table-cell table:style-name="ce29" office:value-type="string" calcext:value-type="string">
            <text:p>DTLZ4_3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03335758403" calcext:value-type="float">
            <text:p>0.007</text:p>
          </table:table-cell>
          <table:table-cell table:formula="of:=[.AO43]-[.AP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03665803884" calcext:value-type="float">
            <text:p>0.007</text:p>
          </table:table-cell>
          <table:table-cell table:formula="of:=[.AT43]-[.AU43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719209307915" calcext:value-type="float">
            <text:p>0.007</text:p>
          </table:table-cell>
          <table:table-cell table:formula="of:=[.AY43]-[.AZ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46221384392" calcext:value-type="float">
            <text:p>0.015</text:p>
          </table:table-cell>
          <table:table-cell table:formula="of:=[.BD43]-[.BE43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3]-[.BJ4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3</text:p>
          </table:table-cell>
          <table:table-cell table:style-name="ce32" office:value-type="float" office:value="0.859364280199" calcext:value-type="float">
            <text:p>0.859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0325885574398" calcext:value-type="float">
            <text:p>0.033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59263268606" calcext:value-type="float">
            <text:p>0.959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 table:style-name="ce32" office:value-type="float" office:value="0.978803212171" calcext:value-type="float">
            <text:p>0.979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/>
          <table:table-cell table:style-name="ce29" office:value-type="string" calcext:value-type="string">
            <text:p>DTLZ5_3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4]-[.AP44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7710394201" calcext:value-type="float">
            <text:p>0.020</text:p>
          </table:table-cell>
          <table:table-cell table:formula="of:=[.AT44]-[.AU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0817386041" calcext:value-type="float">
            <text:p>0.047</text:p>
          </table:table-cell>
          <table:table-cell table:formula="of:=[.AY44]-[.AZ44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04019873816" calcext:value-type="float">
            <text:p>0.010</text:p>
          </table:table-cell>
          <table:table-cell table:formula="of:=[.BD44]-[.BE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041792992" calcext:value-type="float">
            <text:p>0.428</text:p>
          </table:table-cell>
          <table:table-cell table:formula="of:=[.BI44]-[.BJ4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3</text:p>
          </table:table-cell>
          <table:table-cell table:style-name="ce32" office:value-type="float" office:value="0.92158474637" calcext:value-type="float">
            <text:p>0.922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761832832826" calcext:value-type="float">
            <text:p>0.762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28400751948" calcext:value-type="float">
            <text:p>0.928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771051479881" calcext:value-type="float">
            <text:p>0.771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 table:style-name="ce32" office:value-type="float" office:value="0.921483857969" calcext:value-type="float">
            <text:p>0.921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/>
          <table:table-cell table:style-name="ce29" office:value-type="string" calcext:value-type="string">
            <text:p>DTLZ6_3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8443950633" calcext:value-type="float">
            <text:p>0.018</text:p>
          </table:table-cell>
          <table:table-cell table:formula="of:=[.AO45]-[.AP4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7135677272" calcext:value-type="float">
            <text:p>0.018</text:p>
          </table:table-cell>
          <table:table-cell table:formula="of:=[.AT45]-[.AU4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0346248892" calcext:value-type="float">
            <text:p>0.013</text:p>
          </table:table-cell>
          <table:table-cell table:formula="of:=[.AY45]-[.AZ4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45]-[.BE4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90583526819" calcext:value-type="float">
            <text:p>0.089</text:p>
          </table:table-cell>
          <table:table-cell table:formula="of:=[.BI45]-[.BJ45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8_3</text:p>
          </table:table-cell>
          <table:table-cell table:style-name="ce32" office:value-type="float" office:value="0.784852192559" calcext:value-type="float">
            <text:p>0.785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556329448248" calcext:value-type="float">
            <text:p>0.556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47566408898" calcext:value-type="float">
            <text:p>0.548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873465699793" calcext:value-type="float">
            <text:p>0.873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 table:style-name="ce32" office:value-type="float" office:value="0.879539516224" calcext:value-type="float">
            <text:p>0.880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/>
          <table:table-cell table:style-name="ce29" office:value-type="string" calcext:value-type="string">
            <text:p>DTLZ7_3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/>
          <table:table-cell office:value-type="string" calcext:value-type="string">
            <text:p>UF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6]-[.AP46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79703530023" calcext:value-type="float">
            <text:p>0.028</text:p>
          </table:table-cell>
          <table:table-cell table:formula="of:=[.AT46]-[.AU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7927189912" calcext:value-type="float">
            <text:p>0.058</text:p>
          </table:table-cell>
          <table:table-cell table:formula="of:=[.AY46]-[.AZ46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9820980576" calcext:value-type="float">
            <text:p>0.340</text:p>
          </table:table-cell>
          <table:table-cell table:formula="of:=[.BD46]-[.BE46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35474069017" calcext:value-type="float">
            <text:p>0.004</text:p>
          </table:table-cell>
          <table:table-cell table:formula="of:=[.BI46]-[.BJ46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9_3</text:p>
          </table:table-cell>
          <table:table-cell table:style-name="ce32" office:value-type="float" office:value="0.770353386538" calcext:value-type="float">
            <text:p>0.770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76311714782" calcext:value-type="float">
            <text:p>0.763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67840782152" calcext:value-type="float">
            <text:p>0.678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770547449569" calcext:value-type="float">
            <text:p>0.77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 table:style-name="ce32" office:value-type="float" office:value="0.947686029096" calcext:value-type="float">
            <text:p>0.948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/>
          <table:table-cell table:style-name="ce29" office:value-type="string" calcext:value-type="string">
            <text:p>UF8_3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/>
          <table:table-cell office:value-type="string" calcext:value-type="string">
            <text:p>UF9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7]-[.AP4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7408804517" calcext:value-type="float">
            <text:p>0.137</text:p>
          </table:table-cell>
          <table:table-cell table:formula="of:=[.AT47]-[.AU47]"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10223986271" calcext:value-type="float">
            <text:p>0.071</text:p>
          </table:table-cell>
          <table:table-cell table:formula="of:=[.AY47]-[.AZ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5451613256" calcext:value-type="float">
            <text:p>0.135</text:p>
          </table:table-cell>
          <table:table-cell table:formula="of:=[.BD47]-[.BE47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465281088" calcext:value-type="float">
            <text:p>0.105</text:p>
          </table:table-cell>
          <table:table-cell table:formula="of:=[.BI47]-[.BJ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0_3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251421532274" calcext:value-type="float">
            <text:p>0.251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style-name="ce32" office:value-type="float" office:value="0.645354131317" calcext:value-type="float">
            <text:p>0.645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/>
          <table:table-cell table:style-name="ce29" office:value-type="string" calcext:value-type="string">
            <text:p>UF9_3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/>
          <table:table-cell office:value-type="string" calcext:value-type="string">
            <text:p>UF10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8]-[.AP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431748539" calcext:value-type="float">
            <text:p>0.311</text:p>
          </table:table-cell>
          <table:table-cell table:formula="of:=[.AT48]-[.AU48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1634849903" calcext:value-type="float">
            <text:p>0.452</text:p>
          </table:table-cell>
          <table:table-cell table:formula="of:=[.AY48]-[.AZ48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628193674" calcext:value-type="float">
            <text:p>0.208</text:p>
          </table:table-cell>
          <table:table-cell table:formula="of:=[.BD48]-[.BE4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396471217" calcext:value-type="float">
            <text:p>0.180</text:p>
          </table:table-cell>
          <table:table-cell table:formula="of:=[.BI48]-[.BJ4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0:.B48])" office:value-type="float" office:value="0.847603259015105" calcext:value-type="float">
            <text:p>0.848</text:p>
          </table:table-cell>
          <table:table-cell table:style-name="ce32"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style-name="ce32" table:formula="of:=AVERAGE([.E30:.E48])" office:value-type="float" office:value="0.0180004223136706" calcext:value-type="float">
            <text:p>0.018</text:p>
          </table:table-cell>
          <table:table-cell table:style-name="ce32" table:formula="of:=AVERAGE([.F30:.F48])" office:value-type="float" office:value="0.598009297242621" calcext:value-type="float">
            <text:p>0.598</text:p>
          </table:table-cell>
          <table:table-cell table:style-name="ce32" table:formula="of:=AVERAGE([.G30:.G48])" office:value-type="float" office:value="0.891466848999684" calcext:value-type="float">
            <text:p>0.891</text:p>
          </table:table-cell>
          <table:table-cell table:style-name="ce31" table:formula="of:=AVERAGE([.H30:.H48])" office:value-type="float" office:value="0.806029162792105" calcext:value-type="float">
            <text:p>0.806</text:p>
          </table:table-cell>
          <table:table-cell table:style-name="ce32" table:formula="of:=AVERAGE([.I30:.I48])" office:value-type="float" office:value="0.0879520234145279" calcext:value-type="float">
            <text:p>0.088</text:p>
          </table:table-cell>
          <table:table-cell table:style-name="ce32" table:formula="of:=AVERAGE([.J30:.J48])" office:value-type="float" office:value="0.821820554320158" calcext:value-type="float">
            <text:p>0.822</text:p>
          </table:table-cell>
          <table:table-cell table:style-name="ce32" table:formula="of:=AVERAGE([.K30:.K48])" office:value-type="float" office:value="0.868915025338053" calcext:value-type="float">
            <text:p>0.869</text:p>
          </table:table-cell>
          <table:table-cell table:style-name="ce31" table:formula="of:=AVERAGE([.L30:.L48])" office:value-type="float" office:value="0.861042353253316" calcext:value-type="float">
            <text:p>0.861</text:p>
          </table:table-cell>
          <table:table-cell table:style-name="ce32" table:formula="of:=AVERAGE([.M30:.M48])" office:value-type="float" office:value="0.00936018838619051" calcext:value-type="float">
            <text:p>0.009</text:p>
          </table:table-cell>
          <table:table-cell table:style-name="ce32" table:formula="of:=AVERAGE([.N30:.N48])" office:value-type="float" office:value="0.767797086615842" calcext:value-type="float">
            <text:p>0.768</text:p>
          </table:table-cell>
          <table:table-cell table:style-name="ce32" table:formula="of:=AVERAGE([.O30:.O48])" office:value-type="float" office:value="0.905638028102684" calcext:value-type="float">
            <text:p>0.906</text:p>
          </table:table-cell>
          <table:table-cell table:style-name="ce31" table:formula="of:=AVERAGE([.P30:.P48])" office:value-type="float" office:value="0.866075167311631" calcext:value-type="float">
            <text:p>0.866</text:p>
          </table:table-cell>
          <table:table-cell table:style-name="ce32" table:formula="of:=AVERAGE([.Q30:.Q48])" office:value-type="float" office:value="0.0408140471667327" calcext:value-type="float">
            <text:p>0.041</text:p>
          </table:table-cell>
          <table:table-cell table:style-name="ce32" table:formula="of:=AVERAGE([.R30:.R48])" office:value-type="float" office:value="0.900822253663895" calcext:value-type="float">
            <text:p>0.901</text:p>
          </table:table-cell>
          <table:table-cell table:style-name="ce32" table:formula="of:=AVERAGE([.S30:.S48])" office:value-type="float" office:value="0.918715273698263" calcext:value-type="float">
            <text:p>0.919</text:p>
          </table:table-cell>
          <table:table-cell table:style-name="ce31" table:formula="of:=AVERAGE([.T30:.T48])" office:value-type="float" office:value="0.911759274244631" calcext:value-type="float">
            <text:p>0.912</text:p>
          </table:table-cell>
          <table:table-cell table:style-name="ce32" table:formula="of:=AVERAGE([.U30:.U48])" office:value-type="float" office:value="0.00442647822099316" calcext:value-type="float">
            <text:p>0.004</text:p>
          </table:table-cell>
          <table:table-cell/>
          <table:table-cell table:style-name="ce29" office:value-type="string" calcext:value-type="string">
            <text:p>UF10_3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number-columns-repeated="2"/>
          <table:table-cell table:formula="of:=SUM([.AO30:.AO48])" office:value-type="float" office:value="53" calcext:value-type="float">
            <text:p>53</text:p>
          </table:table-cell>
          <table:table-cell table:formula="of:=SUM([.AP30:.AP48])" office:value-type="float" office:value="19" calcext:value-type="float">
            <text:p>19</text:p>
          </table:table-cell>
          <table:table-cell table:formula="of:=SUM([.AQ30:.AQ48])" office:value-type="float" office:value="4" calcext:value-type="float">
            <text:p>4</text:p>
          </table:table-cell>
          <table:table-cell table:formula="of:=SUM([.AR30:.AR48])" office:value-type="float" office:value="0.117067105941362" calcext:value-type="float">
            <text:p>0.117</text:p>
          </table:table-cell>
          <table:table-cell table:formula="of:=SUM([.AS30:.AS48])" office:value-type="float" office:value="34" calcext:value-type="float">
            <text:p>34</text:p>
          </table:table-cell>
          <table:table-cell table:formula="of:=SUM([.AT30:.AT48])" office:value-type="float" office:value="40" calcext:value-type="float">
            <text:p>40</text:p>
          </table:table-cell>
          <table:table-cell table:formula="of:=SUM([.AU30:.AU48])" office:value-type="float" office:value="31" calcext:value-type="float">
            <text:p>31</text:p>
          </table:table-cell>
          <table:table-cell table:formula="of:=SUM([.AV30:.AV48])" office:value-type="float" office:value="5" calcext:value-type="float">
            <text:p>5</text:p>
          </table:table-cell>
          <table:table-cell table:formula="of:=SUM([.AW30:.AW48])" office:value-type="float" office:value="0.709524443099381" calcext:value-type="float">
            <text:p>0.710</text:p>
          </table:table-cell>
          <table:table-cell table:formula="of:=SUM([.AX30:.AX48])" office:value-type="float" office:value="9" calcext:value-type="float">
            <text:p>9</text:p>
          </table:table-cell>
          <table:table-cell table:formula="of:=SUM([.AY30:.AY48])" office:value-type="float" office:value="8" calcext:value-type="float">
            <text:p>8</text:p>
          </table:table-cell>
          <table:table-cell table:formula="of:=SUM([.AZ30:.AZ48])" office:value-type="float" office:value="63" calcext:value-type="float">
            <text:p>63</text:p>
          </table:table-cell>
          <table:table-cell table:formula="of:=SUM([.BA30:.BA48])" office:value-type="float" office:value="5" calcext:value-type="float">
            <text:p>5</text:p>
          </table:table-cell>
          <table:table-cell table:formula="of:=SUM([.BB30:.BB48])" office:value-type="float" office:value="2.12593922354185" calcext:value-type="float">
            <text:p>2.126</text:p>
          </table:table-cell>
          <table:table-cell table:formula="of:=SUM([.BC30:.BC48])" office:value-type="float" office:value="-55" calcext:value-type="float">
            <text:p>-55</text:p>
          </table:table-cell>
          <table:table-cell table:formula="of:=SUM([.BD30:.BD48])" office:value-type="float" office:value="29" calcext:value-type="float">
            <text:p>29</text:p>
          </table:table-cell>
          <table:table-cell table:formula="of:=SUM([.BE30:.BE48])" office:value-type="float" office:value="44" calcext:value-type="float">
            <text:p>44</text:p>
          </table:table-cell>
          <table:table-cell table:formula="of:=SUM([.BF30:.BF48])" office:value-type="float" office:value="3" calcext:value-type="float">
            <text:p>3</text:p>
          </table:table-cell>
          <table:table-cell table:formula="of:=SUM([.BG30:.BG48])" office:value-type="float" office:value="1.08068860477517" calcext:value-type="float">
            <text:p>1.081</text:p>
          </table:table-cell>
          <table:table-cell table:style-name="Default" table:formula="of:=SUM([.BH30:.BH48])" office:value-type="float" office:value="-15" calcext:value-type="float">
            <text:p>-15</text:p>
          </table:table-cell>
          <table:table-cell table:formula="of:=SUM([.BI30:.BI48])" office:value-type="float" office:value="50" calcext:value-type="float">
            <text:p>50</text:p>
          </table:table-cell>
          <table:table-cell table:formula="of:=SUM([.BJ30:.BJ48])" office:value-type="float" office:value="23" calcext:value-type="float">
            <text:p>23</text:p>
          </table:table-cell>
          <table:table-cell table:formula="of:=SUM([.BK30:.BK48])" office:value-type="float" office:value="3" calcext:value-type="float">
            <text:p>3</text:p>
          </table:table-cell>
          <table:table-cell table:formula="of:=SUM([.BL30:.BL48])" office:value-type="float" office:value="0.98506513766947" calcext:value-type="float">
            <text:p>0.985</text:p>
          </table:table-cell>
          <table:table-cell table:formula="of:=SUM([.BM30:.BM48]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29"/>
          <table:table-cell table:style-name="ce32" table:formula="of:=AVERAGE([.X31:.X49])" office:value-type="float" office:value="0.918715273698263" calcext:value-type="float">
            <text:p>0.919</text:p>
          </table:table-cell>
          <table:table-cell table:style-name="ce31" table:formula="of:=AVERAGE([.Y31:.Y49])" office:value-type="float" office:value="0.911759274244631" calcext:value-type="float">
            <text:p>0.912</text:p>
          </table:table-cell>
          <table:table-cell table:style-name="ce32" table:formula="of:=AVERAGE([.Z31:.Z49])" office:value-type="float" office:value="0.00442647822099316" calcext:value-type="float">
            <text:p>0.004</text:p>
          </table:table-cell>
          <table:table-cell table:style-name="ce32" table:formula="of:=AVERAGE([.AA31:.AA49])" office:value-type="float" office:value="0.907675122508579" calcext:value-type="float">
            <text:p>0.908</text:p>
          </table:table-cell>
          <table:table-cell table:style-name="ce31" table:formula="of:=AVERAGE([.AB31:.AB49])" office:value-type="float" office:value="0.880577309131105" calcext:value-type="float">
            <text:p>0.881</text:p>
          </table:table-cell>
          <table:table-cell table:style-name="ce32" table:formula="of:=AVERAGE([.AC31:.AC49])" office:value-type="float" office:value="0.0180004223136706" calcext:value-type="float">
            <text:p>0.018</text:p>
          </table:table-cell>
          <table:table-cell table:style-name="ce32" table:formula="of:=AVERAGE([.AD31:.AD49])" office:value-type="float" office:value="0.891466848999684" calcext:value-type="float">
            <text:p>0.891</text:p>
          </table:table-cell>
          <table:table-cell table:style-name="ce31" table:formula="of:=AVERAGE([.AE31:.AE49])" office:value-type="float" office:value="0.806029162792105" calcext:value-type="float">
            <text:p>0.806</text:p>
          </table:table-cell>
          <table:table-cell table:style-name="ce32" table:formula="of:=AVERAGE([.AF31:.AF49])" office:value-type="float" office:value="0.0879520234145279" calcext:value-type="float">
            <text:p>0.088</text:p>
          </table:table-cell>
          <table:table-cell table:style-name="ce32" table:formula="of:=AVERAGE([.AG31:.AG49])" office:value-type="float" office:value="0.868915025338053" calcext:value-type="float">
            <text:p>0.869</text:p>
          </table:table-cell>
          <table:table-cell table:style-name="ce31" table:formula="of:=AVERAGE([.AH31:.AH49])" office:value-type="float" office:value="0.861042353253316" calcext:value-type="float">
            <text:p>0.861</text:p>
          </table:table-cell>
          <table:table-cell table:style-name="ce32" table:formula="of:=AVERAGE([.AI31:.AI49])" office:value-type="float" office:value="0.00936018838619051" calcext:value-type="float">
            <text:p>0.009</text:p>
          </table:table-cell>
          <table:table-cell table:style-name="ce32" table:formula="of:=AVERAGE([.AJ31:.AJ49])" office:value-type="float" office:value="0.905638028102684" calcext:value-type="float">
            <text:p>0.906</text:p>
          </table:table-cell>
          <table:table-cell table:style-name="ce31" table:formula="of:=AVERAGE([.AK31:.AK49])" office:value-type="float" office:value="0.866075167311631" calcext:value-type="float">
            <text:p>0.866</text:p>
          </table:table-cell>
          <table:table-cell table:style-name="ce32" table:formula="of:=AVERAGE([.AL31:.AL49])" office:value-type="float" office:value="0.0408140471667327" calcext:value-type="float">
            <text:p>0.041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number-columns-repeated="39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number-columns-repeated="70"/>
        </table:table-row>
        <table:table-row table:style-name="ro1">
          <table:table-cell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5"/>
          <table:table-cell table:style-name="Default" table:number-columns-repeated="15"/>
          <table:table-cell table:number-columns-repeated="14"/>
        </table:table-row>
        <table:table-row table:style-name="ro1" table:number-rows-repeated="2">
          <table:table-cell table:number-columns-repeated="45"/>
          <table:table-cell table:style-name="Default" table:number-columns-repeated="10"/>
          <table:table-cell table:number-columns-repeated="19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3">
          <table:table-cell table:number-columns-repeated="39"/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VSD-MOEA/D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5" office:value-type="float" office:value="0.170097289655301" calcext:value-type="float">
            <text:p>0.170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5" office:value-type="float" office:value="0.117067105941362" calcext:value-type="float">
            <text:p>0.11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MOEA/D-D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float" office:value="1.14005280148372" calcext:value-type="float">
            <text:p>1.140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0.709524443099381" calcext:value-type="float">
            <text:p>0.7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40" calcext:value-type="float">
            <text:p>-40</text:p>
          </table:table-cell>
          <table:table-cell table:style-name="ce15" office:value-type="float" office:value="1.23521502449793" calcext:value-type="float">
            <text:p>1.235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55" calcext:value-type="float">
            <text:p>-55</text:p>
          </table:table-cell>
          <table:table-cell table:style-name="ce15" office:value-type="float" office:value="2.12593922354185" calcext:value-type="float">
            <text:p>2.12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I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6" calcext:value-type="float">
            <text:p>-6</text:p>
          </table:table-cell>
          <table:table-cell table:style-name="ce15" office:value-type="float" office:value="1.73003254406007" calcext:value-type="float">
            <text:p>1.730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15" calcext:value-type="float">
            <text:p>-15</text:p>
          </table:table-cell>
          <table:table-cell table:style-name="ce15" office:value-type="float" office:value="1.08068860477517" calcext:value-type="float">
            <text:p>1.08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ce15" office:value-type="float" office:value="1.91620144339837" calcext:value-type="float">
            <text:p>1.91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ce15" office:value-type="float" office:value="0.98506513766947" calcext:value-type="float">
            <text:p>0.98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6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ce10"/>
          <table:table-cell table:style-name="ce35"/>
          <table:table-cell table:number-columns-repeated="2"/>
          <table:table-cell table:style-name="ce15"/>
          <table:table-cell table:style-name="Default"/>
          <table:table-cell table:number-columns-repeated="10"/>
        </table:table-row>
        <table:table-row table:style-name="ro1" table:number-rows-repeated="1048503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Escalabilidad_Largo_Plazo" table:style-name="ta1">
        <table:shapes>
          <draw:frame draw:z-index="0" draw:style-name="gr1" draw:text-style-name="P1" svg:width="453.51pt" svg:height="255.09pt" svg:x="319.1pt" svg:y="267.14pt">
            <draw:object draw:notify-on-update-of-ranges="Escalabilidad_Largo_Plazo.E4:Escalabilidad_Largo_Plazo.E7 Escalabilidad_Largo_Plazo.F3:Escalabilidad_Largo_Plazo.F3 Escalabilidad_Largo_Plazo.F4:Escalabilidad_Largo_Plazo.F7 Escalabilidad_Largo_Plazo.G3:Escalabilidad_Largo_Plazo.G3 Escalabilidad_Largo_Plazo.G4:Escalabilidad_Largo_Plazo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.E13:Escalabilidad_Largo_Plazo.E16 Escalabilidad_Largo_Plazo.F12:Escalabilidad_Largo_Plazo.F12 Escalabilidad_Largo_Plazo.F13:Escalabilidad_Largo_Plazo.F16 Escalabilidad_Largo_Plazo.G12:Escalabilidad_Largo_Plazo.G12 Escalabilidad_Largo_Plazo.G13:Escalabilidad_Largo_Plazo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9542576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89445377665" calcext:value-type="float">
            <text:p>0.989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906531667210782" calcext:value-type="float">
            <text:p>0.9065</text:p>
          </table:table-cell>
          <table:table-cell table:style-name="ce25" office:value-type="float" office:value="0.973587807329957" calcext:value-type="float">
            <text:p>0.9736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89444055822" calcext:value-type="float">
            <text:p>0.9894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861077212086804" calcext:value-type="float">
            <text:p>0.8611</text:p>
          </table:table-cell>
          <table:table-cell table:style-name="ce25" office:value-type="float" office:value="0.962200838213739" calcext:value-type="float">
            <text:p>0.962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779378780513739" calcext:value-type="float">
            <text:p>0.7794</text:p>
          </table:table-cell>
          <table:table-cell table:style-name="ce25" office:value-type="float" office:value="0.947452278044696" calcext:value-type="float">
            <text:p>0.9475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89444802319" calcext:value-type="float">
            <text:p>0.9894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70160945054613" calcext:value-type="float">
            <text:p>0.7016</text:p>
          </table:table-cell>
          <table:table-cell table:style-name="ce25" office:value-type="float" office:value="0.938737997223043" calcext:value-type="float">
            <text:p>0.9387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580948254" calcext:value-type="float">
            <text:p>0.9958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3212894042" calcext:value-type="float">
            <text:p>0.9932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1303041099" calcext:value-type="float">
            <text:p>0.991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31978542052" calcext:value-type="float">
            <text:p>0.9320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65119151898" calcext:value-type="float">
            <text:p>0.9651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0566465085" calcext:value-type="float">
            <text:p>0.9606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57852787570053" calcext:value-type="float">
            <text:p>0.8579</text:p>
          </table:table-cell>
          <table:table-cell table:style-name="ce25" office:value-type="float" office:value="0.899805303282263" calcext:value-type="float">
            <text:p>0.899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9486138176" calcext:value-type="float">
            <text:p>0.9495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98428719435474" calcext:value-type="float">
            <text:p>0.7984</text:p>
          </table:table-cell>
          <table:table-cell table:style-name="ce25" office:value-type="float" office:value="0.876309023615842" calcext:value-type="float">
            <text:p>0.8763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0347428456" calcext:value-type="float">
            <text:p>0.9903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1796878054632" calcext:value-type="float">
            <text:p>0.6918</text:p>
          </table:table-cell>
          <table:table-cell table:style-name="ce25" office:value-type="float" office:value="0.845025383899895" calcext:value-type="float">
            <text:p>0.8450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91554451704" calcext:value-type="float">
            <text:p>0.9916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97035029689842" calcext:value-type="float">
            <text:p>0.5970</text:p>
          </table:table-cell>
          <table:table-cell table:style-name="ce25" office:value-type="float" office:value="0.830963329976842" calcext:value-type="float">
            <text:p>0.8310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4725963688" calcext:value-type="float">
            <text:p>0.9647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1635361224" calcext:value-type="float">
            <text:p>0.9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8784574307" calcext:value-type="float">
            <text:p>0.9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902163454917" calcext:value-type="float">
            <text:p>0.9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2763541563" calcext:value-type="float">
            <text:p>0.94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87930771091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940862046663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5080172383" calcext:value-type="float">
            <text:p>0.9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:.C24])" office:value-type="float" office:value="0.906531667210782" calcext:value-type="float">
            <text:p>0.9065</text:p>
          </table:table-cell>
          <table:table-cell table:formula="of:=AVERAGE([.D2:.D24])" office:value-type="float" office:value="0.973587807329957" calcext:value-type="float">
            <text:p>0.97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1030554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89447833945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8944472413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89446096101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5808957937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0610045676" calcext:value-type="float">
            <text:p>0.9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6115720631" calcext:value-type="float">
            <text:p>0.98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40871185028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56620614638" calcext:value-type="float">
            <text:p>0.9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42171249148" calcext:value-type="float">
            <text:p>0.94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6040815021" calcext:value-type="float">
            <text:p>0.95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6406791527" calcext:value-type="float">
            <text:p>0.9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63492773696" calcext:value-type="float">
            <text:p>0.9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80670228479" calcext:value-type="float">
            <text:p>0.88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052133713" calcext:value-type="float">
            <text:p>0.9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87603292885" calcext:value-type="float">
            <text:p>0.9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750819653" calcext:value-type="float">
            <text:p>0.8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7248167314" calcext:value-type="float">
            <text:p>0.9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87908344286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5787515868" calcext:value-type="float">
            <text:p>0.82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4559292911" calcext:value-type="float">
            <text:p>0.9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7:.C49])" office:value-type="float" office:value="0.861077212086804" calcext:value-type="float">
            <text:p>0.8611</text:p>
          </table:table-cell>
          <table:table-cell table:formula="of:=AVERAGE([.D27:.D49])" office:value-type="float" office:value="0.962200838213739" calcext:value-type="float">
            <text:p>0.962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471758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89452426936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8944714065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0140923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5800159358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6203806031" calcext:value-type="float">
            <text:p>0.9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79276535311" calcext:value-type="float">
            <text:p>0.9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56174985081" calcext:value-type="float">
            <text:p>0.95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46033130407" calcext:value-type="float">
            <text:p>0.94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91034504112" calcext:value-type="float">
            <text:p>0.89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2000576089" calcext:value-type="float">
            <text:p>0.96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79886373893" calcext:value-type="float">
            <text:p>0.9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733622475607" calcext:value-type="float">
            <text:p>0.7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9282526693" calcext:value-type="float">
            <text:p>0.84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7087218312" calcext:value-type="float">
            <text:p>0.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86955354332" calcext:value-type="float">
            <text:p>0.98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0907553193" calcext:value-type="float">
            <text:p>0.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6538682583" calcext:value-type="float">
            <text:p>0.96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87288737327" calcext:value-type="float">
            <text:p>0.9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08414189834" calcext:value-type="float">
            <text:p>0.8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5587778586" calcext:value-type="float">
            <text:p>0.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2:.C74])" office:value-type="float" office:value="0.779378780513739" calcext:value-type="float">
            <text:p>0.7794</text:p>
          </table:table-cell>
          <table:table-cell table:formula="of:=AVERAGE([.D52:.D74])" office:value-type="float" office:value="0.947452278044696" calcext:value-type="float">
            <text:p>0.94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170930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2840182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89448318887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1974344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578277129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0303688891" calcext:value-type="float">
            <text:p>0.9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6235591938" calcext:value-type="float">
            <text:p>0.97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61384114061" calcext:value-type="float">
            <text:p>0.9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25176921081" calcext:value-type="float">
            <text:p>0.9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793856037359" calcext:value-type="float">
            <text:p>0.79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53037218192" calcext:value-type="float">
            <text:p>0.95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4400919407" calcext:value-type="float">
            <text:p>0.9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6644048345" calcext:value-type="float">
            <text:p>0.76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23043224553" calcext:value-type="float">
            <text:p>0.8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72302971137" calcext:value-type="float">
            <text:p>0.97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5726806121" calcext:value-type="float">
            <text:p>0.9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79448659611" calcext:value-type="float">
            <text:p>0.8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3085055821" calcext:value-type="float">
            <text:p>0.97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37405977394" calcext:value-type="float">
            <text:p>0.9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8005432974" calcext:value-type="float">
            <text:p>0.8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2639695053" calcext:value-type="float">
            <text:p>0.95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7:.C99])" office:value-type="float" office:value="0.70160945054613" calcext:value-type="float">
            <text:p>0.7016</text:p>
          </table:table-cell>
          <table:table-cell table:formula="of:=AVERAGE([.D77:.D99])" office:value-type="float" office:value="0.938737997223043" calcext:value-type="float">
            <text:p>0.93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52789003377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13707386989" calcext:value-type="float">
            <text:p>0.9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13785670182" calcext:value-type="float">
            <text:p>0.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15049683527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7880846212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7880618928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2154854401" calcext:value-type="float">
            <text:p>0.9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48000693933" calcext:value-type="float">
            <text:p>0.8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5142966263" calcext:value-type="float">
            <text:p>0.93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664539765022" calcext:value-type="float">
            <text:p>0.66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0589431808" calcext:value-type="float">
            <text:p>0.97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77831366819" calcext:value-type="float">
            <text:p>0.9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89189178592" calcext:value-type="float">
            <text:p>0.98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897055873821" calcext:value-type="float">
            <text:p>0.8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24554469064" calcext:value-type="float">
            <text:p>0.8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51848825422" calcext:value-type="float">
            <text:p>0.8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897482426401" calcext:value-type="float">
            <text:p>0.89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822560732887" calcext:value-type="float">
            <text:p>0.8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43010092837" calcext:value-type="float">
            <text:p>0.84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02:.C120])" office:value-type="float" office:value="0.857852787570053" calcext:value-type="float">
            <text:p>0.8579</text:p>
          </table:table-cell>
          <table:table-cell table:formula="of:=AVERAGE([.D102:.D120])" office:value-type="float" office:value="0.899805303282263" calcext:value-type="float">
            <text:p>0.899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52847220601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13940894855" calcext:value-type="float">
            <text:p>0.9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14222710817" calcext:value-type="float">
            <text:p>0.91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16012982253" calcext:value-type="float">
            <text:p>0.91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788124835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7881220037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21345508738" calcext:value-type="float">
            <text:p>0.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787705495288" calcext:value-type="float">
            <text:p>0.7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69362032168" calcext:value-type="float">
            <text:p>0.86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56821163785" calcext:value-type="float">
            <text:p>0.5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69725088998" calcext:value-type="float">
            <text:p>0.9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1368762517" calcext:value-type="float">
            <text:p>0.83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578838346" calcext:value-type="float">
            <text:p>0.9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896760030119" calcext:value-type="float">
            <text:p>0.89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13151525383" calcext:value-type="float">
            <text:p>0.8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42300330109" calcext:value-type="float">
            <text:p>0.84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897038503442" calcext:value-type="float">
            <text:p>0.8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774335141062" calcext:value-type="float">
            <text:p>0.77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38130517151" calcext:value-type="float">
            <text:p>0.83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23:.C141])" office:value-type="float" office:value="0.798428719435474" calcext:value-type="float">
            <text:p>0.7984</text:p>
          </table:table-cell>
          <table:table-cell table:formula="of:=AVERAGE([.D123:.D141])" office:value-type="float" office:value="0.876309023615842" calcext:value-type="float">
            <text:p>0.87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072499761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14540385685" calcext:value-type="float">
            <text:p>0.9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15064707931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16820153953" calcext:value-type="float">
            <text:p>0.9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7882703384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23651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20677390969" calcext:value-type="float">
            <text:p>0.92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28755395899" calcext:value-type="float">
            <text:p>0.72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2081060166" calcext:value-type="float">
            <text:p>0.72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374611786232" calcext:value-type="float">
            <text:p>0.37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5099041949" calcext:value-type="float">
            <text:p>0.96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47327747789" calcext:value-type="float">
            <text:p>0.6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7686354405" calcext:value-type="float">
            <text:p>0.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896196943357" calcext:value-type="float">
            <text:p>0.8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01875673959" calcext:value-type="float">
            <text:p>0.8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56870349173" calcext:value-type="float">
            <text:p>0.8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895766303143" calcext:value-type="float">
            <text:p>0.8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776495406745" calcext:value-type="float">
            <text:p>0.7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36980091488" calcext:value-type="float">
            <text:p>0.83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4:.C162])" office:value-type="float" office:value="0.691796878054632" calcext:value-type="float">
            <text:p>0.6918</text:p>
          </table:table-cell>
          <table:table-cell table:formula="of:=AVERAGE([.D144:.D162])" office:value-type="float" office:value="0.845025383899895" calcext:value-type="float">
            <text:p>0.84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400760051" calcext:value-type="float">
            <text:p>0.9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15122133728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15895728556" calcext:value-type="float">
            <text:p>0.9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182173367" calcext:value-type="float">
            <text:p>0.9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788464950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99723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20479483637" calcext:value-type="float">
            <text:p>0.92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702374646846" calcext:value-type="float">
            <text:p>0.7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07201109946" calcext:value-type="float">
            <text:p>0.7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255512507052" calcext:value-type="float">
            <text:p>0.25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0410171521" calcext:value-type="float">
            <text:p>0.9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19132282039" calcext:value-type="float">
            <text:p>0.6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59222746143" calcext:value-type="float">
            <text:p>0.9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895320229785" calcext:value-type="float">
            <text:p>0.8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798532517725" calcext:value-type="float">
            <text:p>0.7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73535385238" calcext:value-type="float">
            <text:p>0.87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894004370543" calcext:value-type="float">
            <text:p>0.89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750874535995" calcext:value-type="float">
            <text:p>0.75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21392831762" calcext:value-type="float">
            <text:p>0.8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65:.C183])" office:value-type="float" office:value="0.597035029689842" calcext:value-type="float">
            <text:p>0.5970</text:p>
          </table:table-cell>
          <table:table-cell table:formula="of:=AVERAGE([.D165:.D183])" office:value-type="float" office:value="0.830963329976842" calcext:value-type="float">
            <text:p>0.8310</text:p>
          </table:table-cell>
          <table:table-cell table:number-columns-repeated="3"/>
        </table:table-row>
        <table:table-row table:style-name="ro1" table:number-rows-repeated="10483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uning" table:style-name="ta1">
        <table:shapes>
          <draw:frame draw:z-index="0" draw:style-name="gr1" draw:text-style-name="P1" svg:width="453.51pt" svg:height="255.09pt" svg:x="845.6pt" svg:y="1114.58pt">
            <draw:object draw:notify-on-update-of-ranges="Tuning.C97:Tuning.C101 Tuning.D96:Tuning.D96 Tuning.D97:Tuning.D101 Tuning.E96:Tuning.E96 Tuning.E97:Tuning.E101 Tuning.F96:Tuning.F96 Tuning.F97:Tuning.F101 Tuning.G96:Tuning.G96 Tuning.G97:Tuning.G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863.21pt" svg:y="1600.02pt">
            <draw:object draw:notify-on-update-of-ranges="Tuning.C112:Tuning.C116 Tuning.D111:Tuning.D111 Tuning.D112:Tuning.D116 Tuning.E111:Tuning.E111 Tuning.E112:Tuning.E116 Tuning.F111:Tuning.F111 Tuning.F112:Tuning.F116 Tuning.G111:Tuning.G111 Tuning.G112:Tuning.G1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10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 table:number-rows-repeated="11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62230883422043" calcext:value-type="float">
            <text:p>0.962230883422043</text:p>
          </table:table-cell>
          <table:table-cell office:value-type="float" office:value="0.963606507932565" calcext:value-type="float">
            <text:p>0.963606507932565</text:p>
          </table:table-cell>
          <table:table-cell office:value-type="float" office:value="0.963651310218696" calcext:value-type="float">
            <text:p>0.963651310218696</text:p>
          </table:table-cell>
          <table:table-cell office:value-type="float" office:value="0.952860088365044" calcext:value-type="float">
            <text:p>0.952860088365044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31996815464652" calcext:value-type="float">
            <text:p>0.931996815464652</text:p>
          </table:table-cell>
          <table:table-cell office:value-type="float" office:value="0.932229230745087" calcext:value-type="float">
            <text:p>0.932229230745087</text:p>
          </table:table-cell>
          <table:table-cell office:value-type="float" office:value="0.937645457499478" calcext:value-type="float">
            <text:p>0.937645457499478</text:p>
          </table:table-cell>
          <table:table-cell office:value-type="float" office:value="0.923367755300478" calcext:value-type="float">
            <text:p>0.923367755300478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27130173044" calcext:value-type="float">
            <text:p>0.927130173044</text:p>
          </table:table-cell>
          <table:table-cell office:value-type="float" office:value="0.916520352559174" calcext:value-type="float">
            <text:p>0.916520352559174</text:p>
          </table:table-cell>
          <table:table-cell office:value-type="float" office:value="0.916437467297565" calcext:value-type="float">
            <text:p>0.916437467297565</text:p>
          </table:table-cell>
          <table:table-cell office:value-type="float" office:value="0.903818577932391" calcext:value-type="float">
            <text:p>0.90381857793239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921073192825652" calcext:value-type="float">
            <text:p>0.921073192825652</text:p>
          </table:table-cell>
          <table:table-cell office:value-type="float" office:value="0.913100526456522" calcext:value-type="float">
            <text:p>0.913100526456522</text:p>
          </table:table-cell>
          <table:table-cell office:value-type="float" office:value="0.909197105254391" calcext:value-type="float">
            <text:p>0.909197105254391</text:p>
          </table:table-cell>
          <table:table-cell office:value-type="float" office:value="0.893182433609869" calcext:value-type="float">
            <text:p>0.89318243360986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02037136554696" calcext:value-type="float">
            <text:p>0.902037136554696</text:p>
          </table:table-cell>
          <table:table-cell office:value-type="float" office:value="0.904438129601522" calcext:value-type="float">
            <text:p>0.904438129601522</text:p>
          </table:table-cell>
          <table:table-cell office:value-type="float" office:value="0.894813593712043" calcext:value-type="float">
            <text:p>0.894813593712043</text:p>
          </table:table-cell>
          <table:table-cell office:value-type="float" office:value="0.886995354686087" calcext:value-type="float">
            <text:p>0.886995354686087</text:p>
          </table:table-cell>
          <table:table-cell table:number-columns-repeated="101"/>
        </table:table-row>
        <table:table-row table:style-name="ro1" table:number-rows-repeated="9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54790678219635" calcext:value-type="float">
            <text:p>0.854790678219635</text:p>
          </table:table-cell>
          <table:table-cell office:value-type="float" office:value="0.868090227577087" calcext:value-type="float">
            <text:p>0.868090227577087</text:p>
          </table:table-cell>
          <table:table-cell office:value-type="float" office:value="0.859994942714913" calcext:value-type="float">
            <text:p>0.859994942714913</text:p>
          </table:table-cell>
          <table:table-cell office:value-type="float" office:value="0.850054818642609" calcext:value-type="float">
            <text:p>0.85005481864260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884783049121778" calcext:value-type="float">
            <text:p>0.884783049121778</text:p>
          </table:table-cell>
          <table:table-cell office:value-type="float" office:value="0.898993845932304" calcext:value-type="float">
            <text:p>0.898993845932304</text:p>
          </table:table-cell>
          <table:table-cell office:value-type="float" office:value="0.900627497506783" calcext:value-type="float">
            <text:p>0.900627497506783</text:p>
          </table:table-cell>
          <table:table-cell office:value-type="float" office:value="0.886294678119913" calcext:value-type="float">
            <text:p>0.886294678119913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893336056198878" calcext:value-type="float">
            <text:p>0.893336056198878</text:p>
          </table:table-cell>
          <table:table-cell office:value-type="float" office:value="0.909888953235826" calcext:value-type="float">
            <text:p>0.909888953235826</text:p>
          </table:table-cell>
          <table:table-cell office:value-type="float" office:value="0.910484699075913" calcext:value-type="float">
            <text:p>0.910484699075913</text:p>
          </table:table-cell>
          <table:table-cell office:value-type="float" office:value="0.898682459937565" calcext:value-type="float">
            <text:p>0.898682459937565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897379843144543" calcext:value-type="float">
            <text:p>0.897379843144543</text:p>
          </table:table-cell>
          <table:table-cell office:value-type="float" office:value="0.911180773375639" calcext:value-type="float">
            <text:p>0.911180773375639</text:p>
          </table:table-cell>
          <table:table-cell office:value-type="float" office:value="0.911289333474348" calcext:value-type="float">
            <text:p>0.911289333474348</text:p>
          </table:table-cell>
          <table:table-cell office:value-type="float" office:value="0.897301902137957" calcext:value-type="float">
            <text:p>0.897301902137957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77013487367487" calcext:value-type="float">
            <text:p>0.877013487367487</text:p>
          </table:table-cell>
          <table:table-cell office:value-type="float" office:value="0.894572696355918" calcext:value-type="float">
            <text:p>0.894572696355918</text:p>
          </table:table-cell>
          <table:table-cell office:value-type="float" office:value="0.889947341744822" calcext:value-type="float">
            <text:p>0.889947341744822</text:p>
          </table:table-cell>
          <table:table-cell office:value-type="float" office:value="0.880909526742778" calcext:value-type="float">
            <text:p>0.880909526742778</text:p>
          </table:table-cell>
          <table:table-cell table:number-columns-repeated="101"/>
        </table:table-row>
      </table:table>
      <table:table table:name="Largo Plazo" table:style-name="ta1">
        <table:table-column table:style-name="co1" table:default-cell-style-name="ce29"/>
        <table:table-column table:style-name="co1" table:number-columns-repeated="25" table:default-cell-style-name="ce32"/>
        <table:table-column table:style-name="co1" table:number-columns-repeated="54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23536615534765" calcext:value-type="float">
            <text:p>0.723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ctor de distancia inicial" table:style-name="ta1">
        <table:shapes>
          <draw:frame draw:z-index="0" draw:style-name="gr1" draw:text-style-name="P1" svg:width="453.51pt" svg:height="255.09pt" svg:x="770.85pt" svg:y="655.63pt">
            <draw:object draw:notify-on-update-of-ranges="'Factor de distancia inicial'.B52:'Factor de distancia inicial'.L52 'Factor de distancia inicial'.A53:'Factor de distancia inicial'.A53 'Factor de distancia inicial'.B53:'Factor de distancia inicial'.L53 'Factor de distancia inicial'.A54:'Factor de distancia inicial'.A54 'Factor de distancia inicial'.B54:'Factor de distancia inicial'.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24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1" calcext:value-type="float">
            <text:p>1.0000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86735787485" calcext:value-type="float">
            <text:p>0.7867</text:p>
          </table:table-cell>
          <table:table-cell office:value-type="float" office:value="0.970983117927" calcext:value-type="float">
            <text:p>0.9710</text:p>
          </table:table-cell>
          <table:table-cell office:value-type="float" office:value="0.982305632131" calcext:value-type="float">
            <text:p>0.9823</text:p>
          </table:table-cell>
          <table:table-cell office:value-type="float" office:value="0.977552653292" calcext:value-type="float">
            <text:p>0.9776</text:p>
          </table:table-cell>
          <table:table-cell office:value-type="float" office:value="0.980922171145" calcext:value-type="float">
            <text:p>0.9809</text:p>
          </table:table-cell>
          <table:table-cell office:value-type="float" office:value="0.981848144704" calcext:value-type="float">
            <text:p>0.9818</text:p>
          </table:table-cell>
          <table:table-cell office:value-type="float" office:value="0.986440190631" calcext:value-type="float">
            <text:p>0.9864</text:p>
          </table:table-cell>
          <table:table-cell office:value-type="float" office:value="0.984853636165" calcext:value-type="float">
            <text:p>0.9849</text:p>
          </table:table-cell>
          <table:table-cell office:value-type="float" office:value="0.980552252218" calcext:value-type="float">
            <text:p>0.9806</text:p>
          </table:table-cell>
          <table:table-cell office:value-type="float" office:value="0.971835227427" calcext:value-type="float">
            <text:p>0.9718</text:p>
          </table:table-cell>
          <table:table-cell office:value-type="float" office:value="0.990705008518" calcext:value-type="float">
            <text:p>0.9907</text:p>
          </table:table-cell>
          <table:table-cell table:formula="of:=[.H2]-[.B2]" office:value-type="float" office:value="0.199704403146" calcext:value-type="float">
            <text:p>0.19970440314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66724553" calcext:value-type="float">
            <text:p>0.9551</text:p>
          </table:table-cell>
          <table:table-cell office:value-type="float" office:value="0.996424356793" calcext:value-type="float">
            <text:p>0.9964</text:p>
          </table:table-cell>
          <table:table-cell office:value-type="float" office:value="0.996424472211" calcext:value-type="float">
            <text:p>0.9964</text:p>
          </table:table-cell>
          <table:table-cell office:value-type="float" office:value="0.996423656329" calcext:value-type="float">
            <text:p>0.9964</text:p>
          </table:table-cell>
          <table:table-cell office:value-type="float" office:value="0.99642201396" calcext:value-type="float">
            <text:p>0.9964</text:p>
          </table:table-cell>
          <table:table-cell office:value-type="float" office:value="0.996421395733" calcext:value-type="float">
            <text:p>0.9964</text:p>
          </table:table-cell>
          <table:table-cell office:value-type="float" office:value="0.996419531653" calcext:value-type="float">
            <text:p>0.9964</text:p>
          </table:table-cell>
          <table:table-cell office:value-type="float" office:value="0.99641791106" calcext:value-type="float">
            <text:p>0.9964</text:p>
          </table:table-cell>
          <table:table-cell office:value-type="float" office:value="0.996418200644" calcext:value-type="float">
            <text:p>0.9964</text:p>
          </table:table-cell>
          <table:table-cell office:value-type="float" office:value="0.996417198383" calcext:value-type="float">
            <text:p>0.9964</text:p>
          </table:table-cell>
          <table:table-cell office:value-type="float" office:value="0.996416649497" calcext:value-type="float">
            <text:p>0.9964</text:p>
          </table:table-cell>
          <table:table-cell table:formula="of:=[.H3]-[.B3]" office:value-type="float" office:value="0.0413528071" calcext:value-type="float">
            <text:p>0.04135280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27342407" calcext:value-type="float">
            <text:p>0.9917</text:p>
          </table:table-cell>
          <table:table-cell office:value-type="float" office:value="0.991737681037" calcext:value-type="float">
            <text:p>0.9917</text:p>
          </table:table-cell>
          <table:table-cell office:value-type="float" office:value="0.991735250004" calcext:value-type="float">
            <text:p>0.9917</text:p>
          </table:table-cell>
          <table:table-cell office:value-type="float" office:value="0.991733049355" calcext:value-type="float">
            <text:p>0.9917</text:p>
          </table:table-cell>
          <table:table-cell office:value-type="float" office:value="0.991730924009" calcext:value-type="float">
            <text:p>0.9917</text:p>
          </table:table-cell>
          <table:table-cell office:value-type="float" office:value="0.991729451062" calcext:value-type="float">
            <text:p>0.9917</text:p>
          </table:table-cell>
          <table:table-cell office:value-type="float" office:value="0.991728402391" calcext:value-type="float">
            <text:p>0.9917</text:p>
          </table:table-cell>
          <table:table-cell office:value-type="float" office:value="0.991725397472" calcext:value-type="float">
            <text:p>0.9917</text:p>
          </table:table-cell>
          <table:table-cell office:value-type="float" office:value="0.991724400819" calcext:value-type="float">
            <text:p>0.9917</text:p>
          </table:table-cell>
          <table:table-cell office:value-type="float" office:value="0.991723550451" calcext:value-type="float">
            <text:p>0.9917</text:p>
          </table:table-cell>
          <table:table-cell office:value-type="float" office:value="0.991721107441" calcext:value-type="float">
            <text:p>0.9917</text:p>
          </table:table-cell>
          <table:table-cell table:formula="of:=[.H4]-[.B4]" office:value-type="float" office:value="0.00000105998400001806" calcext:value-type="float">
            <text:p>1.05998400001806E-0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2824116" calcext:value-type="float">
            <text:p>0.9879</text:p>
          </table:table-cell>
          <table:table-cell office:value-type="float" office:value="0.987925514744" calcext:value-type="float">
            <text:p>0.9879</text:p>
          </table:table-cell>
          <table:table-cell office:value-type="float" office:value="0.987927297283" calcext:value-type="float">
            <text:p>0.9879</text:p>
          </table:table-cell>
          <table:table-cell office:value-type="float" office:value="0.987922155024" calcext:value-type="float">
            <text:p>0.9879</text:p>
          </table:table-cell>
          <table:table-cell office:value-type="float" office:value="0.987917487769" calcext:value-type="float">
            <text:p>0.9879</text:p>
          </table:table-cell>
          <table:table-cell office:value-type="float" office:value="0.987922414094" calcext:value-type="float">
            <text:p>0.9879</text:p>
          </table:table-cell>
          <table:table-cell office:value-type="float" office:value="0.98792813388" calcext:value-type="float">
            <text:p>0.9879</text:p>
          </table:table-cell>
          <table:table-cell office:value-type="float" office:value="0.987924403656" calcext:value-type="float">
            <text:p>0.9879</text:p>
          </table:table-cell>
          <table:table-cell office:value-type="float" office:value="0.987918951415" calcext:value-type="float">
            <text:p>0.9879</text:p>
          </table:table-cell>
          <table:table-cell office:value-type="float" office:value="0.987925880585" calcext:value-type="float">
            <text:p>0.9879</text:p>
          </table:table-cell>
          <table:table-cell office:value-type="float" office:value="0.9879248888" calcext:value-type="float">
            <text:p>0.9879</text:p>
          </table:table-cell>
          <table:table-cell table:formula="of:=[.H5]-[.B5]" office:value-type="float" office:value="0.00000530976399992777" calcext:value-type="float">
            <text:p>5.30976399992777E-0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53327494" calcext:value-type="float">
            <text:p>0.8915</text:p>
          </table:table-cell>
          <table:table-cell office:value-type="float" office:value="0.891393141744" calcext:value-type="float">
            <text:p>0.8914</text:p>
          </table:table-cell>
          <table:table-cell office:value-type="float" office:value="0.891537543284" calcext:value-type="float">
            <text:p>0.8915</text:p>
          </table:table-cell>
          <table:table-cell office:value-type="float" office:value="0.900620784556" calcext:value-type="float">
            <text:p>0.9006</text:p>
          </table:table-cell>
          <table:table-cell office:value-type="float" office:value="0.902205097832" calcext:value-type="float">
            <text:p>0.9022</text:p>
          </table:table-cell>
          <table:table-cell office:value-type="float" office:value="0.921008350395" calcext:value-type="float">
            <text:p>0.9210</text:p>
          </table:table-cell>
          <table:table-cell office:value-type="float" office:value="0.936941474059" calcext:value-type="float">
            <text:p>0.9369</text:p>
          </table:table-cell>
          <table:table-cell office:value-type="float" office:value="0.936855709798" calcext:value-type="float">
            <text:p>0.9369</text:p>
          </table:table-cell>
          <table:table-cell office:value-type="float" office:value="0.931831740658" calcext:value-type="float">
            <text:p>0.9318</text:p>
          </table:table-cell>
          <table:table-cell office:value-type="float" office:value="0.931435974892" calcext:value-type="float">
            <text:p>0.9314</text:p>
          </table:table-cell>
          <table:table-cell office:value-type="float" office:value="0.929272220015" calcext:value-type="float">
            <text:p>0.9293</text:p>
          </table:table-cell>
          <table:table-cell table:formula="of:=[.H6]-[.B6]" office:value-type="float" office:value="0.0454081991190001" calcext:value-type="float">
            <text:p>0.04540819911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413350308" calcext:value-type="float">
            <text:p>0.9144</text:p>
          </table:table-cell>
          <table:table-cell office:value-type="float" office:value="0.901260269494" calcext:value-type="float">
            <text:p>0.9013</text:p>
          </table:table-cell>
          <table:table-cell office:value-type="float" office:value="0.940013100392" calcext:value-type="float">
            <text:p>0.9400</text:p>
          </table:table-cell>
          <table:table-cell office:value-type="float" office:value="0.933564414955" calcext:value-type="float">
            <text:p>0.9336</text:p>
          </table:table-cell>
          <table:table-cell office:value-type="float" office:value="0.918201908966" calcext:value-type="float">
            <text:p>0.9182</text:p>
          </table:table-cell>
          <table:table-cell office:value-type="float" office:value="0.905107345002" calcext:value-type="float">
            <text:p>0.9051</text:p>
          </table:table-cell>
          <table:table-cell office:value-type="float" office:value="0.903163326458" calcext:value-type="float">
            <text:p>0.9032</text:p>
          </table:table-cell>
          <table:table-cell office:value-type="float" office:value="0.89822514671" calcext:value-type="float">
            <text:p>0.8982</text:p>
          </table:table-cell>
          <table:table-cell office:value-type="float" office:value="0.900263489695" calcext:value-type="float">
            <text:p>0.9003</text:p>
          </table:table-cell>
          <table:table-cell office:value-type="float" office:value="0.898055654686" calcext:value-type="float">
            <text:p>0.8981</text:p>
          </table:table-cell>
          <table:table-cell office:value-type="float" office:value="0.898965814968" calcext:value-type="float">
            <text:p>0.8990</text:p>
          </table:table-cell>
          <table:table-cell table:formula="of:=[.H7]-[.B7]" office:value-type="float" office:value="-0.01125002385" calcext:value-type="float">
            <text:p>-0.0112500238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53319994" calcext:value-type="float">
            <text:p>0.9880</text:p>
          </table:table-cell>
          <table:table-cell office:value-type="float" office:value="0.987967558481" calcext:value-type="float">
            <text:p>0.9880</text:p>
          </table:table-cell>
          <table:table-cell office:value-type="float" office:value="0.987967333648" calcext:value-type="float">
            <text:p>0.9880</text:p>
          </table:table-cell>
          <table:table-cell office:value-type="float" office:value="0.987968136658" calcext:value-type="float">
            <text:p>0.9880</text:p>
          </table:table-cell>
          <table:table-cell office:value-type="float" office:value="0.987967455968" calcext:value-type="float">
            <text:p>0.9880</text:p>
          </table:table-cell>
          <table:table-cell office:value-type="float" office:value="0.987966719676" calcext:value-type="float">
            <text:p>0.9880</text:p>
          </table:table-cell>
          <table:table-cell office:value-type="float" office:value="0.98796716092" calcext:value-type="float">
            <text:p>0.9880</text:p>
          </table:table-cell>
          <table:table-cell office:value-type="float" office:value="0.987964982879" calcext:value-type="float">
            <text:p>0.9880</text:p>
          </table:table-cell>
          <table:table-cell office:value-type="float" office:value="0.987963823744" calcext:value-type="float">
            <text:p>0.9880</text:p>
          </table:table-cell>
          <table:table-cell office:value-type="float" office:value="0.987964131111" calcext:value-type="float">
            <text:p>0.9880</text:p>
          </table:table-cell>
          <table:table-cell office:value-type="float" office:value="0.987966324879" calcext:value-type="float">
            <text:p>0.9880</text:p>
          </table:table-cell>
          <table:table-cell table:formula="of:=[.H8]-[.B8]" office:value-type="float" office:value="0.0000138409259999861" calcext:value-type="float">
            <text:p>1.38409259999861E-0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3305157973" calcext:value-type="float">
            <text:p>0.8133</text:p>
          </table:table-cell>
          <table:table-cell office:value-type="float" office:value="0.823443584291" calcext:value-type="float">
            <text:p>0.8234</text:p>
          </table:table-cell>
          <table:table-cell office:value-type="float" office:value="0.869185961066" calcext:value-type="float">
            <text:p>0.8692</text:p>
          </table:table-cell>
          <table:table-cell office:value-type="float" office:value="0.909117347987" calcext:value-type="float">
            <text:p>0.9091</text:p>
          </table:table-cell>
          <table:table-cell office:value-type="float" office:value="0.950154313202" calcext:value-type="float">
            <text:p>0.9502</text:p>
          </table:table-cell>
          <table:table-cell office:value-type="float" office:value="0.949369614168" calcext:value-type="float">
            <text:p>0.9494</text:p>
          </table:table-cell>
          <table:table-cell office:value-type="float" office:value="0.949035265872" calcext:value-type="float">
            <text:p>0.9490</text:p>
          </table:table-cell>
          <table:table-cell office:value-type="float" office:value="0.949853076687" calcext:value-type="float">
            <text:p>0.9499</text:p>
          </table:table-cell>
          <table:table-cell office:value-type="float" office:value="0.950363488545" calcext:value-type="float">
            <text:p>0.9504</text:p>
          </table:table-cell>
          <table:table-cell office:value-type="float" office:value="0.948971159063" calcext:value-type="float">
            <text:p>0.9490</text:p>
          </table:table-cell>
          <table:table-cell office:value-type="float" office:value="0.94954322478" calcext:value-type="float">
            <text:p>0.9495</text:p>
          </table:table-cell>
          <table:table-cell table:formula="of:=[.H9]-[.B9]" office:value-type="float" office:value="0.135730107899" calcext:value-type="float">
            <text:p>0.13573010789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38001826944" calcext:value-type="float">
            <text:p>0.8380</text:p>
          </table:table-cell>
          <table:table-cell office:value-type="float" office:value="0.872875424725" calcext:value-type="float">
            <text:p>0.8729</text:p>
          </table:table-cell>
          <table:table-cell office:value-type="float" office:value="0.973387010987" calcext:value-type="float">
            <text:p>0.9734</text:p>
          </table:table-cell>
          <table:table-cell office:value-type="float" office:value="0.972709794465" calcext:value-type="float">
            <text:p>0.9727</text:p>
          </table:table-cell>
          <table:table-cell office:value-type="float" office:value="0.972996765586" calcext:value-type="float">
            <text:p>0.9730</text:p>
          </table:table-cell>
          <table:table-cell office:value-type="float" office:value="0.973423484357" calcext:value-type="float">
            <text:p>0.9734</text:p>
          </table:table-cell>
          <table:table-cell office:value-type="float" office:value="0.972896021645" calcext:value-type="float">
            <text:p>0.9729</text:p>
          </table:table-cell>
          <table:table-cell office:value-type="float" office:value="0.97259177274" calcext:value-type="float">
            <text:p>0.9726</text:p>
          </table:table-cell>
          <table:table-cell office:value-type="float" office:value="0.971602024051" calcext:value-type="float">
            <text:p>0.9716</text:p>
          </table:table-cell>
          <table:table-cell office:value-type="float" office:value="0.972701244694" calcext:value-type="float">
            <text:p>0.9727</text:p>
          </table:table-cell>
          <table:table-cell office:value-type="float" office:value="0.971943811656" calcext:value-type="float">
            <text:p>0.9719</text:p>
          </table:table-cell>
          <table:table-cell table:formula="of:=[.H10]-[.B10]" office:value-type="float" office:value="0.134894194701" calcext:value-type="float">
            <text:p>0.1348941947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681416" calcext:value-type="float">
            <text:p>0.9929</text:p>
          </table:table-cell>
          <table:table-cell office:value-type="float" office:value="0.992907866837" calcext:value-type="float">
            <text:p>0.9929</text:p>
          </table:table-cell>
          <table:table-cell office:value-type="float" office:value="0.992907902409" calcext:value-type="float">
            <text:p>0.9929</text:p>
          </table:table-cell>
          <table:table-cell office:value-type="float" office:value="0.992907880405" calcext:value-type="float">
            <text:p>0.9929</text:p>
          </table:table-cell>
          <table:table-cell office:value-type="float" office:value="0.992907824173" calcext:value-type="float">
            <text:p>0.9929</text:p>
          </table:table-cell>
          <table:table-cell office:value-type="float" office:value="0.992907830199" calcext:value-type="float">
            <text:p>0.9929</text:p>
          </table:table-cell>
          <table:table-cell office:value-type="float" office:value="0.992907826627" calcext:value-type="float">
            <text:p>0.9929</text:p>
          </table:table-cell>
          <table:table-cell office:value-type="float" office:value="0.992907808147" calcext:value-type="float">
            <text:p>0.9929</text:p>
          </table:table-cell>
          <table:table-cell office:value-type="float" office:value="0.992907819352" calcext:value-type="float">
            <text:p>0.9929</text:p>
          </table:table-cell>
          <table:table-cell office:value-type="float" office:value="0.992907813927" calcext:value-type="float">
            <text:p>0.9929</text:p>
          </table:table-cell>
          <table:table-cell office:value-type="float" office:value="0.992907820436" calcext:value-type="float">
            <text:p>0.9929</text:p>
          </table:table-cell>
          <table:table-cell table:formula="of:=[.H11]-[.B11]" office:value-type="float" office:value="0.000000145211000002199" calcext:value-type="float">
            <text:p>1.45211000002199E-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2]-[.B12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553302" calcext:value-type="float">
            <text:p>0.9894</text:p>
          </table:table-cell>
          <table:table-cell office:value-type="float" office:value="0.989443793725" calcext:value-type="float">
            <text:p>0.9894</text:p>
          </table:table-cell>
          <table:table-cell office:value-type="float" office:value="0.989443817495" calcext:value-type="float">
            <text:p>0.9894</text:p>
          </table:table-cell>
          <table:table-cell office:value-type="float" office:value="0.989443830326" calcext:value-type="float">
            <text:p>0.9894</text:p>
          </table:table-cell>
          <table:table-cell office:value-type="float" office:value="0.989443900718" calcext:value-type="float">
            <text:p>0.9894</text:p>
          </table:table-cell>
          <table:table-cell office:value-type="float" office:value="0.989443929653" calcext:value-type="float">
            <text:p>0.9894</text:p>
          </table:table-cell>
          <table:table-cell office:value-type="float" office:value="0.9894438703" calcext:value-type="float">
            <text:p>0.9894</text:p>
          </table:table-cell>
          <table:table-cell office:value-type="float" office:value="0.989443781114" calcext:value-type="float">
            <text:p>0.9894</text:p>
          </table:table-cell>
          <table:table-cell office:value-type="float" office:value="0.989443811023" calcext:value-type="float">
            <text:p>0.9894</text:p>
          </table:table-cell>
          <table:table-cell office:value-type="float" office:value="0.989443893408" calcext:value-type="float">
            <text:p>0.9894</text:p>
          </table:table-cell>
          <table:table-cell office:value-type="float" office:value="0.989443862062" calcext:value-type="float">
            <text:p>0.9894</text:p>
          </table:table-cell>
          <table:table-cell table:formula="of:=[.H13]-[.B13]" office:value-type="float" office:value="0.000000316998000071678" calcext:value-type="float">
            <text:p>3.16998000071678E-0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34705097501" calcext:value-type="float">
            <text:p>0.6347</text:p>
          </table:table-cell>
          <table:table-cell office:value-type="float" office:value="0.9894435864" calcext:value-type="float">
            <text:p>0.9894</text:p>
          </table:table-cell>
          <table:table-cell office:value-type="float" office:value="0.98944354222" calcext:value-type="float">
            <text:p>0.9894</text:p>
          </table:table-cell>
          <table:table-cell office:value-type="float" office:value="0.989443552381" calcext:value-type="float">
            <text:p>0.9894</text:p>
          </table:table-cell>
          <table:table-cell office:value-type="float" office:value="0.989443538609" calcext:value-type="float">
            <text:p>0.9894</text:p>
          </table:table-cell>
          <table:table-cell office:value-type="float" office:value="0.98944356942" calcext:value-type="float">
            <text:p>0.9894</text:p>
          </table:table-cell>
          <table:table-cell office:value-type="float" office:value="0.989443566119" calcext:value-type="float">
            <text:p>0.9894</text:p>
          </table:table-cell>
          <table:table-cell office:value-type="float" office:value="0.989443497069" calcext:value-type="float">
            <text:p>0.9894</text:p>
          </table:table-cell>
          <table:table-cell office:value-type="float" office:value="0.989443520869" calcext:value-type="float">
            <text:p>0.9894</text:p>
          </table:table-cell>
          <table:table-cell office:value-type="float" office:value="0.989443520357" calcext:value-type="float">
            <text:p>0.9894</text:p>
          </table:table-cell>
          <table:table-cell office:value-type="float" office:value="0.989443577592" calcext:value-type="float">
            <text:p>0.9894</text:p>
          </table:table-cell>
          <table:table-cell table:formula="of:=[.H14]-[.B14]" office:value-type="float" office:value="0.354738468618" calcext:value-type="float">
            <text:p>0.35473846861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5]-[.B15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68477687452" calcext:value-type="float">
            <text:p>0.9685</text:p>
          </table:table-cell>
          <table:table-cell office:value-type="float" office:value="0.989443625426" calcext:value-type="float">
            <text:p>0.9894</text:p>
          </table:table-cell>
          <table:table-cell office:value-type="float" office:value="0.989443565863" calcext:value-type="float">
            <text:p>0.9894</text:p>
          </table:table-cell>
          <table:table-cell office:value-type="float" office:value="0.989443581845" calcext:value-type="float">
            <text:p>0.9894</text:p>
          </table:table-cell>
          <table:table-cell office:value-type="float" office:value="0.989443645411" calcext:value-type="float">
            <text:p>0.9894</text:p>
          </table:table-cell>
          <table:table-cell office:value-type="float" office:value="0.98944363165" calcext:value-type="float">
            <text:p>0.9894</text:p>
          </table:table-cell>
          <table:table-cell office:value-type="float" office:value="0.989443630515" calcext:value-type="float">
            <text:p>0.9894</text:p>
          </table:table-cell>
          <table:table-cell office:value-type="float" office:value="0.9894436273" calcext:value-type="float">
            <text:p>0.9894</text:p>
          </table:table-cell>
          <table:table-cell office:value-type="float" office:value="0.989443645632" calcext:value-type="float">
            <text:p>0.9894</text:p>
          </table:table-cell>
          <table:table-cell office:value-type="float" office:value="0.989443626171" calcext:value-type="float">
            <text:p>0.9894</text:p>
          </table:table-cell>
          <table:table-cell office:value-type="float" office:value="0.989443690887" calcext:value-type="float">
            <text:p>0.9894</text:p>
          </table:table-cell>
          <table:table-cell table:formula="of:=[.H16]-[.B16]" office:value-type="float" office:value="0.0209659430629999" calcext:value-type="float">
            <text:p>0.020965943063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5383201922" calcext:value-type="float">
            <text:p>0.9454</text:p>
          </table:table-cell>
          <table:table-cell office:value-type="float" office:value="0.995808440557" calcext:value-type="float">
            <text:p>0.9958</text:p>
          </table:table-cell>
          <table:table-cell office:value-type="float" office:value="0.995808502572" calcext:value-type="float">
            <text:p>0.9958</text:p>
          </table:table-cell>
          <table:table-cell office:value-type="float" office:value="0.995808512988" calcext:value-type="float">
            <text:p>0.9958</text:p>
          </table:table-cell>
          <table:table-cell office:value-type="float" office:value="0.995808509259" calcext:value-type="float">
            <text:p>0.9958</text:p>
          </table:table-cell>
          <table:table-cell office:value-type="float" office:value="0.99580845927" calcext:value-type="float">
            <text:p>0.9958</text:p>
          </table:table-cell>
          <table:table-cell office:value-type="float" office:value="0.995808477485" calcext:value-type="float">
            <text:p>0.9958</text:p>
          </table:table-cell>
          <table:table-cell office:value-type="float" office:value="0.995808410797" calcext:value-type="float">
            <text:p>0.9958</text:p>
          </table:table-cell>
          <table:table-cell office:value-type="float" office:value="0.995808470472" calcext:value-type="float">
            <text:p>0.9958</text:p>
          </table:table-cell>
          <table:table-cell office:value-type="float" office:value="0.995808425322" calcext:value-type="float">
            <text:p>0.9958</text:p>
          </table:table-cell>
          <table:table-cell office:value-type="float" office:value="0.995808491228" calcext:value-type="float">
            <text:p>0.9958</text:p>
          </table:table-cell>
          <table:table-cell table:formula="of:=[.H17]-[.B17]" office:value-type="float" office:value="0.050425275563" calcext:value-type="float">
            <text:p>0.05042527556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527459873" calcext:value-type="float">
            <text:p>0.9945</text:p>
          </table:table-cell>
          <table:table-cell office:value-type="float" office:value="0.994446723478" calcext:value-type="float">
            <text:p>0.9944</text:p>
          </table:table-cell>
          <table:table-cell office:value-type="float" office:value="0.99436806393" calcext:value-type="float">
            <text:p>0.9944</text:p>
          </table:table-cell>
          <table:table-cell office:value-type="float" office:value="0.994330026878" calcext:value-type="float">
            <text:p>0.9943</text:p>
          </table:table-cell>
          <table:table-cell office:value-type="float" office:value="0.994326515117" calcext:value-type="float">
            <text:p>0.9943</text:p>
          </table:table-cell>
          <table:table-cell office:value-type="float" office:value="0.994306289848" calcext:value-type="float">
            <text:p>0.9943</text:p>
          </table:table-cell>
          <table:table-cell office:value-type="float" office:value="0.994297283205" calcext:value-type="float">
            <text:p>0.9943</text:p>
          </table:table-cell>
          <table:table-cell office:value-type="float" office:value="0.994279335539" calcext:value-type="float">
            <text:p>0.9943</text:p>
          </table:table-cell>
          <table:table-cell office:value-type="float" office:value="0.99428766299" calcext:value-type="float">
            <text:p>0.9943</text:p>
          </table:table-cell>
          <table:table-cell office:value-type="float" office:value="0.994271461426" calcext:value-type="float">
            <text:p>0.9943</text:p>
          </table:table-cell>
          <table:table-cell office:value-type="float" office:value="0.994293130789" calcext:value-type="float">
            <text:p>0.9943</text:p>
          </table:table-cell>
          <table:table-cell table:formula="of:=[.H18]-[.B18]" office:value-type="float" office:value="-0.000230176667999959" calcext:value-type="float">
            <text:p>-0.0002301766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131086174" calcext:value-type="float">
            <text:p>0.9913</text:p>
          </table:table-cell>
          <table:table-cell office:value-type="float" office:value="0.99143878696" calcext:value-type="float">
            <text:p>0.9914</text:p>
          </table:table-cell>
          <table:table-cell office:value-type="float" office:value="0.993538200077" calcext:value-type="float">
            <text:p>0.9935</text:p>
          </table:table-cell>
          <table:table-cell office:value-type="float" office:value="0.993437291812" calcext:value-type="float">
            <text:p>0.9934</text:p>
          </table:table-cell>
          <table:table-cell office:value-type="float" office:value="0.993437367345" calcext:value-type="float">
            <text:p>0.9934</text:p>
          </table:table-cell>
          <table:table-cell office:value-type="float" office:value="0.993396911345" calcext:value-type="float">
            <text:p>0.9934</text:p>
          </table:table-cell>
          <table:table-cell office:value-type="float" office:value="0.993105568726" calcext:value-type="float">
            <text:p>0.9931</text:p>
          </table:table-cell>
          <table:table-cell office:value-type="float" office:value="0.993397243186" calcext:value-type="float">
            <text:p>0.9934</text:p>
          </table:table-cell>
          <table:table-cell office:value-type="float" office:value="0.993472570806" calcext:value-type="float">
            <text:p>0.9935</text:p>
          </table:table-cell>
          <table:table-cell office:value-type="float" office:value="0.993291136653" calcext:value-type="float">
            <text:p>0.9933</text:p>
          </table:table-cell>
          <table:table-cell office:value-type="float" office:value="0.993358590766" calcext:value-type="float">
            <text:p>0.9934</text:p>
          </table:table-cell>
          <table:table-cell table:formula="of:=[.H19]-[.B19]" office:value-type="float" office:value="0.00179470698600004" calcext:value-type="float">
            <text:p>0.001794706986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336232235" calcext:value-type="float">
            <text:p>0.6134</text:p>
          </table:table-cell>
          <table:table-cell office:value-type="float" office:value="0.818797643748" calcext:value-type="float">
            <text:p>0.8188</text:p>
          </table:table-cell>
          <table:table-cell office:value-type="float" office:value="0.904270496292" calcext:value-type="float">
            <text:p>0.9043</text:p>
          </table:table-cell>
          <table:table-cell office:value-type="float" office:value="0.902687083722" calcext:value-type="float">
            <text:p>0.9027</text:p>
          </table:table-cell>
          <table:table-cell office:value-type="float" office:value="0.903814682955" calcext:value-type="float">
            <text:p>0.9038</text:p>
          </table:table-cell>
          <table:table-cell office:value-type="float" office:value="0.910184495855" calcext:value-type="float">
            <text:p>0.9102</text:p>
          </table:table-cell>
          <table:table-cell office:value-type="float" office:value="0.913010758812" calcext:value-type="float">
            <text:p>0.9130</text:p>
          </table:table-cell>
          <table:table-cell office:value-type="float" office:value="0.906616986463" calcext:value-type="float">
            <text:p>0.9066</text:p>
          </table:table-cell>
          <table:table-cell office:value-type="float" office:value="0.903565021619" calcext:value-type="float">
            <text:p>0.9036</text:p>
          </table:table-cell>
          <table:table-cell office:value-type="float" office:value="0.908875828705" calcext:value-type="float">
            <text:p>0.9089</text:p>
          </table:table-cell>
          <table:table-cell office:value-type="float" office:value="0.900607999402" calcext:value-type="float">
            <text:p>0.9006</text:p>
          </table:table-cell>
          <table:table-cell table:formula="of:=[.H20]-[.B20]" office:value-type="float" office:value="0.299648436462" calcext:value-type="float">
            <text:p>0.29964843646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8184672412" calcext:value-type="float">
            <text:p>0.9582</text:p>
          </table:table-cell>
          <table:table-cell office:value-type="float" office:value="0.96484597306" calcext:value-type="float">
            <text:p>0.9648</text:p>
          </table:table-cell>
          <table:table-cell office:value-type="float" office:value="0.971018016422" calcext:value-type="float">
            <text:p>0.9710</text:p>
          </table:table-cell>
          <table:table-cell office:value-type="float" office:value="0.970273430332" calcext:value-type="float">
            <text:p>0.9703</text:p>
          </table:table-cell>
          <table:table-cell office:value-type="float" office:value="0.971049090135" calcext:value-type="float">
            <text:p>0.9710</text:p>
          </table:table-cell>
          <table:table-cell office:value-type="float" office:value="0.971116932205" calcext:value-type="float">
            <text:p>0.9711</text:p>
          </table:table-cell>
          <table:table-cell office:value-type="float" office:value="0.971097771302" calcext:value-type="float">
            <text:p>0.9711</text:p>
          </table:table-cell>
          <table:table-cell office:value-type="float" office:value="0.97063629293" calcext:value-type="float">
            <text:p>0.9706</text:p>
          </table:table-cell>
          <table:table-cell office:value-type="float" office:value="0.970715755014" calcext:value-type="float">
            <text:p>0.9707</text:p>
          </table:table-cell>
          <table:table-cell office:value-type="float" office:value="0.970657010352" calcext:value-type="float">
            <text:p>0.9707</text:p>
          </table:table-cell>
          <table:table-cell office:value-type="float" office:value="0.971024321437" calcext:value-type="float">
            <text:p>0.9710</text:p>
          </table:table-cell>
          <table:table-cell table:formula="of:=[.H21]-[.B21]" office:value-type="float" office:value="0.01291309889" calcext:value-type="float">
            <text:p>0.0129130988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1847313521" calcext:value-type="float">
            <text:p>0.4918</text:p>
          </table:table-cell>
          <table:table-cell office:value-type="float" office:value="0.762815028734" calcext:value-type="float">
            <text:p>0.7628</text:p>
          </table:table-cell>
          <table:table-cell office:value-type="float" office:value="0.965194254785" calcext:value-type="float">
            <text:p>0.9652</text:p>
          </table:table-cell>
          <table:table-cell office:value-type="float" office:value="0.972047385584" calcext:value-type="float">
            <text:p>0.9720</text:p>
          </table:table-cell>
          <table:table-cell office:value-type="float" office:value="0.970582901685" calcext:value-type="float">
            <text:p>0.9706</text:p>
          </table:table-cell>
          <table:table-cell office:value-type="float" office:value="0.973606293566" calcext:value-type="float">
            <text:p>0.9736</text:p>
          </table:table-cell>
          <table:table-cell office:value-type="float" office:value="0.969640682987" calcext:value-type="float">
            <text:p>0.9696</text:p>
          </table:table-cell>
          <table:table-cell office:value-type="float" office:value="0.96893506044" calcext:value-type="float">
            <text:p>0.9689</text:p>
          </table:table-cell>
          <table:table-cell office:value-type="float" office:value="0.970056422622" calcext:value-type="float">
            <text:p>0.9701</text:p>
          </table:table-cell>
          <table:table-cell office:value-type="float" office:value="0.968265718672" calcext:value-type="float">
            <text:p>0.9683</text:p>
          </table:table-cell>
          <table:table-cell office:value-type="float" office:value="0.968739273796" calcext:value-type="float">
            <text:p>0.9687</text:p>
          </table:table-cell>
          <table:table-cell table:formula="of:=[.H22]-[.B22]" office:value-type="float" office:value="0.477793369466" calcext:value-type="float">
            <text:p>0.47779336946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96243681" calcext:value-type="float">
            <text:p>0.4740</text:p>
          </table:table-cell>
          <table:table-cell office:value-type="float" office:value="0.846534432933" calcext:value-type="float">
            <text:p>0.8465</text:p>
          </table:table-cell>
          <table:table-cell office:value-type="float" office:value="0.94522989174" calcext:value-type="float">
            <text:p>0.9452</text:p>
          </table:table-cell>
          <table:table-cell office:value-type="float" office:value="0.939685817845" calcext:value-type="float">
            <text:p>0.9397</text:p>
          </table:table-cell>
          <table:table-cell office:value-type="float" office:value="0.935643794716" calcext:value-type="float">
            <text:p>0.9356</text:p>
          </table:table-cell>
          <table:table-cell office:value-type="float" office:value="0.936168232711" calcext:value-type="float">
            <text:p>0.9362</text:p>
          </table:table-cell>
          <table:table-cell office:value-type="float" office:value="0.932379696081" calcext:value-type="float">
            <text:p>0.9324</text:p>
          </table:table-cell>
          <table:table-cell office:value-type="float" office:value="0.935766371027" calcext:value-type="float">
            <text:p>0.9358</text:p>
          </table:table-cell>
          <table:table-cell office:value-type="float" office:value="0.934517247876" calcext:value-type="float">
            <text:p>0.9345</text:p>
          </table:table-cell>
          <table:table-cell office:value-type="float" office:value="0.936251480338" calcext:value-type="float">
            <text:p>0.9363</text:p>
          </table:table-cell>
          <table:table-cell office:value-type="float" office:value="0.935652427316" calcext:value-type="float">
            <text:p>0.9357</text:p>
          </table:table-cell>
          <table:table-cell table:formula="of:=[.H23]-[.B23]" office:value-type="float" office:value="0.458417259271" calcext:value-type="float">
            <text:p>0.45841725927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63422850326" calcext:value-type="float">
            <text:p>0.8634</text:p>
          </table:table-cell>
          <table:table-cell office:value-type="float" office:value="0.992487980557" calcext:value-type="float">
            <text:p>0.9925</text:p>
          </table:table-cell>
          <table:table-cell office:value-type="float" office:value="0.992457234617" calcext:value-type="float">
            <text:p>0.9925</text:p>
          </table:table-cell>
          <table:table-cell office:value-type="float" office:value="0.992388455494" calcext:value-type="float">
            <text:p>0.9924</text:p>
          </table:table-cell>
          <table:table-cell office:value-type="float" office:value="0.992319776913" calcext:value-type="float">
            <text:p>0.9923</text:p>
          </table:table-cell>
          <table:table-cell office:value-type="float" office:value="0.992275719664" calcext:value-type="float">
            <text:p>0.9923</text:p>
          </table:table-cell>
          <table:table-cell office:value-type="float" office:value="0.99226571837" calcext:value-type="float">
            <text:p>0.9923</text:p>
          </table:table-cell>
          <table:table-cell office:value-type="float" office:value="0.992245703493" calcext:value-type="float">
            <text:p>0.9922</text:p>
          </table:table-cell>
          <table:table-cell office:value-type="float" office:value="0.992200723425" calcext:value-type="float">
            <text:p>0.9922</text:p>
          </table:table-cell>
          <table:table-cell office:value-type="float" office:value="0.992259978819" calcext:value-type="float">
            <text:p>0.9923</text:p>
          </table:table-cell>
          <table:table-cell office:value-type="float" office:value="0.992194984726" calcext:value-type="float">
            <text:p>0.9922</text:p>
          </table:table-cell>
          <table:table-cell table:formula="of:=[.H24]-[.B24]" office:value-type="float" office:value="0.128842868044" calcext:value-type="float">
            <text:p>0.128842868044</text:p>
          </table:table-cell>
        </table:table-row>
        <table:table-row table:style-name="ro1">
          <table:table-cell/>
          <table:table-cell table:formula="of:=AVERAGE([.B2:.B24])" office:value-type="float" office:value="0.872307909253348" calcext:value-type="float">
            <text:p>0.8723</text:p>
          </table:table-cell>
          <table:table-cell table:formula="of:=AVERAGE([.C2:.C24])" office:value-type="float" office:value="0.944839663367261" calcext:value-type="float">
            <text:p>0.9448</text:p>
          </table:table-cell>
          <table:table-cell table:formula="of:=AVERAGE([.D2:.D24])" office:value-type="float" office:value="0.970543253214261" calcext:value-type="float">
            <text:p>0.9705</text:p>
          </table:table-cell>
          <table:table-cell table:formula="of:=AVERAGE([.E2:.E24])" office:value-type="float" office:value="0.972104195789696" calcext:value-type="float">
            <text:p>0.9721</text:p>
          </table:table-cell>
          <table:table-cell table:formula="of:=AVERAGE([.F2:.F24])" office:value-type="float" office:value="0.973288149174826" calcext:value-type="float">
            <text:p>0.9733</text:p>
          </table:table-cell>
          <table:table-cell table:formula="of:=AVERAGE([.G2:.G24])" office:value-type="float" office:value="0.973990731513087" calcext:value-type="float">
            <text:p>0.9740</text:p>
          </table:table-cell>
          <table:table-cell table:formula="of:=AVERAGE([.H2:.H24])" office:value-type="float" office:value="0.974532696666783" calcext:value-type="float">
            <text:p>0.9745</text:p>
          </table:table-cell>
          <table:table-cell table:formula="of:=AVERAGE([.I2:.I24])" office:value-type="float" office:value="0.974096687173739" calcext:value-type="float">
            <text:p>0.9741</text:p>
          </table:table-cell>
          <table:table-cell table:formula="of:=AVERAGE([.J2:.J24])" office:value-type="float" office:value="0.973625597439782" calcext:value-type="float">
            <text:p>0.9736</text:p>
          </table:table-cell>
          <table:table-cell table:formula="of:=AVERAGE([.K2:.K24])" office:value-type="float" office:value="0.973340768576696" calcext:value-type="float">
            <text:p>0.9733</text:p>
          </table:table-cell>
          <table:table-cell table:formula="of:=AVERAGE([.L2:.L24])" office:value-type="float" office:value="0.973750651589435" calcext:value-type="float">
            <text:p>0.9738</text:p>
          </table:table-cell>
          <table:table-cell table:formula="of:=[.H25]-[.B25]" office:value-type="float" office:value="0.102224787413435" calcext:value-type="float">
            <text:p>0.102224787413435</text:p>
          </table:table-cell>
        </table:table-row>
        <table:table-row table:style-name="ro1">
          <table:table-cell table:number-columns-repeated="12"/>
          <table:table-cell table:formula="of:=[.H26]-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665268834" calcext:value-type="float">
            <text:p>0.9577</text:p>
          </table:table-cell>
          <table:table-cell office:value-type="float" office:value="0.968860302049" calcext:value-type="float">
            <text:p>0.9689</text:p>
          </table:table-cell>
          <table:table-cell office:value-type="float" office:value="0.970031627347" calcext:value-type="float">
            <text:p>0.9700</text:p>
          </table:table-cell>
          <table:table-cell office:value-type="float" office:value="0.970063891485" calcext:value-type="float">
            <text:p>0.9701</text:p>
          </table:table-cell>
          <table:table-cell office:value-type="float" office:value="0.9679710687" calcext:value-type="float">
            <text:p>0.9680</text:p>
          </table:table-cell>
          <table:table-cell office:value-type="float" office:value="0.969243203202" calcext:value-type="float">
            <text:p>0.9692</text:p>
          </table:table-cell>
          <table:table-cell office:value-type="float" office:value="0.96908312291" calcext:value-type="float">
            <text:p>0.9691</text:p>
          </table:table-cell>
          <table:table-cell office:value-type="float" office:value="0.969787268135" calcext:value-type="float">
            <text:p>0.9698</text:p>
          </table:table-cell>
          <table:table-cell office:value-type="float" office:value="0.968915082856" calcext:value-type="float">
            <text:p>0.9689</text:p>
          </table:table-cell>
          <table:table-cell office:value-type="float" office:value="0.968902758243" calcext:value-type="float">
            <text:p>0.9689</text:p>
          </table:table-cell>
          <table:table-cell office:value-type="float" office:value="0.968384848434" calcext:value-type="float">
            <text:p>0.9684</text:p>
          </table:table-cell>
          <table:table-cell table:formula="of:=[.H27]-[.B27]" office:value-type="float" office:value="0.011417854076" calcext:value-type="float">
            <text:p>0.01141785407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33259461303" calcext:value-type="float">
            <text:p>0.9333</text:p>
          </table:table-cell>
          <table:table-cell office:value-type="float" office:value="0.978548461269" calcext:value-type="float">
            <text:p>0.9785</text:p>
          </table:table-cell>
          <table:table-cell office:value-type="float" office:value="0.978659430555" calcext:value-type="float">
            <text:p>0.9787</text:p>
          </table:table-cell>
          <table:table-cell office:value-type="float" office:value="0.978621163454" calcext:value-type="float">
            <text:p>0.9786</text:p>
          </table:table-cell>
          <table:table-cell office:value-type="float" office:value="0.978554109326" calcext:value-type="float">
            <text:p>0.9786</text:p>
          </table:table-cell>
          <table:table-cell office:value-type="float" office:value="0.978686282608" calcext:value-type="float">
            <text:p>0.9787</text:p>
          </table:table-cell>
          <table:table-cell office:value-type="float" office:value="0.978799627084" calcext:value-type="float">
            <text:p>0.9788</text:p>
          </table:table-cell>
          <table:table-cell office:value-type="float" office:value="0.978837209504" calcext:value-type="float">
            <text:p>0.9788</text:p>
          </table:table-cell>
          <table:table-cell office:value-type="float" office:value="0.978621678011" calcext:value-type="float">
            <text:p>0.9786</text:p>
          </table:table-cell>
          <table:table-cell office:value-type="float" office:value="0.978865796788" calcext:value-type="float">
            <text:p>0.9789</text:p>
          </table:table-cell>
          <table:table-cell office:value-type="float" office:value="0.978502864371" calcext:value-type="float">
            <text:p>0.9785</text:p>
          </table:table-cell>
          <table:table-cell table:formula="of:=[.H28]-[.B28]" office:value-type="float" office:value="0.0455401657810001" calcext:value-type="float">
            <text:p>0.0455401657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42311982" calcext:value-type="float">
            <text:p>0.9902</text:p>
          </table:table-cell>
          <table:table-cell office:value-type="float" office:value="0.990235710871" calcext:value-type="float">
            <text:p>0.9902</text:p>
          </table:table-cell>
          <table:table-cell office:value-type="float" office:value="0.990233339921" calcext:value-type="float">
            <text:p>0.9902</text:p>
          </table:table-cell>
          <table:table-cell office:value-type="float" office:value="0.990229761952" calcext:value-type="float">
            <text:p>0.9902</text:p>
          </table:table-cell>
          <table:table-cell office:value-type="float" office:value="0.990211366359" calcext:value-type="float">
            <text:p>0.9902</text:p>
          </table:table-cell>
          <table:table-cell office:value-type="float" office:value="0.990189714609" calcext:value-type="float">
            <text:p>0.9902</text:p>
          </table:table-cell>
          <table:table-cell office:value-type="float" office:value="0.990181853988" calcext:value-type="float">
            <text:p>0.9902</text:p>
          </table:table-cell>
          <table:table-cell office:value-type="float" office:value="0.990181592296" calcext:value-type="float">
            <text:p>0.9902</text:p>
          </table:table-cell>
          <table:table-cell office:value-type="float" office:value="0.990191842655" calcext:value-type="float">
            <text:p>0.9902</text:p>
          </table:table-cell>
          <table:table-cell office:value-type="float" office:value="0.990181743262" calcext:value-type="float">
            <text:p>0.9902</text:p>
          </table:table-cell>
          <table:table-cell office:value-type="float" office:value="0.990182857936" calcext:value-type="float">
            <text:p>0.9902</text:p>
          </table:table-cell>
          <table:table-cell table:formula="of:=[.H29]-[.B29]" office:value-type="float" office:value="-0.0000604579940000072" calcext:value-type="float">
            <text:p>-6.04579940000072E-0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130221602" calcext:value-type="float">
            <text:p>0.8971</text:p>
          </table:table-cell>
          <table:table-cell office:value-type="float" office:value="0.897197578789" calcext:value-type="float">
            <text:p>0.8972</text:p>
          </table:table-cell>
          <table:table-cell office:value-type="float" office:value="0.897242958014" calcext:value-type="float">
            <text:p>0.8972</text:p>
          </table:table-cell>
          <table:table-cell office:value-type="float" office:value="0.897365209674" calcext:value-type="float">
            <text:p>0.8974</text:p>
          </table:table-cell>
          <table:table-cell office:value-type="float" office:value="0.897428985464" calcext:value-type="float">
            <text:p>0.8974</text:p>
          </table:table-cell>
          <table:table-cell office:value-type="float" office:value="0.897377019368" calcext:value-type="float">
            <text:p>0.8974</text:p>
          </table:table-cell>
          <table:table-cell office:value-type="float" office:value="0.897465610654" calcext:value-type="float">
            <text:p>0.8975</text:p>
          </table:table-cell>
          <table:table-cell office:value-type="float" office:value="0.897338642825" calcext:value-type="float">
            <text:p>0.8973</text:p>
          </table:table-cell>
          <table:table-cell office:value-type="float" office:value="0.897392609906" calcext:value-type="float">
            <text:p>0.8974</text:p>
          </table:table-cell>
          <table:table-cell office:value-type="float" office:value="0.897485934835" calcext:value-type="float">
            <text:p>0.8975</text:p>
          </table:table-cell>
          <table:table-cell office:value-type="float" office:value="0.897402773605" calcext:value-type="float">
            <text:p>0.8974</text:p>
          </table:table-cell>
          <table:table-cell table:formula="of:=[.H30]-[.B30]" office:value-type="float" office:value="0.000335389052000035" calcext:value-type="float">
            <text:p>0.00033538905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087816916" calcext:value-type="float">
            <text:p>0.8291</text:p>
          </table:table-cell>
          <table:table-cell office:value-type="float" office:value="0.829035126141" calcext:value-type="float">
            <text:p>0.8290</text:p>
          </table:table-cell>
          <table:table-cell office:value-type="float" office:value="0.829116091167" calcext:value-type="float">
            <text:p>0.8291</text:p>
          </table:table-cell>
          <table:table-cell office:value-type="float" office:value="0.831960190565" calcext:value-type="float">
            <text:p>0.8320</text:p>
          </table:table-cell>
          <table:table-cell office:value-type="float" office:value="0.836984534242" calcext:value-type="float">
            <text:p>0.8370</text:p>
          </table:table-cell>
          <table:table-cell office:value-type="float" office:value="0.845458500046" calcext:value-type="float">
            <text:p>0.8455</text:p>
          </table:table-cell>
          <table:table-cell office:value-type="float" office:value="0.853911061953" calcext:value-type="float">
            <text:p>0.8539</text:p>
          </table:table-cell>
          <table:table-cell office:value-type="float" office:value="0.852649445389" calcext:value-type="float">
            <text:p>0.8526</text:p>
          </table:table-cell>
          <table:table-cell office:value-type="float" office:value="0.85157504232" calcext:value-type="float">
            <text:p>0.8516</text:p>
          </table:table-cell>
          <table:table-cell office:value-type="float" office:value="0.852177002466" calcext:value-type="float">
            <text:p>0.8522</text:p>
          </table:table-cell>
          <table:table-cell office:value-type="float" office:value="0.85167857635" calcext:value-type="float">
            <text:p>0.8517</text:p>
          </table:table-cell>
          <table:table-cell table:formula="of:=[.H31]-[.B31]" office:value-type="float" office:value="0.024823245037" calcext:value-type="float">
            <text:p>0.02482324503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6142841513" calcext:value-type="float">
            <text:p>0.8461</text:p>
          </table:table-cell>
          <table:table-cell office:value-type="float" office:value="0.850800155776" calcext:value-type="float">
            <text:p>0.8508</text:p>
          </table:table-cell>
          <table:table-cell office:value-type="float" office:value="0.862266824763" calcext:value-type="float">
            <text:p>0.8623</text:p>
          </table:table-cell>
          <table:table-cell office:value-type="float" office:value="0.851430098246" calcext:value-type="float">
            <text:p>0.8514</text:p>
          </table:table-cell>
          <table:table-cell office:value-type="float" office:value="0.842018357102" calcext:value-type="float">
            <text:p>0.8420</text:p>
          </table:table-cell>
          <table:table-cell office:value-type="float" office:value="0.838360972616" calcext:value-type="float">
            <text:p>0.8384</text:p>
          </table:table-cell>
          <table:table-cell office:value-type="float" office:value="0.832268357751" calcext:value-type="float">
            <text:p>0.8323</text:p>
          </table:table-cell>
          <table:table-cell office:value-type="float" office:value="0.820174340542" calcext:value-type="float">
            <text:p>0.8202</text:p>
          </table:table-cell>
          <table:table-cell office:value-type="float" office:value="0.814659937274" calcext:value-type="float">
            <text:p>0.8147</text:p>
          </table:table-cell>
          <table:table-cell office:value-type="float" office:value="0.810155486787" calcext:value-type="float">
            <text:p>0.8102</text:p>
          </table:table-cell>
          <table:table-cell office:value-type="float" office:value="0.806561229144" calcext:value-type="float">
            <text:p>0.8066</text:p>
          </table:table-cell>
          <table:table-cell table:formula="of:=[.H32]-[.B32]" office:value-type="float" office:value="-0.0138744837620001" calcext:value-type="float">
            <text:p>-0.01387448376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948991198" calcext:value-type="float">
            <text:p>0.8979</text:p>
          </table:table-cell>
          <table:table-cell office:value-type="float" office:value="0.898115251307" calcext:value-type="float">
            <text:p>0.8981</text:p>
          </table:table-cell>
          <table:table-cell office:value-type="float" office:value="0.898151752122" calcext:value-type="float">
            <text:p>0.8982</text:p>
          </table:table-cell>
          <table:table-cell office:value-type="float" office:value="0.897991976137" calcext:value-type="float">
            <text:p>0.8980</text:p>
          </table:table-cell>
          <table:table-cell office:value-type="float" office:value="0.8981608738" calcext:value-type="float">
            <text:p>0.8982</text:p>
          </table:table-cell>
          <table:table-cell office:value-type="float" office:value="0.897939476047" calcext:value-type="float">
            <text:p>0.8979</text:p>
          </table:table-cell>
          <table:table-cell office:value-type="float" office:value="0.898063889601" calcext:value-type="float">
            <text:p>0.8981</text:p>
          </table:table-cell>
          <table:table-cell office:value-type="float" office:value="0.898162042213" calcext:value-type="float">
            <text:p>0.8982</text:p>
          </table:table-cell>
          <table:table-cell office:value-type="float" office:value="0.897959595664" calcext:value-type="float">
            <text:p>0.8980</text:p>
          </table:table-cell>
          <table:table-cell office:value-type="float" office:value="0.898078838451" calcext:value-type="float">
            <text:p>0.8981</text:p>
          </table:table-cell>
          <table:table-cell office:value-type="float" office:value="0.897809346186" calcext:value-type="float">
            <text:p>0.8978</text:p>
          </table:table-cell>
          <table:table-cell table:formula="of:=[.H33]-[.B33]" office:value-type="float" office:value="0.000114898403000052" calcext:value-type="float">
            <text:p>0.00011489840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4292639175" calcext:value-type="float">
            <text:p>0.7943</text:p>
          </table:table-cell>
          <table:table-cell office:value-type="float" office:value="0.79828477718" calcext:value-type="float">
            <text:p>0.7983</text:p>
          </table:table-cell>
          <table:table-cell office:value-type="float" office:value="0.826991282564" calcext:value-type="float">
            <text:p>0.8270</text:p>
          </table:table-cell>
          <table:table-cell office:value-type="float" office:value="0.822514774013" calcext:value-type="float">
            <text:p>0.8225</text:p>
          </table:table-cell>
          <table:table-cell office:value-type="float" office:value="0.881086551794" calcext:value-type="float">
            <text:p>0.8811</text:p>
          </table:table-cell>
          <table:table-cell office:value-type="float" office:value="0.880468542417" calcext:value-type="float">
            <text:p>0.8805</text:p>
          </table:table-cell>
          <table:table-cell office:value-type="float" office:value="0.882199176311" calcext:value-type="float">
            <text:p>0.8822</text:p>
          </table:table-cell>
          <table:table-cell office:value-type="float" office:value="0.879258253053" calcext:value-type="float">
            <text:p>0.8793</text:p>
          </table:table-cell>
          <table:table-cell office:value-type="float" office:value="0.881681513066" calcext:value-type="float">
            <text:p>0.8817</text:p>
          </table:table-cell>
          <table:table-cell office:value-type="float" office:value="0.880876220717" calcext:value-type="float">
            <text:p>0.8809</text:p>
          </table:table-cell>
          <table:table-cell office:value-type="float" office:value="0.88146780392" calcext:value-type="float">
            <text:p>0.8815</text:p>
          </table:table-cell>
          <table:table-cell table:formula="of:=[.H34]-[.B34]" office:value-type="float" office:value="0.0879065371359999" calcext:value-type="float">
            <text:p>0.0879065371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2999663562" calcext:value-type="float">
            <text:p>0.7730</text:p>
          </table:table-cell>
          <table:table-cell office:value-type="float" office:value="0.809164008528" calcext:value-type="float">
            <text:p>0.8092</text:p>
          </table:table-cell>
          <table:table-cell office:value-type="float" office:value="0.873429407824" calcext:value-type="float">
            <text:p>0.8734</text:p>
          </table:table-cell>
          <table:table-cell office:value-type="float" office:value="0.871768915217" calcext:value-type="float">
            <text:p>0.8718</text:p>
          </table:table-cell>
          <table:table-cell office:value-type="float" office:value="0.871151857798" calcext:value-type="float">
            <text:p>0.8712</text:p>
          </table:table-cell>
          <table:table-cell office:value-type="float" office:value="0.872289656057" calcext:value-type="float">
            <text:p>0.8723</text:p>
          </table:table-cell>
          <table:table-cell office:value-type="float" office:value="0.871661610805" calcext:value-type="float">
            <text:p>0.8717</text:p>
          </table:table-cell>
          <table:table-cell office:value-type="float" office:value="0.872396256603" calcext:value-type="float">
            <text:p>0.8724</text:p>
          </table:table-cell>
          <table:table-cell office:value-type="float" office:value="0.872206861513" calcext:value-type="float">
            <text:p>0.8722</text:p>
          </table:table-cell>
          <table:table-cell office:value-type="float" office:value="0.872436544636" calcext:value-type="float">
            <text:p>0.8724</text:p>
          </table:table-cell>
          <table:table-cell office:value-type="float" office:value="0.871020305122" calcext:value-type="float">
            <text:p>0.8710</text:p>
          </table:table-cell>
          <table:table-cell table:formula="of:=[.H35]-[.B35]" office:value-type="float" office:value="0.0986619472429999" calcext:value-type="float">
            <text:p>0.098661947243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699497215" calcext:value-type="float">
            <text:p>0.9527</text:p>
          </table:table-cell>
          <table:table-cell office:value-type="float" office:value="0.95270116535" calcext:value-type="float">
            <text:p>0.9527</text:p>
          </table:table-cell>
          <table:table-cell office:value-type="float" office:value="0.952703035495" calcext:value-type="float">
            <text:p>0.9527</text:p>
          </table:table-cell>
          <table:table-cell office:value-type="float" office:value="0.952704146528" calcext:value-type="float">
            <text:p>0.9527</text:p>
          </table:table-cell>
          <table:table-cell office:value-type="float" office:value="0.952704344123" calcext:value-type="float">
            <text:p>0.9527</text:p>
          </table:table-cell>
          <table:table-cell office:value-type="float" office:value="0.952704500587" calcext:value-type="float">
            <text:p>0.9527</text:p>
          </table:table-cell>
          <table:table-cell office:value-type="float" office:value="0.952703905736" calcext:value-type="float">
            <text:p>0.9527</text:p>
          </table:table-cell>
          <table:table-cell office:value-type="float" office:value="0.952704813323" calcext:value-type="float">
            <text:p>0.9527</text:p>
          </table:table-cell>
          <table:table-cell office:value-type="float" office:value="0.952705530478" calcext:value-type="float">
            <text:p>0.9527</text:p>
          </table:table-cell>
          <table:table-cell office:value-type="float" office:value="0.952704549194" calcext:value-type="float">
            <text:p>0.9527</text:p>
          </table:table-cell>
          <table:table-cell office:value-type="float" office:value="0.952705832275" calcext:value-type="float">
            <text:p>0.9527</text:p>
          </table:table-cell>
          <table:table-cell table:formula="of:=[.H36]-[.B36]" office:value-type="float" office:value="0.00000440852099992117" calcext:value-type="float">
            <text:p>4.40852099992117E-0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506532278" calcext:value-type="float">
            <text:p>0.9135</text:p>
          </table:table-cell>
          <table:table-cell office:value-type="float" office:value="0.913532840617" calcext:value-type="float">
            <text:p>0.9135</text:p>
          </table:table-cell>
          <table:table-cell office:value-type="float" office:value="0.913537511541" calcext:value-type="float">
            <text:p>0.9135</text:p>
          </table:table-cell>
          <table:table-cell office:value-type="float" office:value="0.913512029999" calcext:value-type="float">
            <text:p>0.9135</text:p>
          </table:table-cell>
          <table:table-cell office:value-type="float" office:value="0.913564651218" calcext:value-type="float">
            <text:p>0.9136</text:p>
          </table:table-cell>
          <table:table-cell office:value-type="float" office:value="0.913486364271" calcext:value-type="float">
            <text:p>0.9135</text:p>
          </table:table-cell>
          <table:table-cell office:value-type="float" office:value="0.913595396218" calcext:value-type="float">
            <text:p>0.9136</text:p>
          </table:table-cell>
          <table:table-cell office:value-type="float" office:value="0.913523891718" calcext:value-type="float">
            <text:p>0.9135</text:p>
          </table:table-cell>
          <table:table-cell office:value-type="float" office:value="0.913514754113" calcext:value-type="float">
            <text:p>0.9135</text:p>
          </table:table-cell>
          <table:table-cell office:value-type="float" office:value="0.91355942083" calcext:value-type="float">
            <text:p>0.9136</text:p>
          </table:table-cell>
          <table:table-cell office:value-type="float" office:value="0.913594733487" calcext:value-type="float">
            <text:p>0.9136</text:p>
          </table:table-cell>
          <table:table-cell table:formula="of:=[.H37]-[.B37]" office:value-type="float" office:value="0.0000888639400000724" calcext:value-type="float">
            <text:p>8.88639400000724E-0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506383446" calcext:value-type="float">
            <text:p>0.9135</text:p>
          </table:table-cell>
          <table:table-cell office:value-type="float" office:value="0.913548635856" calcext:value-type="float">
            <text:p>0.9135</text:p>
          </table:table-cell>
          <table:table-cell office:value-type="float" office:value="0.913540204383" calcext:value-type="float">
            <text:p>0.9135</text:p>
          </table:table-cell>
          <table:table-cell office:value-type="float" office:value="0.913536746748" calcext:value-type="float">
            <text:p>0.9135</text:p>
          </table:table-cell>
          <table:table-cell office:value-type="float" office:value="0.9135524927" calcext:value-type="float">
            <text:p>0.9136</text:p>
          </table:table-cell>
          <table:table-cell office:value-type="float" office:value="0.913534832953" calcext:value-type="float">
            <text:p>0.9135</text:p>
          </table:table-cell>
          <table:table-cell office:value-type="float" office:value="0.913568086204" calcext:value-type="float">
            <text:p>0.9136</text:p>
          </table:table-cell>
          <table:table-cell office:value-type="float" office:value="0.913546249716" calcext:value-type="float">
            <text:p>0.9135</text:p>
          </table:table-cell>
          <table:table-cell office:value-type="float" office:value="0.913544951628" calcext:value-type="float">
            <text:p>0.9135</text:p>
          </table:table-cell>
          <table:table-cell office:value-type="float" office:value="0.913538284971" calcext:value-type="float">
            <text:p>0.9135</text:p>
          </table:table-cell>
          <table:table-cell office:value-type="float" office:value="0.913566165259" calcext:value-type="float">
            <text:p>0.9136</text:p>
          </table:table-cell>
          <table:table-cell table:formula="of:=[.H38]-[.B38]" office:value-type="float" office:value="0.0000617027579999929" calcext:value-type="float">
            <text:p>6.17027579999929E-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508938011" calcext:value-type="float">
            <text:p>0.7615</text:p>
          </table:table-cell>
          <table:table-cell office:value-type="float" office:value="0.914255296756" calcext:value-type="float">
            <text:p>0.9143</text:p>
          </table:table-cell>
          <table:table-cell office:value-type="float" office:value="0.91430845523" calcext:value-type="float">
            <text:p>0.9143</text:p>
          </table:table-cell>
          <table:table-cell office:value-type="float" office:value="0.914408862811" calcext:value-type="float">
            <text:p>0.9144</text:p>
          </table:table-cell>
          <table:table-cell office:value-type="float" office:value="0.914254759717" calcext:value-type="float">
            <text:p>0.9143</text:p>
          </table:table-cell>
          <table:table-cell office:value-type="float" office:value="0.91423862903" calcext:value-type="float">
            <text:p>0.9142</text:p>
          </table:table-cell>
          <table:table-cell office:value-type="float" office:value="0.914337204851" calcext:value-type="float">
            <text:p>0.9143</text:p>
          </table:table-cell>
          <table:table-cell office:value-type="float" office:value="0.914332692939" calcext:value-type="float">
            <text:p>0.9143</text:p>
          </table:table-cell>
          <table:table-cell office:value-type="float" office:value="0.914319239521" calcext:value-type="float">
            <text:p>0.9143</text:p>
          </table:table-cell>
          <table:table-cell office:value-type="float" office:value="0.914287209831" calcext:value-type="float">
            <text:p>0.9143</text:p>
          </table:table-cell>
          <table:table-cell office:value-type="float" office:value="0.914307018562" calcext:value-type="float">
            <text:p>0.9143</text:p>
          </table:table-cell>
          <table:table-cell table:formula="of:=[.H39]-[.B39]" office:value-type="float" office:value="0.15282826684" calcext:value-type="float">
            <text:p>0.152828266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0428132" calcext:value-type="float">
            <text:p>0.9788</text:p>
          </table:table-cell>
          <table:table-cell office:value-type="float" office:value="0.978804340243" calcext:value-type="float">
            <text:p>0.9788</text:p>
          </table:table-cell>
          <table:table-cell office:value-type="float" office:value="0.978804641784" calcext:value-type="float">
            <text:p>0.9788</text:p>
          </table:table-cell>
          <table:table-cell office:value-type="float" office:value="0.97880448851" calcext:value-type="float">
            <text:p>0.9788</text:p>
          </table:table-cell>
          <table:table-cell office:value-type="float" office:value="0.978804654728" calcext:value-type="float">
            <text:p>0.9788</text:p>
          </table:table-cell>
          <table:table-cell office:value-type="float" office:value="0.978804586399" calcext:value-type="float">
            <text:p>0.9788</text:p>
          </table:table-cell>
          <table:table-cell office:value-type="float" office:value="0.978804519062" calcext:value-type="float">
            <text:p>0.9788</text:p>
          </table:table-cell>
          <table:table-cell office:value-type="float" office:value="0.978804675551" calcext:value-type="float">
            <text:p>0.9788</text:p>
          </table:table-cell>
          <table:table-cell office:value-type="float" office:value="0.978804432782" calcext:value-type="float">
            <text:p>0.9788</text:p>
          </table:table-cell>
          <table:table-cell office:value-type="float" office:value="0.978804616899" calcext:value-type="float">
            <text:p>0.9788</text:p>
          </table:table-cell>
          <table:table-cell office:value-type="float" office:value="0.978804669317" calcext:value-type="float">
            <text:p>0.9788</text:p>
          </table:table-cell>
          <table:table-cell table:formula="of:=[.H40]-[.B40]" office:value-type="float" office:value="0.000000237741999975505" calcext:value-type="float">
            <text:p>2.37741999975505E-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0077048491" calcext:value-type="float">
            <text:p>0.9501</text:p>
          </table:table-cell>
          <table:table-cell office:value-type="float" office:value="0.978804063472" calcext:value-type="float">
            <text:p>0.9788</text:p>
          </table:table-cell>
          <table:table-cell office:value-type="float" office:value="0.978804065129" calcext:value-type="float">
            <text:p>0.9788</text:p>
          </table:table-cell>
          <table:table-cell office:value-type="float" office:value="0.978804146581" calcext:value-type="float">
            <text:p>0.9788</text:p>
          </table:table-cell>
          <table:table-cell office:value-type="float" office:value="0.978804263907" calcext:value-type="float">
            <text:p>0.9788</text:p>
          </table:table-cell>
          <table:table-cell office:value-type="float" office:value="0.978804217253" calcext:value-type="float">
            <text:p>0.9788</text:p>
          </table:table-cell>
          <table:table-cell office:value-type="float" office:value="0.978804251118" calcext:value-type="float">
            <text:p>0.9788</text:p>
          </table:table-cell>
          <table:table-cell office:value-type="float" office:value="0.978804166734" calcext:value-type="float">
            <text:p>0.9788</text:p>
          </table:table-cell>
          <table:table-cell office:value-type="float" office:value="0.97880422585" calcext:value-type="float">
            <text:p>0.9788</text:p>
          </table:table-cell>
          <table:table-cell office:value-type="float" office:value="0.978804043375" calcext:value-type="float">
            <text:p>0.9788</text:p>
          </table:table-cell>
          <table:table-cell office:value-type="float" office:value="0.978804183058" calcext:value-type="float">
            <text:p>0.9788</text:p>
          </table:table-cell>
          <table:table-cell table:formula="of:=[.H41]-[.B41]" office:value-type="float" office:value="0.028727202627" calcext:value-type="float">
            <text:p>0.028727202627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88553236788" calcext:value-type="float">
            <text:p>0.8886</text:p>
          </table:table-cell>
          <table:table-cell office:value-type="float" office:value="0.921510164678" calcext:value-type="float">
            <text:p>0.9215</text:p>
          </table:table-cell>
          <table:table-cell office:value-type="float" office:value="0.921509161487" calcext:value-type="float">
            <text:p>0.9215</text:p>
          </table:table-cell>
          <table:table-cell office:value-type="float" office:value="0.921510681785" calcext:value-type="float">
            <text:p>0.9215</text:p>
          </table:table-cell>
          <table:table-cell office:value-type="float" office:value="0.92151414237" calcext:value-type="float">
            <text:p>0.9215</text:p>
          </table:table-cell>
          <table:table-cell office:value-type="float" office:value="0.921514228348" calcext:value-type="float">
            <text:p>0.9215</text:p>
          </table:table-cell>
          <table:table-cell office:value-type="float" office:value="0.921518693476" calcext:value-type="float">
            <text:p>0.9215</text:p>
          </table:table-cell>
          <table:table-cell office:value-type="float" office:value="0.921510125384" calcext:value-type="float">
            <text:p>0.9215</text:p>
          </table:table-cell>
          <table:table-cell office:value-type="float" office:value="0.921514280184" calcext:value-type="float">
            <text:p>0.9215</text:p>
          </table:table-cell>
          <table:table-cell office:value-type="float" office:value="0.921517779074" calcext:value-type="float">
            <text:p>0.9215</text:p>
          </table:table-cell>
          <table:table-cell office:value-type="float" office:value="0.921510772611" calcext:value-type="float">
            <text:p>0.9215</text:p>
          </table:table-cell>
          <table:table-cell table:formula="of:=[.H42]-[.B42]" office:value-type="float" office:value="0.032965456688" calcext:value-type="float">
            <text:p>0.03296545668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99737876897" calcext:value-type="float">
            <text:p>0.7997</text:p>
          </table:table-cell>
          <table:table-cell office:value-type="float" office:value="0.809932058558" calcext:value-type="float">
            <text:p>0.8099</text:p>
          </table:table-cell>
          <table:table-cell office:value-type="float" office:value="0.865612534107" calcext:value-type="float">
            <text:p>0.8656</text:p>
          </table:table-cell>
          <table:table-cell office:value-type="float" office:value="0.879543864551" calcext:value-type="float">
            <text:p>0.8795</text:p>
          </table:table-cell>
          <table:table-cell office:value-type="float" office:value="0.889825598509" calcext:value-type="float">
            <text:p>0.8898</text:p>
          </table:table-cell>
          <table:table-cell office:value-type="float" office:value="0.890531470385" calcext:value-type="float">
            <text:p>0.8905</text:p>
          </table:table-cell>
          <table:table-cell office:value-type="float" office:value="0.889627090028" calcext:value-type="float">
            <text:p>0.8896</text:p>
          </table:table-cell>
          <table:table-cell office:value-type="float" office:value="0.888170524805" calcext:value-type="float">
            <text:p>0.8882</text:p>
          </table:table-cell>
          <table:table-cell office:value-type="float" office:value="0.888006469821" calcext:value-type="float">
            <text:p>0.8880</text:p>
          </table:table-cell>
          <table:table-cell office:value-type="float" office:value="0.887593111493" calcext:value-type="float">
            <text:p>0.8876</text:p>
          </table:table-cell>
          <table:table-cell office:value-type="float" office:value="0.887687046563" calcext:value-type="float">
            <text:p>0.8877</text:p>
          </table:table-cell>
          <table:table-cell table:formula="of:=[.H43]-[.B43]" office:value-type="float" office:value="0.0898892131310001" calcext:value-type="float">
            <text:p>0.08988921313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6867815363" calcext:value-type="float">
            <text:p>0.8369</text:p>
          </table:table-cell>
          <table:table-cell office:value-type="float" office:value="0.949771099803" calcext:value-type="float">
            <text:p>0.9498</text:p>
          </table:table-cell>
          <table:table-cell office:value-type="float" office:value="0.950119915396" calcext:value-type="float">
            <text:p>0.9501</text:p>
          </table:table-cell>
          <table:table-cell office:value-type="float" office:value="0.949986514965" calcext:value-type="float">
            <text:p>0.9500</text:p>
          </table:table-cell>
          <table:table-cell office:value-type="float" office:value="0.950465769159" calcext:value-type="float">
            <text:p>0.9505</text:p>
          </table:table-cell>
          <table:table-cell office:value-type="float" office:value="0.950093262313" calcext:value-type="float">
            <text:p>0.9501</text:p>
          </table:table-cell>
          <table:table-cell office:value-type="float" office:value="0.950272041313" calcext:value-type="float">
            <text:p>0.9503</text:p>
          </table:table-cell>
          <table:table-cell office:value-type="float" office:value="0.949503278037" calcext:value-type="float">
            <text:p>0.9495</text:p>
          </table:table-cell>
          <table:table-cell office:value-type="float" office:value="0.949284841005" calcext:value-type="float">
            <text:p>0.9493</text:p>
          </table:table-cell>
          <table:table-cell office:value-type="float" office:value="0.950454283631" calcext:value-type="float">
            <text:p>0.9505</text:p>
          </table:table-cell>
          <table:table-cell office:value-type="float" office:value="0.949959231123" calcext:value-type="float">
            <text:p>0.9500</text:p>
          </table:table-cell>
          <table:table-cell table:formula="of:=[.H44]-[.B44]" office:value-type="float" office:value="0.11340422595" calcext:value-type="float">
            <text:p>0.1134042259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6128475698" calcext:value-type="float">
            <text:p>0.2561</text:p>
          </table:table-cell>
          <table:table-cell office:value-type="float" office:value="0.566527996165" calcext:value-type="float">
            <text:p>0.5665</text:p>
          </table:table-cell>
          <table:table-cell office:value-type="float" office:value="0.681081110108" calcext:value-type="float">
            <text:p>0.6811</text:p>
          </table:table-cell>
          <table:table-cell office:value-type="float" office:value="0.726901477724" calcext:value-type="float">
            <text:p>0.7269</text:p>
          </table:table-cell>
          <table:table-cell office:value-type="float" office:value="0.746367829632" calcext:value-type="float">
            <text:p>0.7464</text:p>
          </table:table-cell>
          <table:table-cell office:value-type="float" office:value="0.740722445557" calcext:value-type="float">
            <text:p>0.7407</text:p>
          </table:table-cell>
          <table:table-cell office:value-type="float" office:value="0.751185153008" calcext:value-type="float">
            <text:p>0.7512</text:p>
          </table:table-cell>
          <table:table-cell office:value-type="float" office:value="0.756477491435" calcext:value-type="float">
            <text:p>0.7565</text:p>
          </table:table-cell>
          <table:table-cell office:value-type="float" office:value="0.762850137191" calcext:value-type="float">
            <text:p>0.7629</text:p>
          </table:table-cell>
          <table:table-cell office:value-type="float" office:value="0.741997682391" calcext:value-type="float">
            <text:p>0.7420</text:p>
          </table:table-cell>
          <table:table-cell office:value-type="float" office:value="0.736247166774" calcext:value-type="float">
            <text:p>0.7362</text:p>
          </table:table-cell>
          <table:table-cell table:formula="of:=[.H45]-[.B45]" office:value-type="float" office:value="0.49505667731" calcext:value-type="float">
            <text:p>0.49505667731</text:p>
          </table:table-cell>
        </table:table-row>
        <table:table-row table:style-name="ro1">
          <table:table-cell/>
          <table:table-cell table:formula="of:=AVERAGE([.B27:.B45])" office:value-type="float" office:value="0.851061015873263" calcext:value-type="float">
            <text:p>0.8511</text:p>
          </table:table-cell>
          <table:table-cell table:formula="of:=AVERAGE([.C27:.C45])" office:value-type="float" office:value="0.890506791232" calcext:value-type="float">
            <text:p>0.8905</text:p>
          </table:table-cell>
          <table:table-cell table:formula="of:=AVERAGE([.D27:.D45])" office:value-type="float" office:value="0.905060176259842" calcext:value-type="float">
            <text:p>0.9051</text:p>
          </table:table-cell>
          <table:table-cell table:formula="of:=AVERAGE([.E27:.E45])" office:value-type="float" office:value="0.907455733733947" calcext:value-type="float">
            <text:p>0.9075</text:p>
          </table:table-cell>
          <table:table-cell table:formula="of:=AVERAGE([.F27:.F45])" office:value-type="float" office:value="0.911759274244631" calcext:value-type="float">
            <text:p>0.9118</text:p>
          </table:table-cell>
          <table:table-cell table:formula="of:=AVERAGE([.G27:.G45])" office:value-type="float" office:value="0.911813047582421" calcext:value-type="float">
            <text:p>0.9118</text:p>
          </table:table-cell>
          <table:table-cell table:formula="of:=AVERAGE([.H27:.H45])" office:value-type="float" office:value="0.912528981687947" calcext:value-type="float">
            <text:p>0.9125</text:p>
          </table:table-cell>
          <table:table-cell table:formula="of:=AVERAGE([.I27:.I45])" office:value-type="float" office:value="0.911903313694842" calcext:value-type="float">
            <text:p>0.9119</text:p>
          </table:table-cell>
          <table:table-cell table:formula="of:=AVERAGE([.J27:.J45])" office:value-type="float" office:value="0.911923843465158" calcext:value-type="float">
            <text:p>0.9119</text:p>
          </table:table-cell>
          <table:table-cell table:formula="of:=AVERAGE([.K27:.K45])" office:value-type="float" office:value="0.910653753046" calcext:value-type="float">
            <text:p>0.9107</text:p>
          </table:table-cell>
          <table:table-cell table:formula="of:=AVERAGE([.L27:.L45])" office:value-type="float" office:value="0.910010390741947" calcext:value-type="float">
            <text:p>0.9100</text:p>
          </table:table-cell>
          <table:table-cell table:formula="of:=[.H46]-[.B46]" office:value-type="float" office:value="0.0614679658146839" calcext:value-type="float">
            <text:p>0.06146796581468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9"/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" calcext:value-type="float">
            <text:p>1.0</text:p>
          </table:table-cell>
          <table:table-cell/>
        </table:table-row>
        <table:table-row table:style-name="ro1">
          <table:table-cell table:style-name="ce29" office:value-type="string" calcext:value-type="string">
            <text:p>2 objetivos</text:p>
          </table:table-cell>
          <table:table-cell table:style-name="ce26" office:value-type="float" office:value="0.872307909253348" calcext:value-type="float">
            <text:p>0.8723</text:p>
          </table:table-cell>
          <table:table-cell table:style-name="ce26" office:value-type="float" office:value="0.944839663367261" calcext:value-type="float">
            <text:p>0.9448</text:p>
          </table:table-cell>
          <table:table-cell table:style-name="ce26" office:value-type="float" office:value="0.970543253214261" calcext:value-type="float">
            <text:p>0.9705</text:p>
          </table:table-cell>
          <table:table-cell table:style-name="ce26" office:value-type="float" office:value="0.972104195789696" calcext:value-type="float">
            <text:p>0.9721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73990731513087" calcext:value-type="float">
            <text:p>0.9740</text:p>
          </table:table-cell>
          <table:table-cell table:style-name="ce25" office:value-type="float" office:value="0.974532696666783" calcext:value-type="float">
            <text:p>0.9745</text:p>
          </table:table-cell>
          <table:table-cell table:style-name="ce26" office:value-type="float" office:value="0.974096687173739" calcext:value-type="float">
            <text:p>0.9741</text:p>
          </table:table-cell>
          <table:table-cell table:style-name="ce26" office:value-type="float" office:value="0.973625597439782" calcext:value-type="float">
            <text:p>0.9736</text:p>
          </table:table-cell>
          <table:table-cell table:style-name="ce26" office:value-type="float" office:value="0.973340768576696" calcext:value-type="float">
            <text:p>0.9733</text:p>
          </table:table-cell>
          <table:table-cell table:style-name="ce26" office:value-type="float" office:value="0.973750651589435" calcext:value-type="float">
            <text:p>0.9738</text:p>
          </table:table-cell>
          <table:table-cell/>
        </table:table-row>
        <table:table-row table:style-name="ro1">
          <table:table-cell table:style-name="ce29" office:value-type="string" calcext:value-type="string">
            <text:p>3 objetivos</text:p>
          </table:table-cell>
          <table:table-cell table:style-name="ce26" office:value-type="float" office:value="0.851061015873263" calcext:value-type="float">
            <text:p>0.8511</text:p>
          </table:table-cell>
          <table:table-cell table:style-name="ce26" office:value-type="float" office:value="0.890506791232" calcext:value-type="float">
            <text:p>0.8905</text:p>
          </table:table-cell>
          <table:table-cell table:style-name="ce26" office:value-type="float" office:value="0.905060176259842" calcext:value-type="float">
            <text:p>0.9051</text:p>
          </table:table-cell>
          <table:table-cell table:style-name="ce26" office:value-type="float" office:value="0.907455733733947" calcext:value-type="float">
            <text:p>0.9075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11813047582421" calcext:value-type="float">
            <text:p>0.9118</text:p>
          </table:table-cell>
          <table:table-cell table:style-name="ce25" office:value-type="float" office:value="0.912528981687947" calcext:value-type="float">
            <text:p>0.9125</text:p>
          </table:table-cell>
          <table:table-cell table:style-name="ce27" office:value-type="float" office:value="0.911903313694842" calcext:value-type="float">
            <text:p>0.9119</text:p>
          </table:table-cell>
          <table:table-cell table:style-name="ce26" office:value-type="float" office:value="0.911923843465158" calcext:value-type="float">
            <text:p>0.9119</text:p>
          </table:table-cell>
          <table:table-cell table:style-name="ce26" office:value-type="float" office:value="0.910653753046" calcext:value-type="float">
            <text:p>0.9107</text:p>
          </table:table-cell>
          <table:table-cell table:style-name="ce26" office:value-type="float" office:value="0.910010390741947" calcext:value-type="float">
            <text:p>0.9100</text:p>
          </table:table-cell>
          <table:table-cell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p_500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34754045777" calcext:value-type="float">
            <text:p>0.934754045777</text:p>
          </table:table-cell>
          <table:table-cell office:value-type="float" office:value="0.998549664105" calcext:value-type="float">
            <text:p>0.998549664105</text:p>
          </table:table-cell>
          <table:table-cell office:value-type="float" office:value="0.992138331467" calcext:value-type="float">
            <text:p>0.992138331467</text:p>
          </table:table-cell>
          <table:table-cell office:value-type="float" office:value="0.0133626181996" calcext:value-type="float">
            <text:p>0.0133626181996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9232370929" calcext:value-type="float">
            <text:p>0.999232370929</text:p>
          </table:table-cell>
          <table:table-cell office:value-type="float" office:value="0.999260252424" calcext:value-type="float">
            <text:p>0.999260252424</text:p>
          </table:table-cell>
          <table:table-cell office:value-type="float" office:value="0.999244928248" calcext:value-type="float">
            <text:p>0.999244928248</text:p>
          </table:table-cell>
          <table:table-cell table:style-name="ce28" office:value-type="float" office:value="0.00000640685295857" calcext:value-type="float">
            <text:p>6.41E-06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8246070274" calcext:value-type="float">
            <text:p>0.998246070274</text:p>
          </table:table-cell>
          <table:table-cell office:value-type="float" office:value="0.998285543992" calcext:value-type="float">
            <text:p>0.998285543992</text:p>
          </table:table-cell>
          <table:table-cell office:value-type="float" office:value="0.998271940443" calcext:value-type="float">
            <text:p>0.998271940443</text:p>
          </table:table-cell>
          <table:table-cell table:style-name="ce28" office:value-type="float" office:value="0.00000985958293057" calcext:value-type="float">
            <text:p>9.86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7542582029" calcext:value-type="float">
            <text:p>0.997542582029</text:p>
          </table:table-cell>
          <table:table-cell office:value-type="float" office:value="0.997678141437" calcext:value-type="float">
            <text:p>0.997678141437</text:p>
          </table:table-cell>
          <table:table-cell office:value-type="float" office:value="0.99763874392" calcext:value-type="float">
            <text:p>0.99763874392</text:p>
          </table:table-cell>
          <table:table-cell table:style-name="ce28" office:value-type="float" office:value="0.0000266286716794" calcext:value-type="float">
            <text:p>2.66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7352208932" calcext:value-type="float">
            <text:p>0.897352208932</text:p>
          </table:table-cell>
          <table:table-cell office:value-type="float" office:value="0.942702708131" calcext:value-type="float">
            <text:p>0.942702708131</text:p>
          </table:table-cell>
          <table:table-cell office:value-type="float" office:value="0.91767958125" calcext:value-type="float">
            <text:p>0.91767958125</text:p>
          </table:table-cell>
          <table:table-cell office:value-type="float" office:value="0.0109512347052" calcext:value-type="float">
            <text:p>0.0109512347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7631715122" calcext:value-type="float">
            <text:p>0.897631715122</text:p>
          </table:table-cell>
          <table:table-cell office:value-type="float" office:value="0.981713182749" calcext:value-type="float">
            <text:p>0.981713182749</text:p>
          </table:table-cell>
          <table:table-cell office:value-type="float" office:value="0.930024987199" calcext:value-type="float">
            <text:p>0.930024987199</text:p>
          </table:table-cell>
          <table:table-cell office:value-type="float" office:value="0.0175225810953" calcext:value-type="float">
            <text:p>0.01752258109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7665158107" calcext:value-type="float">
            <text:p>0.997665158107</text:p>
          </table:table-cell>
          <table:table-cell office:value-type="float" office:value="0.997719767711" calcext:value-type="float">
            <text:p>0.997719767711</text:p>
          </table:table-cell>
          <table:table-cell office:value-type="float" office:value="0.997688519902" calcext:value-type="float">
            <text:p>0.997688519902</text:p>
          </table:table-cell>
          <table:table-cell table:style-name="ce28" office:value-type="float" office:value="0.00000989579498468" calcext:value-type="float">
            <text:p>9.90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4939423271" calcext:value-type="float">
            <text:p>0.964939423271</text:p>
          </table:table-cell>
          <table:table-cell office:value-type="float" office:value="0.979239510558" calcext:value-type="float">
            <text:p>0.979239510558</text:p>
          </table:table-cell>
          <table:table-cell office:value-type="float" office:value="0.97102958729" calcext:value-type="float">
            <text:p>0.97102958729</text:p>
          </table:table-cell>
          <table:table-cell office:value-type="float" office:value="0.00316137416099" calcext:value-type="float">
            <text:p>0.00316137416099</text:p>
          </table:table-cell>
          <table:table-cell table:number-columns-repeated="11"/>
          <table:table-cell table:style-name="ce2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838373815" calcext:value-type="float">
            <text:p>0.97838373815</text:p>
          </table:table-cell>
          <table:table-cell office:value-type="float" office:value="0.985077910053" calcext:value-type="float">
            <text:p>0.985077910053</text:p>
          </table:table-cell>
          <table:table-cell office:value-type="float" office:value="0.981476243037" calcext:value-type="float">
            <text:p>0.981476243037</text:p>
          </table:table-cell>
          <table:table-cell office:value-type="float" office:value="0.00241998560239" calcext:value-type="float">
            <text:p>0.00241998560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8611705976" calcext:value-type="float">
            <text:p>0.998611705976</text:p>
          </table:table-cell>
          <table:table-cell office:value-type="float" office:value="0.998612281279" calcext:value-type="float">
            <text:p>0.998612281279</text:p>
          </table:table-cell>
          <table:table-cell office:value-type="float" office:value="0.998611892672" calcext:value-type="float">
            <text:p>0.998611892672</text:p>
          </table:table-cell>
          <table:table-cell table:style-name="ce28" office:value-type="float" office:value="0.000000125136499109" calcext:value-type="float">
            <text:p>1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8017227671" calcext:value-type="float">
            <text:p>0.998017227671</text:p>
          </table:table-cell>
          <table:table-cell office:value-type="float" office:value="0.998018941327" calcext:value-type="float">
            <text:p>0.998018941327</text:p>
          </table:table-cell>
          <table:table-cell office:value-type="float" office:value="0.998017666459" calcext:value-type="float">
            <text:p>0.998017666459</text:p>
          </table:table-cell>
          <table:table-cell table:style-name="ce28" office:value-type="float" office:value="0.000000348010781691" calcext:value-type="float">
            <text:p>3.48E-07</text:p>
          </table:table-cell>
          <table:table-cell table:number-columns-repeated="3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8017101763" calcext:value-type="float">
            <text:p>0.998017101763</text:p>
          </table:table-cell>
          <table:table-cell office:value-type="float" office:value="0.998018248126" calcext:value-type="float">
            <text:p>0.998018248126</text:p>
          </table:table-cell>
          <table:table-cell office:value-type="float" office:value="0.998017536863" calcext:value-type="float">
            <text:p>0.998017536863</text:p>
          </table:table-cell>
          <table:table-cell table:style-name="ce28" office:value-type="float" office:value="0.000000329946032749" calcext:value-type="float">
            <text:p>3.30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8016969313" calcext:value-type="float">
            <text:p>0.998016969313</text:p>
          </table:table-cell>
          <table:table-cell office:value-type="float" office:value="0.998017954536" calcext:value-type="float">
            <text:p>0.998017954536</text:p>
          </table:table-cell>
          <table:table-cell office:value-type="float" office:value="0.99801729579" calcext:value-type="float">
            <text:p>0.99801729579</text:p>
          </table:table-cell>
          <table:table-cell table:style-name="ce28" office:value-type="float" office:value="0.000000224733359852" calcext:value-type="float">
            <text:p>2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8017227671" calcext:value-type="float">
            <text:p>0.998017227671</text:p>
          </table:table-cell>
          <table:table-cell office:value-type="float" office:value="0.998018941327" calcext:value-type="float">
            <text:p>0.998018941327</text:p>
          </table:table-cell>
          <table:table-cell office:value-type="float" office:value="0.998017666459" calcext:value-type="float">
            <text:p>0.998017666459</text:p>
          </table:table-cell>
          <table:table-cell table:style-name="ce28" office:value-type="float" office:value="0.000000348010781691" calcext:value-type="float">
            <text:p>3.48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8017075875" calcext:value-type="float">
            <text:p>0.998017075875</text:p>
          </table:table-cell>
          <table:table-cell office:value-type="float" office:value="0.998018014245" calcext:value-type="float">
            <text:p>0.998018014245</text:p>
          </table:table-cell>
          <table:table-cell office:value-type="float" office:value="0.998017380829" calcext:value-type="float">
            <text:p>0.998017380829</text:p>
          </table:table-cell>
          <table:table-cell table:style-name="ce28" office:value-type="float" office:value="0.000000225364724661" calcext:value-type="float">
            <text:p>2.2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9087131145" calcext:value-type="float">
            <text:p>0.999087131145</text:p>
          </table:table-cell>
          <table:table-cell office:value-type="float" office:value="0.999090737783" calcext:value-type="float">
            <text:p>0.999090737783</text:p>
          </table:table-cell>
          <table:table-cell office:value-type="float" office:value="0.999088160459" calcext:value-type="float">
            <text:p>0.999088160459</text:p>
          </table:table-cell>
          <table:table-cell table:style-name="ce28" office:value-type="float" office:value="0.000000945005978832" calcext:value-type="float">
            <text:p>9.4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8485157059" calcext:value-type="float">
            <text:p>0.998485157059</text:p>
          </table:table-cell>
          <table:table-cell office:value-type="float" office:value="0.998648570874" calcext:value-type="float">
            <text:p>0.998648570874</text:p>
          </table:table-cell>
          <table:table-cell office:value-type="float" office:value="0.998561002142" calcext:value-type="float">
            <text:p>0.998561002142</text:p>
          </table:table-cell>
          <table:table-cell table:style-name="ce28" office:value-type="float" office:value="0.0000279400450882" calcext:value-type="float">
            <text:p>2.79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7677481206" calcext:value-type="float">
            <text:p>0.997677481206</text:p>
          </table:table-cell>
          <table:table-cell office:value-type="float" office:value="0.998530261265" calcext:value-type="float">
            <text:p>0.998530261265</text:p>
          </table:table-cell>
          <table:table-cell office:value-type="float" office:value="0.998438952849" calcext:value-type="float">
            <text:p>0.998438952849</text:p>
          </table:table-cell>
          <table:table-cell office:value-type="float" office:value="0.000143871611655" calcext:value-type="float">
            <text:p>0.000143871611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1887187045" calcext:value-type="float">
            <text:p>0.871887187045</text:p>
          </table:table-cell>
          <table:table-cell office:value-type="float" office:value="0.938782980948" calcext:value-type="float">
            <text:p>0.938782980948</text:p>
          </table:table-cell>
          <table:table-cell office:value-type="float" office:value="0.906307112777" calcext:value-type="float">
            <text:p>0.906307112777</text:p>
          </table:table-cell>
          <table:table-cell office:value-type="float" office:value="0.0158774729382" calcext:value-type="float">
            <text:p>0.0158774729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6915432006" calcext:value-type="float">
            <text:p>0.986915432006</text:p>
          </table:table-cell>
          <table:table-cell office:value-type="float" office:value="0.988124124322" calcext:value-type="float">
            <text:p>0.988124124322</text:p>
          </table:table-cell>
          <table:table-cell office:value-type="float" office:value="0.987512371983" calcext:value-type="float">
            <text:p>0.987512371983</text:p>
          </table:table-cell>
          <table:table-cell office:value-type="float" office:value="0.000281386257079" calcext:value-type="float">
            <text:p>0.000281386257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89506151706" calcext:value-type="float">
            <text:p>0.989506151706</text:p>
          </table:table-cell>
          <table:table-cell office:value-type="float" office:value="0.999829210477" calcext:value-type="float">
            <text:p>0.999829210477</text:p>
          </table:table-cell>
          <table:table-cell office:value-type="float" office:value="0.996132033351" calcext:value-type="float">
            <text:p>0.996132033351</text:p>
          </table:table-cell>
          <table:table-cell office:value-type="float" office:value="0.00270167218995" calcext:value-type="float">
            <text:p>0.00270167218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8874787945" calcext:value-type="float">
            <text:p>0.938874787945</text:p>
          </table:table-cell>
          <table:table-cell office:value-type="float" office:value="0.976799894132" calcext:value-type="float">
            <text:p>0.976799894132</text:p>
          </table:table-cell>
          <table:table-cell office:value-type="float" office:value="0.957402071896" calcext:value-type="float">
            <text:p>0.957402071896</text:p>
          </table:table-cell>
          <table:table-cell office:value-type="float" office:value="0.00891814110113" calcext:value-type="float">
            <text:p>0.00891814110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8339091198" calcext:value-type="float">
            <text:p>0.998339091198</text:p>
          </table:table-cell>
          <table:table-cell office:value-type="float" office:value="0.998491517667" calcext:value-type="float">
            <text:p>0.998491517667</text:p>
          </table:table-cell>
          <table:table-cell office:value-type="float" office:value="0.998403872207" calcext:value-type="float">
            <text:p>0.998403872207</text:p>
          </table:table-cell>
          <table:table-cell table:style-name="ce28" office:value-type="float" office:value="0.0000367363130931" calcext:value-type="float">
            <text:p>3.67E-05</text:p>
          </table:table-cell>
          <table:table-cell table:number-columns-repeated="12"/>
        </table:table-row>
        <table:table-row table:style-name="ro1">
          <table:table-cell/>
          <table:table-cell table:formula="of:=AVERAGE([.B3:.B25])" office:value-type="float" office:value="0.975444219137826" calcext:value-type="float">
            <text:p>0.975444219137826</text:p>
          </table:table-cell>
          <table:table-cell table:formula="of:=AVERAGE([.C3:.C25])" office:value-type="float" office:value="0.989879493889913" calcext:value-type="float">
            <text:p>0.989879493889913</text:p>
          </table:table-cell>
          <table:table-cell table:formula="of:=AVERAGE([.D3:.D25])" office:value-type="float" office:value="0.983292951282261" calcext:value-type="float">
            <text:p>0.983292951282261</text:p>
          </table:table-cell>
          <table:table-cell table:formula="of:=AVERAGE([.E3:.E25])" office:value-type="float" office:value="0.00328088484045161" calcext:value-type="float">
            <text:p>0.003280884840452</text:p>
          </table:table-cell>
          <table:table-cell/>
          <table:table-cell table:style-name="ce34"/>
          <table:table-cell table:style-name="ce34" office:value-type="string" calcext:value-type="string">
            <text:p>N=100</text:p>
          </table:table-cell>
          <table:table-cell table:style-name="ce34" office:value-type="string" calcext:value-type="string">
            <text:p>N=50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34" office:value-type="string" calcext:value-type="string">
            <text:p>2obj</text:p>
          </table:table-cell>
          <table:table-cell table:style-name="ce34" office:value-type="float" office:value="0.973288149174826" calcext:value-type="float">
            <text:p>0.973288149174826</text:p>
          </table:table-cell>
          <table:table-cell table:style-name="ce34" office:value-type="float" office:value="0.983292951282261" calcext:value-type="float">
            <text:p>0.983292951282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4199405154" calcext:value-type="float">
            <text:p>0.964199405154</text:p>
          </table:table-cell>
          <table:table-cell office:value-type="float" office:value="0.992457187419" calcext:value-type="float">
            <text:p>0.992457187419</text:p>
          </table:table-cell>
          <table:table-cell office:value-type="float" office:value="0.990663582755" calcext:value-type="float">
            <text:p>0.990663582755</text:p>
          </table:table-cell>
          <table:table-cell office:value-type="float" office:value="0.00495161735713" calcext:value-type="float">
            <text:p>0.00495161735713</text:p>
          </table:table-cell>
          <table:table-cell/>
          <table:table-cell table:style-name="ce34" office:value-type="string" calcext:value-type="string">
            <text:p>3obj</text:p>
          </table:table-cell>
          <table:table-cell table:style-name="ce34" office:value-type="float" office:value="0.911759274244631" calcext:value-type="float">
            <text:p>0.911759274244631</text:p>
          </table:table-cell>
          <table:table-cell table:style-name="ce34" office:value-type="float" office:value="0.962945914326368" calcext:value-type="float">
            <text:p>0.962945914326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6105061253" calcext:value-type="float">
            <text:p>0.996105061253</text:p>
          </table:table-cell>
          <table:table-cell office:value-type="float" office:value="0.996732349391" calcext:value-type="float">
            <text:p>0.996732349391</text:p>
          </table:table-cell>
          <table:table-cell office:value-type="float" office:value="0.996384035427" calcext:value-type="float">
            <text:p>0.996384035427</text:p>
          </table:table-cell>
          <table:table-cell office:value-type="float" office:value="0.000160337190489" calcext:value-type="float">
            <text:p>0.000160337190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3" office:value-type="float" office:value="0.999" calcext:value-type="float">
            <text:p>0.999</text:p>
          </table:table-cell>
          <table:table-cell table:style-name="ce28" office:value-type="float" office:value="0.0000145576671635" calcext:value-type="float">
            <text:p>1.46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68737087708" calcext:value-type="float">
            <text:p>0.968737087708</text:p>
          </table:table-cell>
          <table:table-cell office:value-type="float" office:value="0.968900813554" calcext:value-type="float">
            <text:p>0.968900813554</text:p>
          </table:table-cell>
          <table:table-cell office:value-type="float" office:value="0.968810530669" calcext:value-type="float">
            <text:p>0.968810530669</text:p>
          </table:table-cell>
          <table:table-cell table:style-name="ce28" office:value-type="float" office:value="0.0000340934751813" calcext:value-type="float">
            <text:p>3.41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03703256647" calcext:value-type="float">
            <text:p>0.903703256647</text:p>
          </table:table-cell>
          <table:table-cell office:value-type="float" office:value="0.938053604366" calcext:value-type="float">
            <text:p>0.938053604366</text:p>
          </table:table-cell>
          <table:table-cell office:value-type="float" office:value="0.919668479003" calcext:value-type="float">
            <text:p>0.919668479003</text:p>
          </table:table-cell>
          <table:table-cell office:value-type="float" office:value="0.00831482294269" calcext:value-type="float">
            <text:p>0.008314822942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4836190504" calcext:value-type="float">
            <text:p>0.894836190504</text:p>
          </table:table-cell>
          <table:table-cell office:value-type="float" office:value="0.947073426011" calcext:value-type="float">
            <text:p>0.947073426011</text:p>
          </table:table-cell>
          <table:table-cell office:value-type="float" office:value="0.915990567388" calcext:value-type="float">
            <text:p>0.915990567388</text:p>
          </table:table-cell>
          <table:table-cell office:value-type="float" office:value="0.0135351112128" calcext:value-type="float">
            <text:p>0.0135351112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68673928588" calcext:value-type="float">
            <text:p>0.968673928588</text:p>
          </table:table-cell>
          <table:table-cell office:value-type="float" office:value="0.968886109489" calcext:value-type="float">
            <text:p>0.968886109489</text:p>
          </table:table-cell>
          <table:table-cell office:value-type="float" office:value="0.968802668003" calcext:value-type="float">
            <text:p>0.968802668003</text:p>
          </table:table-cell>
          <table:table-cell table:style-name="ce28" office:value-type="float" office:value="0.0000491983505558" calcext:value-type="float">
            <text:p>4.9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39402703263" calcext:value-type="float">
            <text:p>0.939402703263</text:p>
          </table:table-cell>
          <table:table-cell office:value-type="float" office:value="0.951702574888" calcext:value-type="float">
            <text:p>0.951702574888</text:p>
          </table:table-cell>
          <table:table-cell office:value-type="float" office:value="0.945002214685" calcext:value-type="float">
            <text:p>0.945002214685</text:p>
          </table:table-cell>
          <table:table-cell office:value-type="float" office:value="0.0029837003981" calcext:value-type="float">
            <text:p>0.00298370039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388930972" calcext:value-type="float">
            <text:p>0.9388930972</text:p>
          </table:table-cell>
          <table:table-cell office:value-type="float" office:value="0.95936848848" calcext:value-type="float">
            <text:p>0.95936848848</text:p>
          </table:table-cell>
          <table:table-cell office:value-type="float" office:value="0.953490083578" calcext:value-type="float">
            <text:p>0.953490083578</text:p>
          </table:table-cell>
          <table:table-cell office:value-type="float" office:value="0.0059844280739" calcext:value-type="float">
            <text:p>0.0059844280739</text:p>
          </table:table-cell>
          <table:table-cell table:number-columns-repeated="11"/>
          <table:table-cell table:style-name="ce2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8824025037" calcext:value-type="float">
            <text:p>0.98824025037</text:p>
          </table:table-cell>
          <table:table-cell office:value-type="float" office:value="0.988278086042" calcext:value-type="float">
            <text:p>0.988278086042</text:p>
          </table:table-cell>
          <table:table-cell office:value-type="float" office:value="0.988258963062" calcext:value-type="float">
            <text:p>0.988258963062</text:p>
          </table:table-cell>
          <table:table-cell table:style-name="ce28" office:value-type="float" office:value="0.00000852705395451" calcext:value-type="float">
            <text:p>8.53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74635269821" calcext:value-type="float">
            <text:p>0.974635269821</text:p>
          </table:table-cell>
          <table:table-cell office:value-type="float" office:value="0.974755601893" calcext:value-type="float">
            <text:p>0.974755601893</text:p>
          </table:table-cell>
          <table:table-cell office:value-type="float" office:value="0.974688025593" calcext:value-type="float">
            <text:p>0.974688025593</text:p>
          </table:table-cell>
          <table:table-cell table:style-name="ce28" office:value-type="float" office:value="0.0000286834671872" calcext:value-type="float">
            <text:p>2.87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74622240059" calcext:value-type="float">
            <text:p>0.974622240059</text:p>
          </table:table-cell>
          <table:table-cell office:value-type="float" office:value="0.974780881433" calcext:value-type="float">
            <text:p>0.974780881433</text:p>
          </table:table-cell>
          <table:table-cell office:value-type="float" office:value="0.974690370888" calcext:value-type="float">
            <text:p>0.974690370888</text:p>
          </table:table-cell>
          <table:table-cell table:style-name="ce28" office:value-type="float" office:value="0.0000320260949437" calcext:value-type="float">
            <text:p>3.20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74648336493" calcext:value-type="float">
            <text:p>0.974648336493</text:p>
          </table:table-cell>
          <table:table-cell office:value-type="float" office:value="0.974752564152" calcext:value-type="float">
            <text:p>0.974752564152</text:p>
          </table:table-cell>
          <table:table-cell office:value-type="float" office:value="0.974702371003" calcext:value-type="float">
            <text:p>0.974702371003</text:p>
          </table:table-cell>
          <table:table-cell table:style-name="ce28" office:value-type="float" office:value="0.000029191437265" calcext:value-type="float">
            <text:p>2.9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4051267007" calcext:value-type="float">
            <text:p>0.994051267007</text:p>
          </table:table-cell>
          <table:table-cell office:value-type="float" office:value="0.994052415845" calcext:value-type="float">
            <text:p>0.994052415845</text:p>
          </table:table-cell>
          <table:table-cell office:value-type="float" office:value="0.994051819134" calcext:value-type="float">
            <text:p>0.994051819134</text:p>
          </table:table-cell>
          <table:table-cell table:style-name="ce28" office:value-type="float" office:value="0.000000245413185745" calcext:value-type="float">
            <text:p>2.45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4051339322" calcext:value-type="float">
            <text:p>0.994051339322</text:p>
          </table:table-cell>
          <table:table-cell office:value-type="float" office:value="0.994052107314" calcext:value-type="float">
            <text:p>0.994052107314</text:p>
          </table:table-cell>
          <table:table-cell office:value-type="float" office:value="0.994051804792" calcext:value-type="float">
            <text:p>0.994051804792</text:p>
          </table:table-cell>
          <table:table-cell table:style-name="ce28" office:value-type="float" office:value="0.000000187720967785" calcext:value-type="float">
            <text:p>1.88E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80014382079" calcext:value-type="float">
            <text:p>0.980014382079</text:p>
          </table:table-cell>
          <table:table-cell office:value-type="float" office:value="0.980228928036" calcext:value-type="float">
            <text:p>0.980228928036</text:p>
          </table:table-cell>
          <table:table-cell office:value-type="float" office:value="0.980141836178" calcext:value-type="float">
            <text:p>0.980141836178</text:p>
          </table:table-cell>
          <table:table-cell table:style-name="ce28" office:value-type="float" office:value="0.0000462041345694" calcext:value-type="float">
            <text:p>4.62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50330940338" calcext:value-type="float">
            <text:p>0.950330940338</text:p>
          </table:table-cell>
          <table:table-cell office:value-type="float" office:value="0.954161829103" calcext:value-type="float">
            <text:p>0.954161829103</text:p>
          </table:table-cell>
          <table:table-cell office:value-type="float" office:value="0.952462305694" calcext:value-type="float">
            <text:p>0.952462305694</text:p>
          </table:table-cell>
          <table:table-cell office:value-type="float" office:value="0.000922146353973" calcext:value-type="float">
            <text:p>0.000922146353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83616767067" calcext:value-type="float">
            <text:p>0.983616767067</text:p>
          </table:table-cell>
          <table:table-cell office:value-type="float" office:value="0.986154704597" calcext:value-type="float">
            <text:p>0.986154704597</text:p>
          </table:table-cell>
          <table:table-cell office:value-type="float" office:value="0.985230523378" calcext:value-type="float">
            <text:p>0.985230523378</text:p>
          </table:table-cell>
          <table:table-cell office:value-type="float" office:value="0.00066541227143" calcext:value-type="float">
            <text:p>0.00066541227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40930576547" calcext:value-type="float">
            <text:p>0.740930576547</text:p>
          </table:table-cell>
          <table:table-cell office:value-type="float" office:value="0.848062012167" calcext:value-type="float">
            <text:p>0.848062012167</text:p>
          </table:table-cell>
          <table:table-cell office:value-type="float" office:value="0.819882190971" calcext:value-type="float">
            <text:p>0.819882190971</text:p>
          </table:table-cell>
          <table:table-cell office:value-type="float" office:value="0.0194729361223" calcext:value-type="float">
            <text:p>0.0194729361223</text:p>
          </table:table-cell>
          <table:table-cell table:number-columns-repeated="12"/>
        </table:table-row>
        <table:table-row table:style-name="ro1">
          <table:table-cell/>
          <table:table-cell table:formula="of:=AVERAGE([.B28:.B46])" office:value-type="float" office:value="0.954141689443158" calcext:value-type="float">
            <text:p>0.954141689443158</text:p>
          </table:table-cell>
          <table:table-cell table:formula="of:=AVERAGE([.C28:.C46])" office:value-type="float" office:value="0.967971246535789" calcext:value-type="float">
            <text:p>0.967971246535789</text:p>
          </table:table-cell>
          <table:table-cell table:formula="of:=AVERAGE([.D28:.D46])" office:value-type="float" office:value="0.962945914326368" calcext:value-type="float">
            <text:p>0.962945914326368</text:p>
          </table:table-cell>
          <table:table-cell table:formula="of:=AVERAGE([.E28:.E46])" office:value-type="float" office:value="0.00301228561777821" calcext:value-type="float">
            <text:p>0.00301228561777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0:52:44.39809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7-21T21:00:32.971759807</dc:date>
    <meta:editing-duration>PT16H19M44S</meta:editing-duration>
    <meta:editing-cycles>111</meta:editing-cycles>
    <meta:generator>LibreOffice/6.0.7.3$Linux_X86_64 LibreOffice_project/00m0$Build-3</meta:generator>
    <meta:document-statistic meta:table-count="7" meta:cell-count="117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3:Escalabilidad.N7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2:Escalabilidad.N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3:Escalabilidad_Largo_Plazo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4:Escalabilidad_Largo_Plazo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4:Escalabilidad_Largo_Plazo.F7" chart:label-cell-address="Escalabilidad_Largo_Plazo.F3:Escalabilidad_Largo_Plazo.F3" chart:class="chart:line">
            <chart:data-point chart:repeated="4"/>
          </chart:series>
          <chart:series chart:style-name="ch11" chart:values-cell-range-address="Escalabilidad_Largo_Plazo.G4:Escalabilidad_Largo_Plazo.G7" chart:label-cell-address="Escalabilidad_Largo_Plazo.G3:Escalabilidad_Largo_Plazo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3:Escalabilidad_Largo_Plazo.F3</svg:desc>
                </draw:g>
              </table:table-cell>
              <table:table-cell office:value-type="string">
                <text:p>VSD-MOEA/D</text:p>
                <draw:g>
                  <svg:desc>Escalabilidad_Largo_Plazo.G3:Escalabilidad_Largo_Plazo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4:Escalabilidad_Largo_Plazo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.F4:Escalabilidad_Largo_Plazo.F7</svg:desc>
                </draw:g>
              </table:table-cell>
              <table:table-cell office:value-type="float" office:value="0.973587807329957">
                <text:p>0.973587807329957</text:p>
                <draw:g>
                  <svg:desc>Escalabilidad_Largo_Plazo.G4:Escalabilidad_Largo_Plazo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2200838213739">
                <text:p>0.9622008382137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47452278044696">
                <text:p>0.947452278044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38737997223043">
                <text:p>0.93873799722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12:Escalabilidad_Largo_Plazo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13:Escalabilidad_Largo_Plazo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13:Escalabilidad_Largo_Plazo.F16" chart:label-cell-address="Escalabilidad_Largo_Plazo.F12:Escalabilidad_Largo_Plazo.F12" chart:class="chart:line">
            <chart:data-point chart:repeated="4"/>
          </chart:series>
          <chart:series chart:style-name="ch11" chart:values-cell-range-address="Escalabilidad_Largo_Plazo.G13:Escalabilidad_Largo_Plazo.G16" chart:label-cell-address="Escalabilidad_Largo_Plazo.G12:Escalabilidad_Largo_Plazo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12:Escalabilidad_Largo_Plazo.F12</svg:desc>
                </draw:g>
              </table:table-cell>
              <table:table-cell office:value-type="string">
                <text:p>VSD-MOEA/D</text:p>
                <draw:g>
                  <svg:desc>Escalabilidad_Largo_Plazo.G12:Escalabilidad_Largo_Plazo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13:Escalabilidad_Largo_Plazo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.F13:Escalabilidad_Largo_Plazo.F16</svg:desc>
                </draw:g>
              </table:table-cell>
              <table:table-cell office:value-type="float" office:value="0.899805303282263">
                <text:p>0.899805303282263</text:p>
                <draw:g>
                  <svg:desc>Escalabilidad_Largo_Plazo.G13:Escalabilidad_Largo_Plazo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76309023615842">
                <text:p>0.8763090236158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45025383899895">
                <text:p>0.845025383899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30963329976842">
                <text:p>0.830963329976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Effecto del factor de distancia inicial</text:p>
        </chart:title>
        <chart:legend chart:legend-position="end" svg:x="12.989cm" svg:y="3.952cm" style:legend-expansion="high" chart:style-name="ch3"/>
        <chart:plot-area chart:style-name="ch4" table:cell-range-address="'Factor de distancia inicial'.A52:'Factor de distancia inicial'.L54" chart:data-source-has-labels="both" svg:x="1.331cm" svg:y="1.275cm" svg:width="11.338cm" svg:height="6.564cm">
          <chartooo:coordinate-region svg:x="2.614cm" svg:y="1.474cm" svg:width="9.815cm" svg:height="5.718cm"/>
          <chart:axis chart:dimension="x" chart:name="primary-x" chart:style-name="ch5" chartooo:axis-type="auto">
            <chartooo:date-scale/>
            <chart:title svg:x="5.117cm" svg:y="8.019cm" chart:style-name="ch6">
              <text:p>Factor de distancia inicial</text:p>
            </chart:title>
            <chart:categories table:cell-range-address="'Factor de distancia inicial'.B52:'Factor de distancia inicial'.L52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'Factor de distancia inicial'.B53:'Factor de distancia inicial'.L53" chart:label-cell-address="'Factor de distancia inicial'.A53:'Factor de distancia inicial'.A53" chart:class="chart:line">
            <chart:data-point chart:repeated="11"/>
          </chart:series>
          <chart:series chart:style-name="ch11" chart:values-cell-range-address="'Factor de distancia inicial'.B54:'Factor de distancia inicial'.L54" chart:label-cell-address="'Factor de distancia inicial'.A54:'Factor de distancia inicial'.A5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actor de distancia inicial'.B52:'Factor de distancia inicial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etivos</text:p>
                <draw:g>
                  <svg:desc>'Factor de distancia inicial'.A53:'Factor de distancia inicial'.A53</svg:desc>
                </draw:g>
              </table:table-cell>
              <table:table-cell office:value-type="float" office:value="0.872307909253348">
                <text:p>0.872307909253348</text:p>
                <draw:g>
                  <svg:desc>'Factor de distancia inicial'.B53:'Factor de distancia inicial'.L53</svg:desc>
                </draw:g>
              </table:table-cell>
              <table:table-cell office:value-type="float" office:value="0.944839663367261">
                <text:p>0.944839663367261</text:p>
              </table:table-cell>
              <table:table-cell office:value-type="float" office:value="0.970543253214261">
                <text:p>0.970543253214261</text:p>
              </table:table-cell>
              <table:table-cell office:value-type="float" office:value="0.972104195789696">
                <text:p>0.972104195789696</text:p>
              </table:table-cell>
              <table:table-cell office:value-type="float" office:value="0.973288149174826">
                <text:p>0.973288149174826</text:p>
              </table:table-cell>
              <table:table-cell office:value-type="float" office:value="0.973990731513087">
                <text:p>0.973990731513087</text:p>
              </table:table-cell>
              <table:table-cell office:value-type="float" office:value="0.974532696666783">
                <text:p>0.974532696666783</text:p>
              </table:table-cell>
              <table:table-cell office:value-type="float" office:value="0.974096687173739">
                <text:p>0.974096687173739</text:p>
              </table:table-cell>
              <table:table-cell office:value-type="float" office:value="0.973625597439782">
                <text:p>0.973625597439782</text:p>
              </table:table-cell>
              <table:table-cell office:value-type="float" office:value="0.973340768576696">
                <text:p>0.973340768576696</text:p>
              </table:table-cell>
              <table:table-cell office:value-type="float" office:value="0.973750651589435">
                <text:p>0.973750651589435</text:p>
              </table:table-cell>
            </table:table-row>
            <table:table-row>
              <table:table-cell office:value-type="string">
                <text:p>3 objetivos</text:p>
                <draw:g>
                  <svg:desc>'Factor de distancia inicial'.A54:'Factor de distancia inicial'.A54</svg:desc>
                </draw:g>
              </table:table-cell>
              <table:table-cell office:value-type="float" office:value="0.851061015873263">
                <text:p>0.851061015873263</text:p>
                <draw:g>
                  <svg:desc>'Factor de distancia inicial'.B54:'Factor de distancia inicial'.L54</svg:desc>
                </draw:g>
              </table:table-cell>
              <table:table-cell office:value-type="float" office:value="0.890506791232">
                <text:p>0.890506791232</text:p>
              </table:table-cell>
              <table:table-cell office:value-type="float" office:value="0.905060176259842">
                <text:p>0.905060176259842</text:p>
              </table:table-cell>
              <table:table-cell office:value-type="float" office:value="0.907455733733947">
                <text:p>0.907455733733947</text:p>
              </table:table-cell>
              <table:table-cell office:value-type="float" office:value="0.911759274244631">
                <text:p>0.911759274244631</text:p>
              </table:table-cell>
              <table:table-cell office:value-type="float" office:value="0.911813047582421">
                <text:p>0.911813047582421</text:p>
              </table:table-cell>
              <table:table-cell office:value-type="float" office:value="0.912528981687947">
                <text:p>0.912528981687947</text:p>
              </table:table-cell>
              <table:table-cell office:value-type="float" office:value="0.911903313694842">
                <text:p>0.911903313694842</text:p>
              </table:table-cell>
              <table:table-cell office:value-type="float" office:value="0.911923843465158">
                <text:p>0.911923843465158</text:p>
              </table:table-cell>
              <table:table-cell office:value-type="float" office:value="0.910653753046">
                <text:p>0.910653753046</text:p>
              </table:table-cell>
              <table:table-cell office:value-type="float" office:value="0.910010390741947">
                <text:p>0.910010390741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96:Tuning.G101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97:Tuning.C101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97:Tuning.D101" chart:label-cell-address="Tuning.D96:Tuning.D96" chart:class="chart:bar">
            <chart:data-point chart:repeated="5"/>
          </chart:series>
          <chart:series chart:style-name="ch11" chart:values-cell-range-address="Tuning.E97:Tuning.E101" chart:label-cell-address="Tuning.E96:Tuning.E96" chart:class="chart:bar">
            <chart:data-point chart:repeated="5"/>
          </chart:series>
          <chart:series chart:style-name="ch12" chart:values-cell-range-address="Tuning.F97:Tuning.F101" chart:label-cell-address="Tuning.F96:Tuning.F96" chart:class="chart:bar">
            <chart:data-point chart:repeated="5"/>
          </chart:series>
          <chart:series chart:style-name="ch13" chart:values-cell-range-address="Tuning.G97:Tuning.G101" chart:label-cell-address="Tuning.G96:Tuning.G9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96:Tuning.D96</svg:desc>
                </draw:g>
              </table:table-cell>
              <table:table-cell office:value-type="string">
                <text:p>0.5</text:p>
                <draw:g>
                  <svg:desc>Tuning.E96:Tuning.E96</svg:desc>
                </draw:g>
              </table:table-cell>
              <table:table-cell office:value-type="string">
                <text:p>0.75</text:p>
                <draw:g>
                  <svg:desc>Tuning.F96:Tuning.F96</svg:desc>
                </draw:g>
              </table:table-cell>
              <table:table-cell office:value-type="string">
                <text:p>1</text:p>
                <draw:g>
                  <svg:desc>Tuning.G96:Tuning.G9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97:Tuning.C101</svg:desc>
                </draw:g>
              </table:table-cell>
              <table:table-cell office:value-type="float" office:value="0.962230883422043">
                <text:p>0.962230883422043</text:p>
                <draw:g>
                  <svg:desc>Tuning.D97:Tuning.D101</svg:desc>
                </draw:g>
              </table:table-cell>
              <table:table-cell office:value-type="float" office:value="0.963606507932565">
                <text:p>0.963606507932565</text:p>
                <draw:g>
                  <svg:desc>Tuning.E97:Tuning.E101</svg:desc>
                </draw:g>
              </table:table-cell>
              <table:table-cell office:value-type="float" office:value="0.963651310218696">
                <text:p>0.963651310218696</text:p>
                <draw:g>
                  <svg:desc>Tuning.F97:Tuning.F101</svg:desc>
                </draw:g>
              </table:table-cell>
              <table:table-cell office:value-type="float" office:value="0.952860088365044">
                <text:p>0.952860088365044</text:p>
                <draw:g>
                  <svg:desc>Tuning.G97:Tuning.G101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31996815464652">
                <text:p>0.931996815464652</text:p>
              </table:table-cell>
              <table:table-cell office:value-type="float" office:value="0.932229230745087">
                <text:p>0.932229230745087</text:p>
              </table:table-cell>
              <table:table-cell office:value-type="float" office:value="0.937645457499478">
                <text:p>0.937645457499478</text:p>
              </table:table-cell>
              <table:table-cell office:value-type="float" office:value="0.923367755300478">
                <text:p>0.9233677553004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27130173044">
                <text:p>0.927130173044</text:p>
              </table:table-cell>
              <table:table-cell office:value-type="float" office:value="0.916520352559174">
                <text:p>0.916520352559174</text:p>
              </table:table-cell>
              <table:table-cell office:value-type="float" office:value="0.916437467297565">
                <text:p>0.916437467297565</text:p>
              </table:table-cell>
              <table:table-cell office:value-type="float" office:value="0.903818577932391">
                <text:p>0.9038185779323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21073192825652">
                <text:p>0.921073192825652</text:p>
              </table:table-cell>
              <table:table-cell office:value-type="float" office:value="0.913100526456522">
                <text:p>0.913100526456522</text:p>
              </table:table-cell>
              <table:table-cell office:value-type="float" office:value="0.909197105254391">
                <text:p>0.909197105254391</text:p>
              </table:table-cell>
              <table:table-cell office:value-type="float" office:value="0.893182433609869">
                <text:p>0.8931824336098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2037136554696">
                <text:p>0.902037136554696</text:p>
              </table:table-cell>
              <table:table-cell office:value-type="float" office:value="0.904438129601522">
                <text:p>0.904438129601522</text:p>
              </table:table-cell>
              <table:table-cell office:value-type="float" office:value="0.894813593712043">
                <text:p>0.894813593712043</text:p>
              </table:table-cell>
              <table:table-cell office:value-type="float" office:value="0.886995354686087">
                <text:p>0.886995354686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111:Tuning.G116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112:Tuning.C116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112:Tuning.D116" chart:label-cell-address="Tuning.D111:Tuning.D111" chart:class="chart:bar">
            <chart:data-point chart:repeated="5"/>
          </chart:series>
          <chart:series chart:style-name="ch11" chart:values-cell-range-address="Tuning.E112:Tuning.E116" chart:label-cell-address="Tuning.E111:Tuning.E111" chart:class="chart:bar">
            <chart:data-point chart:repeated="5"/>
          </chart:series>
          <chart:series chart:style-name="ch12" chart:values-cell-range-address="Tuning.F112:Tuning.F116" chart:label-cell-address="Tuning.F111:Tuning.F111" chart:class="chart:bar">
            <chart:data-point chart:repeated="5"/>
          </chart:series>
          <chart:series chart:style-name="ch13" chart:values-cell-range-address="Tuning.G112:Tuning.G116" chart:label-cell-address="Tuning.G111:Tuning.G1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111:Tuning.D111</svg:desc>
                </draw:g>
              </table:table-cell>
              <table:table-cell office:value-type="string">
                <text:p>0.5</text:p>
                <draw:g>
                  <svg:desc>Tuning.E111:Tuning.E111</svg:desc>
                </draw:g>
              </table:table-cell>
              <table:table-cell office:value-type="string">
                <text:p>0.75</text:p>
                <draw:g>
                  <svg:desc>Tuning.F111:Tuning.F111</svg:desc>
                </draw:g>
              </table:table-cell>
              <table:table-cell office:value-type="string">
                <text:p>1</text:p>
                <draw:g>
                  <svg:desc>Tuning.G111:Tuning.G1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112:Tuning.C116</svg:desc>
                </draw:g>
              </table:table-cell>
              <table:table-cell office:value-type="float" office:value="0.854790678219635">
                <text:p>0.854790678219635</text:p>
                <draw:g>
                  <svg:desc>Tuning.D112:Tuning.D116</svg:desc>
                </draw:g>
              </table:table-cell>
              <table:table-cell office:value-type="float" office:value="0.868090227577087">
                <text:p>0.868090227577087</text:p>
                <draw:g>
                  <svg:desc>Tuning.E112:Tuning.E116</svg:desc>
                </draw:g>
              </table:table-cell>
              <table:table-cell office:value-type="float" office:value="0.859994942714913">
                <text:p>0.859994942714913</text:p>
                <draw:g>
                  <svg:desc>Tuning.F112:Tuning.F116</svg:desc>
                </draw:g>
              </table:table-cell>
              <table:table-cell office:value-type="float" office:value="0.850054818642609">
                <text:p>0.850054818642609</text:p>
                <draw:g>
                  <svg:desc>Tuning.G112:Tuning.G11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884783049121778">
                <text:p>0.884783049121778</text:p>
              </table:table-cell>
              <table:table-cell office:value-type="float" office:value="0.898993845932304">
                <text:p>0.898993845932304</text:p>
              </table:table-cell>
              <table:table-cell office:value-type="float" office:value="0.900627497506783">
                <text:p>0.900627497506783</text:p>
              </table:table-cell>
              <table:table-cell office:value-type="float" office:value="0.886294678119913">
                <text:p>0.8862946781199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93336056198878">
                <text:p>0.893336056198878</text:p>
              </table:table-cell>
              <table:table-cell office:value-type="float" office:value="0.909888953235826">
                <text:p>0.909888953235826</text:p>
              </table:table-cell>
              <table:table-cell office:value-type="float" office:value="0.910484699075913">
                <text:p>0.910484699075913</text:p>
              </table:table-cell>
              <table:table-cell office:value-type="float" office:value="0.898682459937565">
                <text:p>0.8986824599375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97379843144543">
                <text:p>0.897379843144543</text:p>
              </table:table-cell>
              <table:table-cell office:value-type="float" office:value="0.911180773375639">
                <text:p>0.911180773375639</text:p>
              </table:table-cell>
              <table:table-cell office:value-type="float" office:value="0.911289333474348">
                <text:p>0.911289333474348</text:p>
              </table:table-cell>
              <table:table-cell office:value-type="float" office:value="0.897301902137957">
                <text:p>0.89730190213795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7013487367487">
                <text:p>0.877013487367487</text:p>
              </table:table-cell>
              <table:table-cell office:value-type="float" office:value="0.894572696355918">
                <text:p>0.894572696355918</text:p>
              </table:table-cell>
              <table:table-cell office:value-type="float" office:value="0.889947341744822">
                <text:p>0.889947341744822</text:p>
              </table:table-cell>
              <table:table-cell office:value-type="float" office:value="0.880909526742778">
                <text:p>0.8809095267427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